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Mono" svg:font-family="'Liberation Mono', 'Courier New', 'DejaVu Sans Mono', 'Lucida Sans Typewriter'" style:font-family-generic="modern" style:font-pitch="fixed"/>
    <style:font-face style:name="Lucida Console" svg:font-family="'Lucida Console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283in"/>
    </style:style>
    <style:style style:name="co3" style:family="table-column">
      <style:table-column-properties fo:break-before="auto" style:column-width="0.9945in"/>
    </style:style>
    <style:style style:name="co4" style:family="table-column">
      <style:table-column-properties fo:break-before="auto" style:column-width="1.3035in"/>
    </style:style>
    <style:style style:name="co5" style:family="table-column">
      <style:table-column-properties fo:break-before="auto" style:column-width="0.6516in"/>
    </style:style>
    <style:style style:name="co6" style:family="table-column">
      <style:table-column-properties fo:break-before="auto" style:column-width="2.3063in"/>
    </style:style>
    <style:style style:name="co7" style:family="table-column">
      <style:table-column-properties fo:break-before="auto" style:column-width="0.9772in"/>
    </style:style>
    <style:style style:name="co8" style:family="table-column">
      <style:table-column-properties fo:break-before="auto" style:column-width="0.9689in"/>
    </style:style>
    <style:style style:name="co9" style:family="table-column">
      <style:table-column-properties fo:break-before="auto" style:column-width="1.178in"/>
    </style:style>
    <style:style style:name="co10" style:family="table-column">
      <style:table-column-properties fo:break-before="auto" style:column-width="1.1693in"/>
    </style:style>
    <style:style style:name="co11" style:family="table-column">
      <style:table-column-properties fo:break-before="auto" style:column-width="1.0445in"/>
    </style:style>
    <style:style style:name="co12" style:family="table-column">
      <style:table-column-properties fo:break-before="auto" style:column-width="1.2618in"/>
    </style:style>
    <style:style style:name="co13" style:family="table-column">
      <style:table-column-properties fo:break-before="auto" style:column-width="0.9854in"/>
    </style:style>
    <style:style style:name="co14" style:family="table-column">
      <style:table-column-properties fo:break-before="auto" style:column-width="1.2866in"/>
    </style:style>
    <style:style style:name="co15" style:family="table-column">
      <style:table-column-properties fo:break-before="auto" style:column-width="1.3118in"/>
    </style:style>
    <style:style style:name="co16" style:family="table-column">
      <style:table-column-properties fo:break-before="auto" style:column-width="1.028in"/>
    </style:style>
    <style:style style:name="co17" style:family="table-column">
      <style:table-column-properties fo:break-before="auto" style:column-width="1.278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425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11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112" style:family="table-cell" style:parent-style-name="Default" style:data-style-name="N132">
      <style:table-cell-properties style:text-align-source="fix" style:repeat-content="false" fo:border="0.06pt solid #000000"/>
      <style:paragraph-properties fo:text-align="center" fo:margin-left="0in"/>
    </style:style>
    <style:style style:name="ce113" style:family="table-cell" style:parent-style-name="Default" style:data-style-name="N11">
      <style:table-cell-properties style:text-align-source="fix" style:repeat-content="false" fo:border="0.06pt solid #000000"/>
      <style:paragraph-properties fo:text-align="center" fo:margin-left="0in"/>
    </style:style>
    <style:style style:name="ce114" style:family="table-cell" style:parent-style-name="Default">
      <style:table-cell-properties fo:border="0.06pt solid #000000"/>
    </style:style>
    <style:style style:name="ce11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1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13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f6f9d4" style:text-align-source="fix" style:repeat-content="false" fo:wrap-option="no-wrap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37" style:family="table-cell" style:parent-style-name="Default">
      <style:table-cell-properties fo:background-color="#f6f9d4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139" style:family="table-cell" style:parent-style-name="Default" style:data-style-name="N134">
      <style:table-cell-properties fo:background-color="#f6f9d4" style:text-align-source="fix" style:repeat-content="false" fo:border="0.06pt solid #000000"/>
      <style:paragraph-properties fo:text-align="center" fo:margin-left="0in"/>
      <style:text-properties fo:font-weight="normal" style:font-weight-asian="normal" style:font-weight-complex="normal"/>
    </style:style>
    <style:style style:name="ce140" style:family="table-cell" style:parent-style-name="Default" style:data-style-name="N134">
      <style:table-cell-properties fo:background-color="#f6f9d4" style:text-align-source="fix" style:repeat-content="false" fo:border="0.06pt solid #000000"/>
      <style:paragraph-properties fo:text-align="center" fo:margin-left="0in"/>
    </style:style>
    <style:style style:name="ce141" style:family="table-cell" style:parent-style-name="Default">
      <style:table-cell-properties fo:background-color="#ffffd7" style:text-align-source="fix" style:repeat-content="false" fo:border="0.06pt solid #000000"/>
      <style:paragraph-properties fo:text-align="center" fo:margin-left="0in"/>
      <style:text-properties fo:font-weight="normal" style:font-weight-asian="normal" style:font-weight-complex="normal"/>
    </style:style>
    <style:style style:name="ce15" style:family="table-cell" style:parent-style-name="Default">
      <style:table-cell-properties fo:background-color="#dde8cb"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1" style:family="table-cell" style:parent-style-name="Default">
      <style:table-cell-properties fo:background-color="#dde8cb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32" style:family="table-cell" style:parent-style-name="Default" style:data-style-name="N132">
      <style:table-cell-properties fo:background-color="#dde8cb" style:text-align-source="fix" style:repeat-content="false" fo:border="0.06pt solid #000000"/>
      <style:paragraph-properties fo:text-align="center" fo:margin-left="0in"/>
      <style:text-properties fo:font-weight="normal" style:font-weight-asian="normal" style:font-weight-complex="normal"/>
    </style:style>
    <style:style style:name="ce145" style:family="table-cell" style:parent-style-name="Default" style:data-style-name="N132">
      <style:table-cell-properties fo:background-color="#dde8cb" style:text-align-source="fix" style:repeat-content="false" fo:border="0.06pt solid #000000"/>
      <style:paragraph-properties fo:text-align="center" fo:margin-left="0in"/>
    </style:style>
    <style:style style:name="ce19" style:family="table-cell" style:parent-style-name="Default">
      <style:table-cell-properties fo:background-color="#f7d1d5"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f7d1d5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149" style:family="table-cell" style:parent-style-name="Default">
      <style:table-cell-properties fo:background-color="#f7d1d5" style:text-align-source="fix" style:repeat-content="false" fo:border="0.06pt solid #000000"/>
      <style:paragraph-properties fo:text-align="center" fo:margin-left="0in"/>
    </style:style>
    <style:style style:name="ce150" style:family="table-cell" style:parent-style-name="Default">
      <style:table-cell-properties fo:background-color="#f6f9d4" style:text-align-source="fix" style:repeat-content="false" fo:border="0.06pt solid #000000"/>
      <style:paragraph-properties fo:text-align="center" fo:margin-left="0in"/>
    </style:style>
    <style:style style:name="ce122" style:family="table-cell" style:parent-style-name="Default">
      <style:table-cell-properties fo:background-color="#dde8cb" style:text-align-source="fix" style:repeat-content="false" fo:border="0.06pt solid #000000"/>
      <style:paragraph-properties fo:text-align="center" fo:margin-left="0in"/>
    </style:style>
    <style:style style:name="ce151" style:family="table-cell" style:parent-style-name="Default" style:data-style-name="N134">
      <style:table-cell-properties fo:background-color="#f7d1d5" style:text-align-source="fix" style:repeat-content="false" fo:border="0.06pt solid #000000"/>
      <style:paragraph-properties fo:text-align="center" fo:margin-left="0in"/>
    </style:style>
    <style:style style:name="ce152" style:family="table-cell" style:parent-style-name="Default" style:data-style-name="N134">
      <style:table-cell-properties fo:background-color="#f7d1d5" style:text-align-source="fix" style:repeat-content="false" fo:border="0.06pt solid #000000"/>
      <style:paragraph-properties fo:text-align="center" fo:margin-left="0in"/>
      <style:text-properties fo:font-weight="normal" style:font-weight-asian="normal" style:font-weight-complex="normal"/>
    </style:style>
    <style:style style:name="ce153" style:family="table-cell" style:parent-style-name="Default" style:data-style-name="N134">
      <style:table-cell-properties fo:background-color="#dde8cb" style:text-align-source="fix" style:repeat-content="false" fo:border="0.06pt solid #000000"/>
      <style:paragraph-properties fo:text-align="center" fo:margin-left="0in"/>
      <style:text-properties fo:font-weight="normal" style:font-weight-asian="normal" style:font-weight-complex="normal"/>
    </style:style>
    <style:style style:name="ce155" style:family="table-cell" style:parent-style-name="Default">
      <style:table-cell-properties fo:background-color="#ffffd7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156" style:family="table-cell" style:parent-style-name="Default" style:data-style-name="N134">
      <style:table-cell-properties fo:background-color="#ffffd7" style:text-align-source="fix" style:repeat-content="false" fo:border="0.06pt solid #000000"/>
      <style:paragraph-properties fo:text-align="center" fo:margin-left="0in"/>
    </style:style>
    <style:style style:name="ce157" style:family="table-cell" style:parent-style-name="Default" style:data-style-name="N134">
      <style:table-cell-properties fo:background-color="#dde8cb" style:text-align-source="fix" style:repeat-content="false" fo:border="0.06pt solid #000000"/>
      <style:paragraph-properties fo:text-align="center" fo:margin-left="0in"/>
    </style:style>
    <style:style style:name="ce158" style:family="table-cell" style:parent-style-name="Default" style:data-style-name="N134">
      <style:table-cell-properties fo:background-color="#ffd7d7" style:text-align-source="fix" style:repeat-content="false" fo:border="0.06pt solid #000000"/>
      <style:paragraph-properties fo:text-align="center" fo:margin-left="0in"/>
      <style:text-properties fo:font-weight="normal" style:font-weight-asian="normal" style:font-weight-complex="normal"/>
    </style:style>
    <style:style style:name="ce159" style:family="table-cell" style:parent-style-name="Default" style:data-style-name="N134">
      <style:table-cell-properties fo:background-color="#ffd7d7" style:text-align-source="fix" style:repeat-content="false" fo:border="0.06pt solid #000000"/>
      <style:paragraph-properties fo:text-align="center" fo:margin-left="0in"/>
    </style:style>
    <style:style style:name="ce160" style:family="table-cell" style:parent-style-name="Default">
      <style:table-cell-properties fo:background-color="#dde8cb" style:text-align-source="fix" style:repeat-content="false" fo:border="0.06pt solid #000000"/>
      <style:paragraph-properties fo:text-align="center" fo:margin-left="0in"/>
      <style:text-properties fo:font-weight="normal" style:font-weight-asian="normal" style:font-weight-complex="normal"/>
    </style:style>
    <style:style style:name="ce161" style:family="table-cell" style:parent-style-name="Default">
      <style:table-cell-properties fo:background-color="#ffd7d7" style:text-align-source="fix" style:repeat-content="false" fo:border="0.06pt solid #000000"/>
      <style:paragraph-properties fo:text-align="center" fo:margin-left="0in"/>
    </style:style>
    <style:style style:name="ce162" style:family="table-cell" style:parent-style-name="Default" style:data-style-name="N134">
      <style:table-cell-properties fo:background-color="#ffffd7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154" style:family="table-cell" style:parent-style-name="Default" style:data-style-name="N134">
      <style:table-cell-properties fo:background-color="#dde8cb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164" style:family="table-cell" style:parent-style-name="Default" style:data-style-name="N134">
      <style:table-cell-properties fo:background-color="#f7d1d5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57" style:family="table-cell" style:parent-style-name="Default" style:data-style-name="N134">
      <style:table-cell-properties fo:background-color="#f7d1d5" style:text-align-source="fix" style:repeat-content="false" fo:border="0.06pt solid #000000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42" style:family="table-cell" style:parent-style-name="Default" style:data-style-name="N134">
      <style:table-cell-properties fo:background-color="#f7d1d5" style:text-align-source="fix" style:repeat-content="false" fo:border="0.06pt solid #000000"/>
      <style:paragraph-properties fo:text-align="center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62" style:family="table-cell" style:parent-style-name="Default">
      <style:table-cell-properties fo:background-color="#ffd7d7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65" style:family="table-cell" style:parent-style-name="Default" style:data-style-name="N134">
      <style:table-cell-properties fo:background-color="#ffd7d7" style:text-align-source="fix" style:repeat-content="false" fo:border="0.06pt solid #000000"/>
      <style:paragraph-properties fo:text-align="center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45" style:family="table-cell" style:parent-style-name="Default">
      <style:table-cell-properties fo:background-color="#dde8cb"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 style:data-style-name="N134">
      <style:table-cell-properties fo:background-color="#ffd7d7" style:text-align-source="fix" style:repeat-content="false" fo:border="0.06pt solid #000000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48" style:family="table-cell" style:parent-style-name="Default">
      <style:table-cell-properties fo:background-color="#ffd7d7" style:text-align-source="fix" style:repeat-content="false" fo:border="0.06pt solid #000000"/>
      <style:paragraph-properties fo:text-align="center" fo:margin-left="0in"/>
      <style:text-properties fo:font-weight="normal" style:font-weight-asian="normal" style:font-weight-complex="normal"/>
    </style:style>
    <style:style style:name="ce49" style:family="table-cell" style:parent-style-name="Default" style:data-style-name="N134">
      <style:table-cell-properties fo:background-color="#ffd7d7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11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118" style:family="table-cell" style:parent-style-name="Default">
      <style:table-cell-properties fo:background-color="#e8f2a1" style:text-align-source="fix" style:repeat-content="false" fo:border="0.06pt solid #000000" style:vertical-align="middle"/>
      <style:paragraph-properties fo:text-align="center" fo:margin-left="0in"/>
    </style:style>
    <style:style style:name="ce10" style:family="table-cell" style:parent-style-name="Default">
      <style:table-cell-properties fo:background-color="#e8f2a1" style:text-align-source="fix" style:repeat-content="false" fo:border="0.06pt solid #000000"/>
      <style:paragraph-properties fo:text-align="center" fo:margin-left="0in"/>
    </style:style>
    <style:style style:name="ce5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19" style:family="table-cell" style:parent-style-name="Default">
      <style:table-cell-properties fo:background-color="#e8f2a1" style:text-align-source="fix" style:repeat-content="false" fo:border="0.06pt solid #000000"/>
      <style:paragraph-properties fo:text-align="center" fo:margin-left="0in"/>
    </style:style>
    <style:style style:name="ce123" style:family="table-cell" style:parent-style-name="Default">
      <style:table-cell-properties fo:background-color="#dde8cb"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4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text-line-through-type="none" style:font-name="Lucida Console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Lucida Console" style:font-size-asian="9pt" style:language-asian="none" style:country-asian="none" style:font-style-asian="normal" style:font-weight-asian="normal" style:font-name-complex="Lucida Console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in"/>
    </style:style>
    <style:style style:name="ce126" style:family="table-cell" style:parent-style-name="Default" style:data-style-name="N134">
      <style:table-cell-properties fo:background-color="#ffffff" style:text-align-source="fix" style:repeat-content="false" fo:border="0.06pt solid #000000"/>
      <style:paragraph-properties fo:text-align="center" fo:margin-left="0in"/>
    </style:style>
    <style:style style:name="ce128" style:family="table-cell" style:parent-style-name="Default" style:data-style-name="N134">
      <style:table-cell-properties style:text-align-source="fix" style:repeat-content="false" fo:border="0.06pt solid #000000"/>
      <style:paragraph-properties fo:text-align="center" fo:margin-left="0in"/>
    </style:style>
    <style:style style:name="ce129" style:family="table-cell" style:parent-style-name="Default" style:data-style-name="N134">
      <style:table-cell-properties fo:background-color="#e8f2a1" style:text-align-source="fix" style:repeat-content="false" fo:border="0.06pt solid #000000"/>
      <style:paragraph-properties fo:text-align="center" fo:margin-left="0in"/>
    </style:style>
    <style:style style:name="ce130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2" style:family="table-cell" style:parent-style-name="Default" style:data-style-name="N134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51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167" style:family="table-cell" style:parent-style-name="Default">
      <style:table-cell-properties fo:background-color="#f6f9d4"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68" style:family="table-cell" style:parent-style-name="Default" style:data-style-name="N134">
      <style:table-cell-properties fo:background-color="#f6f9d4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169" style:family="table-cell" style:parent-style-name="Default">
      <style:table-cell-properties fo:background-color="#fff5ce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170" style:family="table-cell" style:parent-style-name="Default" style:data-style-name="N132">
      <style:table-cell-properties fo:background-color="#fff5ce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142" style:family="table-cell" style:parent-style-name="Default">
      <style:table-cell-properties fo:background-color="#dde8cb"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46" style:family="table-cell" style:parent-style-name="Default">
      <style:table-cell-properties fo:background-color="#f7d1d5"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63" style:family="table-cell" style:parent-style-name="Default">
      <style:table-cell-properties fo:background-color="#dde8cb" fo:border="0.06pt solid #000000"/>
    </style:style>
    <style:style style:name="ce165" style:family="table-cell" style:parent-style-name="Default">
      <style:table-cell-properties fo:background-color="#f7d1d5" fo:border="0.06pt solid #000000"/>
    </style:style>
    <style:style style:name="ce171" style:family="table-cell" style:parent-style-name="Default" style:data-style-name="N132">
      <style:table-cell-properties fo:background-color="#e8f2a1" style:text-align-source="fix" style:repeat-content="false" fo:border="0.06pt solid #000000"/>
      <style:paragraph-properties fo:text-align="center" fo:margin-left="0in"/>
    </style:style>
    <style:style style:name="ce172" style:family="table-cell" style:parent-style-name="Default" style:data-style-name="N132">
      <style:table-cell-properties fo:background-color="#dde8cb"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59" style:family="table-cell" style:parent-style-name="Default" style:data-style-name="N61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7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60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Lucida Console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Lucida Console" style:font-size-asian="9pt" style:language-asian="none" style:country-asian="none" style:font-style-asian="normal" style:font-weight-asian="normal" style:font-name-complex="Lucida Console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in"/>
    </style:style>
    <style:style style:name="ce7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</style:style>
    <style:style style:name="ce173" style:family="table-cell" style:parent-style-name="Default">
      <style:table-cell-properties fo:background-color="#dde8cb" style:text-align-source="fix" style:repeat-content="false" fo:border="0.06pt solid #000000"/>
      <style:paragraph-properties fo:text-align="center" fo:margin-left="0in"/>
      <style:text-properties style:font-name="Lucida Console" fo:font-size="9pt" style:font-name-asian="Lucida Console" style:font-size-asian="9pt" style:font-name-complex="Lucida Console" style:font-size-complex="9pt"/>
    </style:style>
    <style:style style:name="ce6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Lucida Console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Lucida Console" style:font-size-asian="9pt" style:language-asian="none" style:country-asian="none" style:font-style-asian="normal" style:font-weight-asian="normal" style:font-name-complex="Lucida Console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Lucida Console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Lucida Console" style:font-size-asian="9pt" style:language-asian="none" style:country-asian="none" style:font-style-asian="normal" style:font-weight-asian="normal" style:font-name-complex="Lucida Console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8" style:family="table-cell" style:parent-style-name="Default">
      <style:table-cell-properties fo:background-color="#ffff00" fo:border="0.06pt solid #000000"/>
    </style:style>
    <style:style style:name="ce79" style:family="table-cell" style:parent-style-name="Default">
      <style:table-cell-properties fo:background-color="transparent" fo:border="0.06pt solid #000000"/>
    </style:style>
    <style:style style:name="ce102" style:family="table-cell" style:parent-style-name="Default">
      <style:table-cell-properties fo:background-color="#fff5ce" style:text-align-source="fix" style:repeat-content="false" fo:border="0.06pt solid #000000"/>
      <style:paragraph-properties fo:text-align="center" fo:margin-left="0in"/>
    </style:style>
    <style:style style:name="ce103" style:family="table-cell" style:parent-style-name="Default" style:data-style-name="N134">
      <style:table-cell-properties fo:background-color="#fff5ce" style:text-align-source="fix" style:repeat-content="false" fo:border="0.06pt solid #000000"/>
      <style:paragraph-properties fo:text-align="center" fo:margin-left="0in"/>
    </style:style>
    <style:style style:name="ce104" style:family="table-cell" style:parent-style-name="Default">
      <style:table-cell-properties fo:background-color="#fff5ce" fo:border="0.06pt solid #000000"/>
    </style:style>
    <style:style style:name="ce105" style:family="table-cell" style:parent-style-name="Default">
      <style:table-cell-properties fo:background-color="#fff5ce"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 style:data-style-name="N134">
      <style:table-cell-properties fo:background-color="#ffbf00" style:text-align-source="fix" style:repeat-content="false" fo:border="0.06pt solid #000000"/>
      <style:paragraph-properties fo:text-align="center" fo:margin-left="0in"/>
    </style:style>
    <style:style style:name="ce9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99" style:family="table-cell" style:parent-style-name="Default">
      <style:table-cell-properties fo:background-color="#f6f9d4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XGBoost" table:style-name="ta1">
        <table:table-column table:style-name="co1" table:default-cell-style-name="ce111"/>
        <table:table-column table:style-name="co2" table:default-cell-style-name="ce111"/>
        <table:table-column table:style-name="co3" table:default-cell-style-name="ce111"/>
        <table:table-column table:style-name="co4" table:default-cell-style-name="ce112"/>
        <table:table-column table:style-name="co1" table:default-cell-style-name="ce111"/>
        <table:table-column table:style-name="co5" table:default-cell-style-name="ce111"/>
        <table:table-column table:style-name="co1" table:number-columns-repeated="2" table:default-cell-style-name="ce111"/>
        <table:table-row table:style-name="ro1">
          <table:table-cell/>
          <table:table-cell office:value-type="string" calcext:value-type="string">
            <text:p>Params</text:p>
          </table:table-cell>
          <table:table-cell office:value-type="string" calcext:value-type="string">
            <text:p>WO-RT(MAE)</text:p>
          </table:table-cell>
          <table:table-cell table:style-name="ce111" office:value-type="string" calcext:value-type="string">
            <text:p>WO-RT(MSE)</text:p>
          </table:table-cell>
          <table:table-cell table:style-name="ce113" office:value-type="string" calcext:value-type="string">
            <text:p>W-RT(MAE)</text:p>
          </table:table-cell>
          <table:table-cell office:value-type="string" calcext:value-type="string">
            <text:p>W-RT(MSE)</text:p>
          </table:table-cell>
          <table:table-cell office:value-type="string" calcext:value-type="string">
            <text:p>50% (MAE)</text:p>
          </table:table-cell>
          <table:table-cell office:value-type="string" calcext:value-type="string">
            <text:p>50%(MSE)</text:p>
          </table:table-cell>
        </table:table-row>
        <table:table-row table:style-name="ro1">
          <table:table-cell office:value-type="string" calcext:value-type="string">
            <text:p>Pollution</text:p>
          </table:table-cell>
          <table:table-cell office:value-type="string" calcext:value-type="string">
            <text:p>WS=5, TS=50, S=1</text:p>
          </table:table-cell>
          <table:table-cell office:value-type="float" office:value="0.043028" calcext:value-type="float">
            <text:p>0.043028</text:p>
          </table:table-cell>
          <table:table-cell table:formula="of:=SQRT(0.004344)" office:value-type="float" office:value="0.0659090282131363" calcext:value-type="float">
            <text:p>0.0659090</text:p>
          </table:table-cell>
          <table:table-cell table:number-columns-repeated="2"/>
          <table:table-cell office:value-type="float" office:value="0.0463201" calcext:value-type="float">
            <text:p>0.0463201</text:p>
          </table:table-cell>
          <table:table-cell table:formula="of:=SQRT(0.0049937)" office:value-type="float" office:value="0.0706661163500585" calcext:value-type="float">
            <text:p>0.070666116350059</text:p>
          </table:table-cell>
        </table:table-row>
        <table:table-row table:style-name="ro1">
          <table:table-cell office:value-type="string" calcext:value-type="string">
            <text:p>HR</text:p>
          </table:table-cell>
          <table:table-cell office:value-type="string" calcext:value-type="string">
            <text:p>WS=32, TS=50, S=1</text:p>
          </table:table-cell>
          <table:table-cell office:value-type="float" office:value="0.076297" calcext:value-type="float">
            <text:p>0.076297</text:p>
          </table:table-cell>
          <table:table-cell table:formula="of:=SQRT(0.00875447)" office:value-type="float" office:value="0.0935653247736575" calcext:value-type="float">
            <text:p>0.0935653</text:p>
          </table:table-cell>
          <table:table-cell table:style-name="ce114" table:number-columns-repeated="2"/>
          <table:table-cell office:value-type="float" office:value="0.0600014" calcext:value-type="float">
            <text:p>0.0600014</text:p>
          </table:table-cell>
          <table:table-cell table:formula="of:=SQRT(0.0050925)" office:value-type="float" office:value="0.0713617544627373" calcext:value-type="float">
            <text:p>0.071361754462737</text:p>
          </table:table-cell>
        </table:table-row>
        <table:table-row table:style-name="ro1">
          <table:table-cell office:value-type="string" calcext:value-type="string">
            <text:p>Battery</text:p>
          </table:table-cell>
          <table:table-cell office:value-type="string" calcext:value-type="string">
            <text:p>WS=20, TS=50, S=1</text:p>
          </table:table-cell>
          <table:table-cell office:value-type="float" office:value="0.036035" calcext:value-type="float">
            <text:p>0.036035</text:p>
          </table:table-cell>
          <table:table-cell table:formula="of:=SQRT(0.002996)" office:value-type="float" office:value="0.054735728733616" calcext:value-type="float">
            <text:p>0.0547357</text:p>
          </table:table-cell>
          <table:table-cell table:number-columns-repeated="2"/>
          <table:table-cell office:value-type="float" office:value="0.0616114" calcext:value-type="float">
            <text:p>0.0616114</text:p>
          </table:table-cell>
          <table:table-cell table:formula="of:=SQRT(0.0060736)" office:value-type="float" office:value="0.0779333048189283" calcext:value-type="float">
            <text:p>0.077933304818928</text:p>
          </table:table-cell>
        </table:table-row>
      </table:table>
      <table:table table:name="GP" table:style-name="ta1">
        <table:table-column table:style-name="co1" table:default-cell-style-name="ce111"/>
        <table:table-column table:style-name="co6" table:default-cell-style-name="ce111"/>
        <table:table-column table:style-name="co1" table:number-columns-repeated="2" table:default-cell-style-name="ce111"/>
        <table:table-row table:style-name="ro1">
          <table:table-cell/>
          <table:table-cell office:value-type="string" calcext:value-type="string">
            <text:p>Params</text:p>
          </table:table-cell>
          <table:table-cell office:value-type="string" calcext:value-type="string">
            <text:p>GP (MAE)</text:p>
          </table:table-cell>
          <table:table-cell office:value-type="string" calcext:value-type="string">
            <text:p>GP (MSE)</text:p>
          </table:table-cell>
        </table:table-row>
        <table:table-row table:style-name="ro1">
          <table:table-cell office:value-type="string" calcext:value-type="string">
            <text:p>Pollution</text:p>
          </table:table-cell>
          <table:table-cell office:value-type="string" calcext:value-type="string">
            <text:p>WS=5, TS=25, S=1</text:p>
          </table:table-cell>
          <table:table-cell office:value-type="float" office:value="0.0491265" calcext:value-type="float">
            <text:p>0.0491265</text:p>
          </table:table-cell>
          <table:table-cell table:formula="of:=SQRT(0.0044901)" office:value-type="float" office:value="0.0670082084523978" calcext:value-type="float">
            <text:p>0.067008208452398</text:p>
          </table:table-cell>
        </table:table-row>
        <table:table-row table:style-name="ro1">
          <table:table-cell office:value-type="string" calcext:value-type="string">
            <text:p>HR</text:p>
          </table:table-cell>
          <table:table-cell office:value-type="string" calcext:value-type="string">
            <text:p>WS=32, TS=25, S=1</text:p>
          </table:table-cell>
          <table:table-cell table:style-name="ce115" office:value-type="float" office:value="0.1182333" calcext:value-type="float">
            <text:p>0.1182333</text:p>
          </table:table-cell>
          <table:table-cell table:formula="of:=SQRT(0.0270737)" office:value-type="float" office:value="0.164540876380309" calcext:value-type="float">
            <text:p>0.164540876380309</text:p>
          </table:table-cell>
        </table:table-row>
        <table:table-row table:style-name="ro1">
          <table:table-cell office:value-type="string" calcext:value-type="string">
            <text:p>Battery</text:p>
          </table:table-cell>
          <table:table-cell office:value-type="string" calcext:value-type="string">
            <text:p>WS=20, TS=25, S=1</text:p>
          </table:table-cell>
          <table:table-cell office:value-type="float" office:value="0.012753" calcext:value-type="float">
            <text:p>0.012753</text:p>
          </table:table-cell>
          <table:table-cell table:formula="of:=SQRT(0.0022981)" office:value-type="float" office:value="0.047938502271139" calcext:value-type="float">
            <text:p>0.047938502271139</text:p>
          </table:table-cell>
        </table:table-row>
      </table:table>
      <table:table table:name="Summary2" table:style-name="ta1">
        <table:table-column table:style-name="co1" table:default-cell-style-name="ce134"/>
        <table:table-column table:style-name="co1" table:default-cell-style-name="ce149"/>
        <table:table-column table:style-name="co1" table:default-cell-style-name="Default"/>
        <table:table-column table:style-name="co1" table:default-cell-style-name="ce152"/>
        <table:table-column table:style-name="co7" table:default-cell-style-name="Default"/>
        <table:table-column table:style-name="co1" table:number-columns-repeated="3" table:default-cell-style-name="Default"/>
        <table:table-column table:style-name="co8" table:default-cell-style-name="Default"/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ce117" table:number-columns-spanned="1" table:number-rows-spanned="2"/>
          <table:table-cell table:style-name="ce9" office:value-type="string" calcext:value-type="string" table:number-columns-spanned="7" table:number-rows-spanned="1">
            <text:p>WOFT</text:p>
          </table:table-cell>
          <table:covered-table-cell table:number-columns-repeated="5" table:style-name="ce9" office:value-type="string" calcext:value-type="string">
            <text:p>WOFT</text:p>
          </table:covered-table-cell>
          <table:covered-table-cell/>
          <table:table-cell table:number-columns-repeated="6"/>
        </table:table-row>
        <table:table-row table:style-name="ro1">
          <table:covered-table-cell table:style-name="ce111"/>
          <table:table-cell table:style-name="ce137" office:value-type="string" calcext:value-type="string">
            <text:p>XGBOOST</text:p>
          </table:table-cell>
          <table:table-cell table:style-name="ce137" office:value-type="string" calcext:value-type="string">
            <text:p>GP</text:p>
          </table:table-cell>
          <table:table-cell table:style-name="ce137" office:value-type="string" calcext:value-type="string">
            <text:p>RESNET</text:p>
          </table:table-cell>
          <table:table-cell table:style-name="ce155" office:value-type="string" calcext:value-type="string">
            <text:p>VRADA-S</text:p>
          </table:table-cell>
          <table:table-cell table:style-name="ce155" office:value-type="string" calcext:value-type="string">
            <text:p>VRADA-C</text:p>
          </table:table-cell>
          <table:table-cell table:style-name="ce155" office:value-type="string" calcext:value-type="string">
            <text:p>LSTM</text:p>
          </table:table-cell>
          <table:table-cell table:style-name="ce155" office:value-type="string" calcext:value-type="string">
            <text:p>FC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LUTION</text:p>
          </table:table-cell>
          <table:table-cell table:style-name="ce139" office:value-type="float" office:value="0.043028" calcext:value-type="float">
            <text:p>0.043028</text:p>
          </table:table-cell>
          <table:table-cell table:style-name="ce150" office:value-type="string" calcext:value-type="string">
            <text:p>-</text:p>
          </table:table-cell>
          <table:table-cell table:style-name="ce140" office:value-type="float" office:value="0.048795" calcext:value-type="float">
            <text:p>0.048795</text:p>
          </table:table-cell>
          <table:table-cell table:style-name="ce156" office:value-type="float" office:value="0.043168" calcext:value-type="float">
            <text:p>0.043168</text:p>
          </table:table-cell>
          <table:table-cell table:style-name="ce141" office:value-type="float" office:value="0.042705" calcext:value-type="float">
            <text:p>0.042705</text:p>
          </table:table-cell>
          <table:table-cell table:style-name="ce162" office:value-type="float" office:value="0.041901" calcext:value-type="float">
            <text:p>0.041901</text:p>
          </table:table-cell>
          <table:table-cell table:style-name="ce156" office:value-type="float" office:value="0.042661" calcext:value-type="float">
            <text:p>0.04266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R</text:p>
          </table:table-cell>
          <table:table-cell table:style-name="ce140" office:value-type="float" office:value="0.076297" calcext:value-type="float">
            <text:p>0.076297</text:p>
          </table:table-cell>
          <table:table-cell table:style-name="ce150" office:value-type="string" calcext:value-type="string">
            <text:p>-</text:p>
          </table:table-cell>
          <table:table-cell table:style-name="ce139" office:value-type="float" office:value="0.072631333333333" calcext:value-type="float">
            <text:p>0.072631</text:p>
          </table:table-cell>
          <table:table-cell table:style-name="ce156" office:value-type="float" office:value="0.084135333333333" calcext:value-type="float">
            <text:p>0.084135</text:p>
          </table:table-cell>
          <table:table-cell table:style-name="ce156" office:value-type="float" office:value="0.081985" calcext:value-type="float">
            <text:p>0.081985</text:p>
          </table:table-cell>
          <table:table-cell table:style-name="ce156" office:value-type="float" office:value="0.079913666666667" calcext:value-type="float">
            <text:p>0.079914</text:p>
          </table:table-cell>
          <table:table-cell table:style-name="ce162" office:value-type="float" office:value="0.068043666666667" calcext:value-type="float">
            <text:p>0.06804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TTERY</text:p>
          </table:table-cell>
          <table:table-cell table:style-name="ce141" office:value-type="float" office:value="0.002594" calcext:value-type="float">
            <text:p>0.002594</text:p>
          </table:table-cell>
          <table:table-cell table:style-name="ce150" office:value-type="string" calcext:value-type="string">
            <text:p>-</text:p>
          </table:table-cell>
          <table:table-cell table:style-name="ce140" office:value-type="float" office:value="0.002965333333333" calcext:value-type="float">
            <text:p>0.002965</text:p>
          </table:table-cell>
          <table:table-cell table:style-name="ce156" office:value-type="float" office:value="0.003056" calcext:value-type="float">
            <text:p>0.003056</text:p>
          </table:table-cell>
          <table:table-cell table:style-name="ce156" office:value-type="float" office:value="0.003013" calcext:value-type="float">
            <text:p>0.003013</text:p>
          </table:table-cell>
          <table:table-cell table:style-name="ce156" office:value-type="float" office:value="0.002264" calcext:value-type="float">
            <text:p>0.002264</text:p>
          </table:table-cell>
          <table:table-cell table:style-name="ce162" office:value-type="float" office:value="0.00213" calcext:value-type="float">
            <text:p>0.002130</text:p>
          </table:table-cell>
          <table:table-cell table:number-columns-repeated="6"/>
        </table:table-row>
        <table:table-row table:style-name="ro1">
          <table:table-cell table:style-name="Default"/>
          <table:table-cell table:style-name="Default" table:formula="of:=AVERAGE([.B3:.B5])" office:value-type="float" office:value="0.0406396666666667" calcext:value-type="float">
            <text:p>0.040639666666667</text:p>
          </table:table-cell>
          <table:table-cell/>
          <table:table-cell table:style-name="ce115" table:formula="of:=AVERAGE([.D3:.D5])" office:value-type="float" office:value="0.0414638888888887" calcext:value-type="float">
            <text:p>0.041463888888889</text:p>
          </table:table-cell>
          <table:table-cell table:style-name="ce115" table:formula="of:=AVERAGE([.E3:.E5])" office:value-type="float" office:value="0.043453111111111" calcext:value-type="float">
            <text:p>0.043453111111111</text:p>
          </table:table-cell>
          <table:table-cell table:style-name="ce115" table:formula="of:=AVERAGE([.F3:.F5])" office:value-type="float" office:value="0.0425676666666667" calcext:value-type="float">
            <text:p>0.042567666666667</text:p>
          </table:table-cell>
          <table:table-cell table:style-name="ce115" table:formula="of:=AVERAGE([.G3:.G5])" office:value-type="float" office:value="0.0413595555555557" calcext:value-type="float">
            <text:p>0.041359555555556</text:p>
          </table:table-cell>
          <table:table-cell table:style-name="ce115" table:formula="of:=AVERAGE([.H3:.H5])" office:value-type="float" office:value="0.0376115555555557" calcext:value-type="float">
            <text:p>0.037611555555556</text:p>
          </table:table-cell>
          <table:table-cell table:number-columns-repeated="6"/>
        </table:table-row>
        <table:table-row table:style-name="ro1">
          <table:table-cell table:style-name="Default" table:number-columns-repeated="2"/>
          <table:table-cell/>
          <table:table-cell table:style-name="Default"/>
          <table:table-cell table:number-columns-repeated="10"/>
        </table:table-row>
        <table:table-row table:style-name="ro1">
          <table:table-cell table:style-name="ce117" table:number-columns-spanned="1" table:number-rows-spanned="2"/>
          <table:table-cell table:style-name="ce15" office:value-type="string" calcext:value-type="string" table:number-columns-spanned="10" table:number-rows-spanned="1">
            <text:p>50-50</text:p>
          </table:table-cell>
          <table:covered-table-cell table:number-columns-repeated="2" table:style-name="ce31"/>
          <table:covered-table-cell table:number-columns-repeated="6"/>
          <table:covered-table-cell table:style-name="ce122"/>
          <table:table-cell table:number-columns-repeated="3"/>
        </table:table-row>
        <table:table-row table:style-name="ro1">
          <table:covered-table-cell table:style-name="ce111"/>
          <table:table-cell table:style-name="ce31" office:value-type="string" calcext:value-type="string">
            <text:p>XGBOOST</text:p>
          </table:table-cell>
          <table:table-cell table:style-name="ce31" office:value-type="string" calcext:value-type="string">
            <text:p>GP</text:p>
          </table:table-cell>
          <table:table-cell table:style-name="ce31" office:value-type="string" calcext:value-type="string">
            <text:p>RESNET</text:p>
          </table:table-cell>
          <table:table-cell table:style-name="ce31" office:value-type="string" calcext:value-type="string">
            <text:p>VRADA-S</text:p>
          </table:table-cell>
          <table:table-cell table:style-name="ce31" office:value-type="string" calcext:value-type="string">
            <text:p>VRADA-C</text:p>
          </table:table-cell>
          <table:table-cell table:style-name="ce31" office:value-type="string" calcext:value-type="string">
            <text:p>LSTM</text:p>
          </table:table-cell>
          <table:table-cell table:style-name="ce31" office:value-type="string" calcext:value-type="string">
            <text:p>FCN</text:p>
          </table:table-cell>
          <table:table-cell table:style-name="ce31" office:value-type="string" calcext:value-type="string">
            <text:p>LSTM-NOFT</text:p>
          </table:table-cell>
          <table:table-cell table:style-name="ce31" office:value-type="string" calcext:value-type="string">
            <text:p>FCN-NOFT</text:p>
          </table:table-cell>
          <table:table-cell table:style-name="ce31" office:value-type="string" calcext:value-type="string">
            <text:p>LSTM-MAML-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LLUTION</text:p>
          </table:table-cell>
          <table:table-cell table:style-name="ce32" office:value-type="float" office:value="0.0463201" calcext:value-type="float">
            <text:p>0.0463201</text:p>
          </table:table-cell>
          <table:table-cell table:style-name="ce122" office:value-type="string" calcext:value-type="string">
            <text:p>-</text:p>
          </table:table-cell>
          <table:table-cell table:style-name="ce153" office:value-type="float" office:value="0.051086" calcext:value-type="float">
            <text:p>0.051086</text:p>
          </table:table-cell>
          <table:table-cell table:style-name="ce157" office:value-type="float" office:value="0.046929" calcext:value-type="float">
            <text:p>0.046929</text:p>
          </table:table-cell>
          <table:table-cell table:style-name="ce160" office:value-type="float" office:value="0.048151" calcext:value-type="float">
            <text:p>0.048151</text:p>
          </table:table-cell>
          <table:table-cell table:style-name="ce31" office:value-type="float" office:value="0.042781" calcext:value-type="float">
            <text:p>0.042781</text:p>
          </table:table-cell>
          <table:table-cell table:style-name="ce157" office:value-type="float" office:value="0.047715666666667" calcext:value-type="float">
            <text:p>0.047716</text:p>
          </table:table-cell>
          <table:table-cell table:style-name="ce157" office:value-type="float" office:value="0.046712333333333" calcext:value-type="float">
            <text:p>0.046712</text:p>
          </table:table-cell>
          <table:table-cell table:style-name="ce157" office:value-type="float" office:value="0.049719666666667" calcext:value-type="float">
            <text:p>0.049720</text:p>
          </table:table-cell>
          <table:table-cell table:style-name="ce122"/>
          <table:table-cell table:number-columns-repeated="3"/>
        </table:table-row>
        <table:table-row table:style-name="ro1">
          <table:table-cell office:value-type="string" calcext:value-type="string">
            <text:p>HR</text:p>
          </table:table-cell>
          <table:table-cell table:style-name="ce145" office:value-type="float" office:value="0.0600014" calcext:value-type="float">
            <text:p>0.0600014</text:p>
          </table:table-cell>
          <table:table-cell table:style-name="ce122" office:value-type="string" calcext:value-type="string">
            <text:p>-</text:p>
          </table:table-cell>
          <table:table-cell table:style-name="ce153" office:value-type="float" office:value="0.059105333333333" calcext:value-type="float">
            <text:p>0.059105</text:p>
          </table:table-cell>
          <table:table-cell table:style-name="ce157" office:value-type="float" office:value="0.059760333333333" calcext:value-type="float">
            <text:p>0.059760</text:p>
          </table:table-cell>
          <table:table-cell table:style-name="ce157" office:value-type="float" office:value="0.06027" calcext:value-type="float">
            <text:p>0.060270</text:p>
          </table:table-cell>
          <table:table-cell table:style-name="ce157" office:value-type="float" office:value="0.065187333333333" calcext:value-type="float">
            <text:p>0.065187</text:p>
          </table:table-cell>
          <table:table-cell table:style-name="ce154" office:value-type="float" office:value="0.055097666666667" calcext:value-type="float">
            <text:p>0.055098</text:p>
          </table:table-cell>
          <table:table-cell table:style-name="ce157" office:value-type="float" office:value="0.057080333333333" calcext:value-type="float">
            <text:p>0.057080</text:p>
          </table:table-cell>
          <table:table-cell table:style-name="ce157" office:value-type="float" office:value="0.058844666666667" calcext:value-type="float">
            <text:p>0.058845</text:p>
          </table:table-cell>
          <table:table-cell table:style-name="ce122"/>
          <table:table-cell table:number-columns-repeated="3"/>
        </table:table-row>
        <table:table-row table:style-name="ro1">
          <table:table-cell office:value-type="string" calcext:value-type="string">
            <text:p>BATTERY</text:p>
          </table:table-cell>
          <table:table-cell table:style-name="ce32" office:value-type="float" office:value="0.00389099067476933" calcext:value-type="float">
            <text:p>0.0038910</text:p>
          </table:table-cell>
          <table:table-cell table:style-name="ce122" office:value-type="string" calcext:value-type="string">
            <text:p>-</text:p>
          </table:table-cell>
          <table:table-cell table:style-name="ce153" office:value-type="float" office:value="0.004414" calcext:value-type="float">
            <text:p>0.004414</text:p>
          </table:table-cell>
          <table:table-cell table:style-name="ce157" office:value-type="float" office:value="0.005358666666667" calcext:value-type="float">
            <text:p>0.005359</text:p>
          </table:table-cell>
          <table:table-cell table:style-name="ce122" office:value-type="float" office:value="0.005252" calcext:value-type="float">
            <text:p>0.005252</text:p>
          </table:table-cell>
          <table:table-cell table:style-name="ce154" office:value-type="float" office:value="0.003601666666667" calcext:value-type="float">
            <text:p>0.003602</text:p>
          </table:table-cell>
          <table:table-cell table:style-name="ce122" office:value-type="float" office:value="0.249746" calcext:value-type="float">
            <text:p>0.249746</text:p>
          </table:table-cell>
          <table:table-cell table:style-name="ce157" office:value-type="float" office:value="0.004309333333333" calcext:value-type="float">
            <text:p>0.004309</text:p>
          </table:table-cell>
          <table:table-cell table:style-name="ce122" office:value-type="float" office:value="0.003727" calcext:value-type="float">
            <text:p>0.003727</text:p>
          </table:table-cell>
          <table:table-cell table:style-name="ce45" office:value-type="float" office:value="0.004792" calcext:value-type="float">
            <text:p>0.004792</text:p>
          </table:table-cell>
          <table:table-cell table:number-columns-repeated="3"/>
        </table:table-row>
        <table:table-row table:style-name="ro1" table:number-rows-repeated="2">
          <table:table-cell table:style-name="Default" table:number-columns-repeated="2"/>
          <table:table-cell/>
          <table:table-cell table:style-name="Default"/>
          <table:table-cell table:number-columns-repeated="10"/>
        </table:table-row>
        <table:table-row table:style-name="ro1">
          <table:table-cell table:style-name="ce117" table:number-columns-spanned="1" table:number-rows-spanned="2"/>
          <table:table-cell table:style-name="ce19" office:value-type="string" calcext:value-type="string" table:number-columns-spanned="13" table:number-rows-spanned="1">
            <text:p>WFT</text:p>
          </table:table-cell>
          <table:covered-table-cell table:number-columns-repeated="2" table:style-name="ce20"/>
          <table:covered-table-cell table:number-columns-repeated="10"/>
        </table:table-row>
        <table:table-row table:style-name="ro1">
          <table:covered-table-cell table:style-name="ce111"/>
          <table:table-cell table:style-name="ce20" office:value-type="string" calcext:value-type="string">
            <text:p>XGBOOST</text:p>
          </table:table-cell>
          <table:table-cell table:style-name="ce20" office:value-type="string" calcext:value-type="string">
            <text:p>GP</text:p>
          </table:table-cell>
          <table:table-cell table:style-name="ce20" office:value-type="string" calcext:value-type="string">
            <text:p>RESNET</text:p>
          </table:table-cell>
          <table:table-cell table:style-name="ce20" office:value-type="string" calcext:value-type="string">
            <text:p>VRADA-S</text:p>
          </table:table-cell>
          <table:table-cell table:style-name="ce20" office:value-type="string" calcext:value-type="string">
            <text:p>VRADA-C</text:p>
          </table:table-cell>
          <table:table-cell table:style-name="ce20" office:value-type="string" calcext:value-type="string">
            <text:p>LSTM</text:p>
          </table:table-cell>
          <table:table-cell table:style-name="ce20" office:value-type="string" calcext:value-type="string">
            <text:p>FCN</text:p>
          </table:table-cell>
          <table:table-cell table:style-name="ce20" office:value-type="string" calcext:value-type="string">
            <text:p>LSTM-NOFT</text:p>
          </table:table-cell>
          <table:table-cell table:style-name="ce20" office:value-type="string" calcext:value-type="string">
            <text:p>FCN-NOFT</text:p>
          </table:table-cell>
          <table:table-cell table:style-name="ce62" office:value-type="string" calcext:value-type="string">
            <text:p>LSTM-MAML</text:p>
          </table:table-cell>
          <table:table-cell table:style-name="ce62" office:value-type="string" calcext:value-type="string">
            <text:p>L-MAML-NOFT</text:p>
          </table:table-cell>
          <table:table-cell table:style-name="ce62" office:value-type="string" calcext:value-type="string">
            <text:p>FCN-MAML</text:p>
          </table:table-cell>
          <table:table-cell table:style-name="ce62" office:value-type="string" calcext:value-type="string">
            <text:p>FCN-MAML-NOFL</text:p>
          </table:table-cell>
        </table:table-row>
        <table:table-row table:style-name="ro1">
          <table:table-cell office:value-type="string" calcext:value-type="string">
            <text:p>POLLUTION</text:p>
          </table:table-cell>
          <table:table-cell office:value-type="string" calcext:value-type="string">
            <text:p>-</text:p>
          </table:table-cell>
          <table:table-cell table:style-name="ce151" office:value-type="float" office:value="0.0491265" calcext:value-type="float">
            <text:p>0.049127</text:p>
          </table:table-cell>
          <table:table-cell office:value-type="float" office:value="0.050516" calcext:value-type="float">
            <text:p>0.050516</text:p>
          </table:table-cell>
          <table:table-cell table:style-name="ce158" office:value-type="float" office:value="0.042286" calcext:value-type="float">
            <text:p>0.042286</text:p>
          </table:table-cell>
          <table:table-cell table:style-name="ce158" office:value-type="float" office:value="0.041919" calcext:value-type="float">
            <text:p>0.041919</text:p>
          </table:table-cell>
          <table:table-cell table:style-name="ce164" office:value-type="float" office:value="0.040665666666667" calcext:value-type="float">
            <text:p>0.040666</text:p>
          </table:table-cell>
          <table:table-cell table:style-name="ce149" office:value-type="float" office:value="0.051758" calcext:value-type="float">
            <text:p>0.051758</text:p>
          </table:table-cell>
          <table:table-cell table:style-name="ce151" office:value-type="float" office:value="0.041002" calcext:value-type="float">
            <text:p>0.041002</text:p>
          </table:table-cell>
          <table:table-cell table:style-name="ce151" office:value-type="float" office:value="0.043895666666667" calcext:value-type="float">
            <text:p>0.043896</text:p>
          </table:table-cell>
          <table:table-cell table:style-name="ce159" office:value-type="float" office:value="0.041287" calcext:value-type="float">
            <text:p>0.041287</text:p>
          </table:table-cell>
          <table:table-cell table:style-name="ce159" office:value-type="float" office:value="0.041738666666667" calcext:value-type="float">
            <text:p>0.041739</text:p>
          </table:table-cell>
          <table:table-cell table:style-name="ce159" office:value-type="float" office:value="0.0489045" calcext:value-type="float">
            <text:p>0.048905</text:p>
          </table:table-cell>
          <table:table-cell table:style-name="ce159" office:value-type="float" office:value="0.1852285" calcext:value-type="float">
            <text:p>0.185229</text:p>
          </table:table-cell>
        </table:table-row>
        <table:table-row table:style-name="ro1">
          <table:table-cell office:value-type="string" calcext:value-type="string">
            <text:p>HR</text:p>
          </table:table-cell>
          <table:table-cell office:value-type="string" calcext:value-type="string">
            <text:p>-</text:p>
          </table:table-cell>
          <table:table-cell table:style-name="ce151" office:value-type="float" office:value="0.1182333" calcext:value-type="float">
            <text:p>0.118233</text:p>
          </table:table-cell>
          <table:table-cell office:value-type="float" office:value="0.076403" calcext:value-type="float">
            <text:p>0.076403</text:p>
          </table:table-cell>
          <table:table-cell table:style-name="ce159" office:value-type="float" office:value="0.082425" calcext:value-type="float">
            <text:p>0.082425</text:p>
          </table:table-cell>
          <table:table-cell table:style-name="ce161" office:value-type="float" office:value="0.080642" calcext:value-type="float">
            <text:p>0.080642</text:p>
          </table:table-cell>
          <table:table-cell table:style-name="ce152" office:value-type="float" office:value="0.078850666666667" calcext:value-type="float">
            <text:p>0.078851</text:p>
          </table:table-cell>
          <table:table-cell table:style-name="ce151" office:value-type="float" office:value="0.115782666666667" calcext:value-type="float">
            <text:p>0.115783</text:p>
          </table:table-cell>
          <table:table-cell table:style-name="ce151" office:value-type="float" office:value="0.079010666666667" calcext:value-type="float">
            <text:p>0.079011</text:p>
          </table:table-cell>
          <table:table-cell table:style-name="ce164" office:value-type="float" office:value="0.064072333333333" calcext:value-type="float">
            <text:p>0.064072</text:p>
          </table:table-cell>
          <table:table-cell table:style-name="ce159" office:value-type="float" office:value="0.085601666666667" calcext:value-type="float">
            <text:p>0.085602</text:p>
          </table:table-cell>
          <table:table-cell table:style-name="ce159" office:value-type="float" office:value="0.08497" calcext:value-type="float">
            <text:p>0.084970</text:p>
          </table:table-cell>
          <table:table-cell table:style-name="ce65" office:value-type="float" office:value="0.083335333333333" calcext:value-type="float">
            <text:p>0.083335</text:p>
          </table:table-cell>
          <table:table-cell table:style-name="ce159" office:value-type="float" office:value="0.086159333333333" calcext:value-type="float">
            <text:p>0.086159</text:p>
          </table:table-cell>
        </table:table-row>
        <table:table-row table:style-name="ro1">
          <table:table-cell office:value-type="string" calcext:value-type="string">
            <text:p>BATTERY</text:p>
          </table:table-cell>
          <table:table-cell office:value-type="string" calcext:value-type="string">
            <text:p>-</text:p>
          </table:table-cell>
          <table:table-cell table:style-name="ce152" office:value-type="float" office:value="0.203649" calcext:value-type="float">
            <text:p>0.203649</text:p>
          </table:table-cell>
          <table:table-cell office:value-type="float" office:value="0.003109" calcext:value-type="float">
            <text:p>0.003109</text:p>
          </table:table-cell>
          <table:table-cell table:style-name="ce159" office:value-type="float" office:value="0.003228666666667" calcext:value-type="float">
            <text:p>0.003229</text:p>
          </table:table-cell>
          <table:table-cell table:style-name="ce158" office:value-type="float" office:value="0.003146333333333" calcext:value-type="float">
            <text:p>0.003146</text:p>
          </table:table-cell>
          <table:table-cell table:style-name="ce57" office:value-type="float" office:value="0.001645" calcext:value-type="float">
            <text:p>0.001645</text:p>
          </table:table-cell>
          <table:table-cell table:style-name="ce149" office:value-type="float" office:value="0.010029" calcext:value-type="float">
            <text:p>0.010029</text:p>
          </table:table-cell>
          <table:table-cell table:style-name="ce151" office:value-type="float" office:value="0.002644333333333" calcext:value-type="float">
            <text:p>0.002644</text:p>
          </table:table-cell>
          <table:table-cell table:style-name="ce151" office:value-type="float" office:value="0.001886666666667" calcext:value-type="float">
            <text:p>0.001887</text:p>
          </table:table-cell>
          <table:table-cell table:style-name="ce64" office:value-type="float" office:value="0.001586333333333" calcext:value-type="float">
            <text:p>0.001586</text:p>
          </table:table-cell>
          <table:table-cell table:style-name="ce159" office:value-type="float" office:value="0.005157" calcext:value-type="float">
            <text:p>0.005157</text:p>
          </table:table-cell>
          <table:table-cell table:style-name="ce159" office:value-type="float" office:value="0.036938" calcext:value-type="float">
            <text:p>0.036938</text:p>
          </table:table-cell>
          <table:table-cell table:style-name="ce159" office:value-type="float" office:value="0.041976333333333" calcext:value-type="float">
            <text:p>0.041976</text:p>
          </table:table-cell>
        </table:table-row>
        <table:table-row table:style-name="ro1">
          <table:table-cell table:style-name="Default"/>
          <table:table-cell table:style-name="ce115" table:formula="of:=AVERAGE([.B17:.B19])" office:value-type="string" office:string-value="" calcext:value-type="error">
            <text:p>#DIV/0!</text:p>
          </table:table-cell>
          <table:table-cell table:style-name="ce115" table:formula="of:=AVERAGE([.C17:.C19])" office:value-type="float" office:value="0.1236696" calcext:value-type="float">
            <text:p>0.1236696</text:p>
          </table:table-cell>
          <table:table-cell table:style-name="ce115" table:formula="of:=AVERAGE([.D17:.D19])" office:value-type="float" office:value="0.0433426666666667" calcext:value-type="float">
            <text:p>0.043342666666667</text:p>
          </table:table-cell>
          <table:table-cell table:style-name="ce115" table:formula="of:=AVERAGE([.E17:.E19])" office:value-type="float" office:value="0.0426465555555557" calcext:value-type="float">
            <text:p>0.042646555555556</text:p>
          </table:table-cell>
          <table:table-cell table:style-name="ce115" table:formula="of:=AVERAGE([.F17:.F19])" office:value-type="float" office:value="0.0419024444444443" calcext:value-type="float">
            <text:p>0.041902444444444</text:p>
          </table:table-cell>
          <table:table-cell table:style-name="ce115" table:formula="of:=AVERAGE([.G17:.G19])" office:value-type="float" office:value="0.0403871111111113" calcext:value-type="float">
            <text:p>0.040387111111111</text:p>
          </table:table-cell>
          <table:table-cell table:style-name="ce115" table:formula="of:=AVERAGE([.H17:.H19])" office:value-type="float" office:value="0.059189888888889" calcext:value-type="float">
            <text:p>0.059189888888889</text:p>
          </table:table-cell>
          <table:table-cell table:style-name="ce115" table:formula="of:=AVERAGE([.I17:.I19])" office:value-type="float" office:value="0.0408856666666667" calcext:value-type="float">
            <text:p>0.040885666666667</text:p>
          </table:table-cell>
          <table:table-cell table:style-name="ce115" table:formula="of:=AVERAGE([.J17:.J19])" office:value-type="float" office:value="0.0366182222222223" calcext:value-type="float">
            <text:p>0.036618222222222</text:p>
          </table:table-cell>
          <table:table-cell table:number-columns-repeated="4"/>
        </table:table-row>
        <table:table-row table:style-name="ro1">
          <table:table-cell table:style-name="Default" table:number-columns-repeated="2"/>
          <table:table-cell/>
          <table:table-cell table:style-name="Default"/>
          <table:table-cell table:number-columns-repeated="10"/>
        </table:table-row>
        <table:table-row table:style-name="ro1">
          <table:table-cell table:style-name="ce117" table:number-columns-spanned="1" table:number-rows-spanned="2"/>
          <table:table-cell table:style-name="ce19" office:value-type="string" calcext:value-type="string">
            <text:p>WFT</text:p>
          </table:table-cell>
          <table:table-cell table:style-name="ce20" table:number-columns-repeated="2"/>
          <table:table-cell table:number-columns-repeated="10"/>
        </table:table-row>
        <table:table-row table:style-name="ro1">
          <table:covered-table-cell table:style-name="ce111"/>
          <table:table-cell table:style-name="ce20" office:value-type="string" calcext:value-type="string">
            <text:p>XGBOOST</text:p>
          </table:table-cell>
          <table:table-cell table:style-name="ce20" office:value-type="string" calcext:value-type="string">
            <text:p>GP</text:p>
          </table:table-cell>
          <table:table-cell table:style-name="ce20" office:value-type="string" calcext:value-type="string">
            <text:p>RESNET</text:p>
          </table:table-cell>
          <table:table-cell table:style-name="ce20" office:value-type="string" calcext:value-type="string">
            <text:p>VRADA-S</text:p>
          </table:table-cell>
          <table:table-cell table:style-name="ce20" office:value-type="string" calcext:value-type="string">
            <text:p>VRADA-C</text:p>
          </table:table-cell>
          <table:table-cell table:style-name="ce20" office:value-type="string" calcext:value-type="string">
            <text:p>LSTM</text:p>
          </table:table-cell>
          <table:table-cell table:style-name="ce20" office:value-type="string" calcext:value-type="string">
            <text:p>FCN</text:p>
          </table:table-cell>
          <table:table-cell table:style-name="ce62" office:value-type="string" calcext:value-type="string">
            <text:p>LSTM-MAML</text:p>
          </table:table-cell>
          <table:table-cell table:style-name="ce62" office:value-type="string" calcext:value-type="string">
            <text:p>FCN-MAML</text:p>
          </table:table-cell>
          <table:table-cell table:style-name="ce62" office:value-type="string" calcext:value-type="string">
            <text:p>LSTM-L</text:p>
          </table:table-cell>
          <table:table-cell table:style-name="ce62" office:value-type="string" calcext:value-type="string">
            <text:p>LSTM-MAML-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LLUTION</text:p>
          </table:table-cell>
          <table:table-cell office:value-type="string" calcext:value-type="string">
            <text:p>-</text:p>
          </table:table-cell>
          <table:table-cell table:style-name="ce151" office:value-type="float" office:value="0.0491265" calcext:value-type="float">
            <text:p>0.049127</text:p>
          </table:table-cell>
          <table:table-cell office:value-type="float" office:value="0.050516" calcext:value-type="float">
            <text:p>0.050516</text:p>
          </table:table-cell>
          <table:table-cell table:style-name="ce158" office:value-type="float" office:value="0.042286" calcext:value-type="float">
            <text:p>0.042286</text:p>
          </table:table-cell>
          <table:table-cell table:style-name="ce158" office:value-type="float" office:value="0.041919" calcext:value-type="float">
            <text:p>0.041919</text:p>
          </table:table-cell>
          <table:table-cell table:style-name="ce164" office:value-type="float" office:value="0.040665666666667" calcext:value-type="float">
            <text:p>0.040666</text:p>
          </table:table-cell>
          <table:table-cell table:style-name="ce149" office:value-type="float" office:value="0.051758" calcext:value-type="float">
            <text:p>0.051758</text:p>
          </table:table-cell>
          <table:table-cell table:style-name="ce159" office:value-type="float" office:value="0.041287" calcext:value-type="float">
            <text:p>0.041287</text:p>
          </table:table-cell>
          <table:table-cell table:style-name="ce159" office:value-type="float" office:value="0.0489045" calcext:value-type="float">
            <text:p>0.048905</text:p>
          </table:table-cell>
          <table:table-cell table:style-name="ce161" office:value-type="float" office:value="0.040772" calcext:value-type="float">
            <text:p>0.040772</text:p>
          </table:table-cell>
          <table:table-cell table:style-name="ce159" office:value-type="float" office:value="0.040905666666667" calcext:value-type="float">
            <text:p>0.0409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R</text:p>
          </table:table-cell>
          <table:table-cell office:value-type="string" calcext:value-type="string">
            <text:p>-</text:p>
          </table:table-cell>
          <table:table-cell table:style-name="ce151" office:value-type="float" office:value="0.1182333" calcext:value-type="float">
            <text:p>0.118233</text:p>
          </table:table-cell>
          <table:table-cell office:value-type="float" office:value="0.076403" calcext:value-type="float">
            <text:p>0.076403</text:p>
          </table:table-cell>
          <table:table-cell table:style-name="ce159" office:value-type="float" office:value="0.082425" calcext:value-type="float">
            <text:p>0.082425</text:p>
          </table:table-cell>
          <table:table-cell table:style-name="ce161" office:value-type="float" office:value="0.080642" calcext:value-type="float">
            <text:p>0.080642</text:p>
          </table:table-cell>
          <table:table-cell table:style-name="ce152" office:value-type="float" office:value="0.078850666666667" calcext:value-type="float">
            <text:p>0.078851</text:p>
          </table:table-cell>
          <table:table-cell table:style-name="ce151" office:value-type="float" office:value="0.115782666666667" calcext:value-type="float">
            <text:p>0.115783</text:p>
          </table:table-cell>
          <table:table-cell table:style-name="ce159" office:value-type="float" office:value="0.085601666666667" calcext:value-type="float">
            <text:p>0.085602</text:p>
          </table:table-cell>
          <table:table-cell table:style-name="ce65" office:value-type="float" office:value="0.083335333333333" calcext:value-type="float">
            <text:p>0.083335</text:p>
          </table:table-cell>
          <table:table-cell table:style-name="ce161" office:value-type="float" office:value="0.085554" calcext:value-type="float">
            <text:p>0.085554</text:p>
          </table:table-cell>
          <table:table-cell table:style-name="ce49" office:value-type="float" office:value="0.082391333333333" calcext:value-type="float">
            <text:p>0.0823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TTERY</text:p>
          </table:table-cell>
          <table:table-cell office:value-type="string" calcext:value-type="string">
            <text:p>-</text:p>
          </table:table-cell>
          <table:table-cell table:style-name="ce152" office:value-type="float" office:value="0.203649" calcext:value-type="float">
            <text:p>0.203649</text:p>
          </table:table-cell>
          <table:table-cell office:value-type="float" office:value="0.003109" calcext:value-type="float">
            <text:p>0.003109</text:p>
          </table:table-cell>
          <table:table-cell table:style-name="ce159" office:value-type="float" office:value="0.003228666666667" calcext:value-type="float">
            <text:p>0.003229</text:p>
          </table:table-cell>
          <table:table-cell table:style-name="ce158" office:value-type="float" office:value="0.003146333333333" calcext:value-type="float">
            <text:p>0.003146</text:p>
          </table:table-cell>
          <table:table-cell table:style-name="ce42" office:value-type="float" office:value="0.001645" calcext:value-type="float">
            <text:p>0.001645</text:p>
          </table:table-cell>
          <table:table-cell table:style-name="ce149" office:value-type="float" office:value="0.010029" calcext:value-type="float">
            <text:p>0.010029</text:p>
          </table:table-cell>
          <table:table-cell table:style-name="ce65" office:value-type="float" office:value="0.001586333333333" calcext:value-type="float">
            <text:p>0.001586</text:p>
          </table:table-cell>
          <table:table-cell table:style-name="ce159" office:value-type="float" office:value="0.036938" calcext:value-type="float">
            <text:p>0.036938</text:p>
          </table:table-cell>
          <table:table-cell table:style-name="ce48" office:value-type="float" office:value="0.001341" calcext:value-type="float">
            <text:p>0.001341</text:p>
          </table:table-cell>
          <table:table-cell table:style-name="ce49" office:value-type="float" office:value="0.001299666666667" calcext:value-type="float">
            <text:p>0.001300</text:p>
          </table:table-cell>
          <table:table-cell table:number-columns-repeated="2"/>
        </table:table-row>
      </table:table>
      <table:table table:name="Resnet" table:style-name="ta1">
        <table:table-column table:style-name="co13" table:default-cell-style-name="Default"/>
        <table:table-column table:style-name="co1" table:default-cell-style-name="ce111"/>
        <table:table-column table:style-name="co1" table:default-cell-style-name="ce122"/>
        <table:table-column table:style-name="co1" table:number-columns-repeated="2" table:default-cell-style-name="ce123"/>
        <table:table-column table:style-name="co1" table:default-cell-style-name="ce126"/>
        <table:table-column table:style-name="co1" table:number-columns-repeated="2" table:default-cell-style-name="ce128"/>
        <table:table-column table:style-name="co1" table:number-columns-repeated="9" table:default-cell-style-name="Default"/>
        <table:table-row table:style-name="ro1">
          <table:table-cell table:style-name="ce116" office:value-type="string" calcext:value-type="string" table:number-columns-spanned="2" table:number-rows-spanned="1">
            <text:p>Evaluation</text:p>
          </table:table-cell>
          <table:covered-table-cell table:style-name="Default"/>
          <table:table-cell table:style-name="ce115" office:value-type="string" calcext:value-type="string">
            <text:p>WORT</text:p>
          </table:table-cell>
          <table:table-cell table:number-columns-repeated="2" table:style-name="ce111" office:value-type="string" calcext:value-type="string">
            <text:p>WORT</text:p>
          </table:table-cell>
          <table:table-cell table:number-columns-repeated="3" table:style-name="ce111" office:value-type="string" calcext:value-type="string">
            <text:p>WRT</text:p>
          </table:table-cell>
          <table:table-cell table:number-columns-repeated="3" table:style-name="ce111" office:value-type="string" calcext:value-type="string">
            <text:p>50-50</text:p>
          </table:table-cell>
          <table:table-cell table:number-columns-repeated="6" table:style-name="ce111" office:value-type="string" calcext:value-type="string">
            <text:p>WRT</text:p>
          </table:table-cell>
        </table:table-row>
        <table:table-row table:style-name="ro1">
          <table:table-cell table:style-name="ce7" office:value-type="string" calcext:value-type="string" table:number-columns-spanned="2" table:number-rows-spanned="1">
            <text:p>Dataset</text:p>
          </table:table-cell>
          <table:covered-table-cell table:style-name="Default"/>
          <table:table-cell table:style-name="ce111" office:value-type="string" calcext:value-type="string">
            <text:p>Pollution</text:p>
          </table:table-cell>
          <table:table-cell table:style-name="ce111" office:value-type="string" calcext:value-type="string">
            <text:p>HR</text:p>
          </table:table-cell>
          <table:table-cell table:style-name="ce111" office:value-type="string" calcext:value-type="string">
            <text:p>BATTERY</text:p>
          </table:table-cell>
          <table:table-cell table:style-name="ce125" office:value-type="string" calcext:value-type="string">
            <text:p>Pollution</text:p>
          </table:table-cell>
          <table:table-cell table:style-name="ce111" office:value-type="string" calcext:value-type="string">
            <text:p>HR</text:p>
          </table:table-cell>
          <table:table-cell table:style-name="ce111" office:value-type="string" calcext:value-type="string">
            <text:p>BATTERY</text:p>
          </table:table-cell>
          <table:table-cell table:style-name="ce111" office:value-type="string" calcext:value-type="string">
            <text:p>Pollution</text:p>
          </table:table-cell>
          <table:table-cell table:style-name="ce111" office:value-type="string" calcext:value-type="string">
            <text:p>HR</text:p>
          </table:table-cell>
          <table:table-cell table:style-name="ce111" office:value-type="string" calcext:value-type="string">
            <text:p>BATTERY</text:p>
          </table:table-cell>
          <table:table-cell table:style-name="ce111" office:value-type="string" calcext:value-type="string">
            <text:p>Pollution</text:p>
          </table:table-cell>
          <table:table-cell table:style-name="ce111" office:value-type="string" calcext:value-type="string">
            <text:p>HR</text:p>
          </table:table-cell>
          <table:table-cell table:style-name="ce111" office:value-type="string" calcext:value-type="string">
            <text:p>BATTERY</text:p>
          </table:table-cell>
          <table:table-cell table:style-name="ce111" office:value-type="string" calcext:value-type="string">
            <text:p>Pollution</text:p>
          </table:table-cell>
          <table:table-cell table:style-name="ce111" office:value-type="string" calcext:value-type="string">
            <text:p>HR</text:p>
          </table:table-cell>
          <table:table-cell table:style-name="ce111" office:value-type="string" calcext:value-type="string">
            <text:p>BATTERY</text:p>
          </table:table-cell>
        </table:table-row>
        <table:table-row table:style-name="ro1">
          <table:table-cell table:style-name="ce117" office:value-type="string" calcext:value-type="string" table:number-columns-spanned="1" table:number-rows-spanned="2">
            <text:p>TRIAL 1</text:p>
          </table:table-cell>
          <table:table-cell office:value-type="string" calcext:value-type="string">
            <text:p>MAE</text:p>
          </table:table-cell>
          <table:table-cell office:value-type="float" office:value="0.044792" calcext:value-type="float">
            <text:p>0.044792</text:p>
          </table:table-cell>
          <table:table-cell office:value-type="float" office:value="0.057272" calcext:value-type="float">
            <text:p>0.057272</text:p>
          </table:table-cell>
          <table:table-cell office:value-type="float" office:value="0.037101" calcext:value-type="float">
            <text:p>0.037101</text:p>
          </table:table-cell>
          <table:table-cell office:value-type="float" office:value="0.04359" calcext:value-type="float">
            <text:p>0.043590</text:p>
          </table:table-cell>
          <table:table-cell office:value-type="float" office:value="0.063384" calcext:value-type="float">
            <text:p>0.063384</text:p>
          </table:table-cell>
          <table:table-cell office:value-type="float" office:value="0.036852" calcext:value-type="float">
            <text:p>0.036852</text:p>
          </table:table-cell>
          <table:table-cell table:style-name="ce123" office:value-type="float" office:value="0.042612" calcext:value-type="float">
            <text:p>0.042612</text:p>
          </table:table-cell>
          <table:table-cell table:style-name="ce123" office:value-type="float" office:value="0.043253" calcext:value-type="float">
            <text:p>0.043253</text:p>
          </table:table-cell>
          <table:table-cell table:style-name="ce123" office:value-type="float" office:value="0.035134" calcext:value-type="float">
            <text:p>0.035134</text:p>
          </table:table-cell>
          <table:table-cell table:style-name="ce111" office:value-type="float" office:value="0.04377" calcext:value-type="float">
            <text:p>0.04377</text:p>
          </table:table-cell>
          <table:table-cell table:style-name="ce114" table:number-columns-repeated="2"/>
          <table:table-cell table:style-name="ce111" office:value-type="float" office:value="0.079033" calcext:value-type="float">
            <text:p>0.079033</text:p>
          </table:table-cell>
          <table:table-cell table:style-name="ce114" table:number-columns-repeated="2"/>
        </table:table-row>
        <table:table-row table:style-name="ro1">
          <table:covered-table-cell table:style-name="ce111"/>
          <table:table-cell office:value-type="string" calcext:value-type="string">
            <text:p>RMSE</text:p>
          </table:table-cell>
          <table:table-cell office:value-type="float" office:value="0.068617" calcext:value-type="float">
            <text:p>0.068617</text:p>
          </table:table-cell>
          <table:table-cell office:value-type="float" office:value="0.079384" calcext:value-type="float">
            <text:p>0.079384</text:p>
          </table:table-cell>
          <table:table-cell office:value-type="float" office:value="0.056349" calcext:value-type="float">
            <text:p>0.056349</text:p>
          </table:table-cell>
          <table:table-cell table:formula="of:=SQRT(0.004746)" office:value-type="float" office:value="0.0688912185985993" calcext:value-type="float">
            <text:p>0.068891</text:p>
          </table:table-cell>
          <table:table-cell table:formula="of:=SQRT(0.017382)" office:value-type="float" office:value="0.131840813104289" calcext:value-type="float">
            <text:p>0.131841</text:p>
          </table:table-cell>
          <table:table-cell table:formula="of:=SQRT(0.003275)" office:value-type="float" office:value="0.057227615711298" calcext:value-type="float">
            <text:p>0.057228</text:p>
          </table:table-cell>
          <table:table-cell table:style-name="ce123" office:value-type="float" office:value="0.072308" calcext:value-type="float">
            <text:p>0.072308</text:p>
          </table:table-cell>
          <table:table-cell table:style-name="ce123" office:value-type="float" office:value="0.046181" calcext:value-type="float">
            <text:p>0.046181</text:p>
          </table:table-cell>
          <table:table-cell table:style-name="ce123" office:value-type="float" office:value="0.044546" calcext:value-type="float">
            <text:p>0.044546</text:p>
          </table:table-cell>
          <table:table-cell table:style-name="ce111" table:formula="of:=SQRT(0.005552)" office:value-type="float" office:value="0.0745117440407886" calcext:value-type="float">
            <text:p>0.074511744040789</text:p>
          </table:table-cell>
          <table:table-cell table:style-name="ce114" table:number-columns-repeated="2"/>
          <table:table-cell table:style-name="ce111" table:formula="of:=SQRT(0.058332)" office:value-type="float" office:value="0.241520185491813" calcext:value-type="float">
            <text:p>0.241520185491813</text:p>
          </table:table-cell>
          <table:table-cell table:style-name="ce114" table:number-columns-repeated="2"/>
        </table:table-row>
        <table:table-row table:style-name="ro1">
          <table:table-cell table:style-name="ce117" office:value-type="string" calcext:value-type="string" table:number-columns-spanned="1" table:number-rows-spanned="2">
            <text:p>TRIAL 2</text:p>
          </table:table-cell>
          <table:table-cell office:value-type="string" calcext:value-type="string">
            <text:p>MAE</text:p>
          </table:table-cell>
          <table:table-cell office:value-type="float" office:value="0.06414" calcext:value-type="float">
            <text:p>0.06414</text:p>
          </table:table-cell>
          <table:table-cell office:value-type="float" office:value="0.057877" calcext:value-type="float">
            <text:p>0.057877</text:p>
          </table:table-cell>
          <table:table-cell office:value-type="float" office:value="0.036589" calcext:value-type="float">
            <text:p>0.036589</text:p>
          </table:table-cell>
          <table:table-cell office:value-type="float" office:value="0.05854" calcext:value-type="float">
            <text:p>0.058540</text:p>
          </table:table-cell>
          <table:table-cell office:value-type="float" office:value="0.064188" calcext:value-type="float">
            <text:p>0.064188</text:p>
          </table:table-cell>
          <table:table-cell office:value-type="float" office:value="0.035962" calcext:value-type="float">
            <text:p>0.035962</text:p>
          </table:table-cell>
          <table:table-cell table:style-name="ce123" office:value-type="float" office:value="0.042453" calcext:value-type="float">
            <text:p>0.042453</text:p>
          </table:table-cell>
          <table:table-cell table:style-name="ce123" office:value-type="float" office:value="0.041074" calcext:value-type="float">
            <text:p>0.041074</text:p>
          </table:table-cell>
          <table:table-cell table:style-name="ce123" office:value-type="float" office:value="0.037638" calcext:value-type="float">
            <text:p>0.037638</text:p>
          </table:table-cell>
          <table:table-cell table:style-name="ce111" office:value-type="float" office:value="0.079" calcext:value-type="float">
            <text:p>0.079</text:p>
          </table:table-cell>
          <table:table-cell table:style-name="ce114" table:number-columns-repeated="2"/>
          <table:table-cell table:style-name="ce111" office:value-type="float" office:value="0.043776" calcext:value-type="float">
            <text:p>0.043776</text:p>
          </table:table-cell>
          <table:table-cell table:style-name="ce114" table:number-columns-repeated="2"/>
        </table:table-row>
        <table:table-row table:style-name="ro1">
          <table:covered-table-cell table:style-name="ce111"/>
          <table:table-cell office:value-type="string" calcext:value-type="string">
            <text:p>RMSE</text:p>
          </table:table-cell>
          <table:table-cell office:value-type="float" office:value="0.134958" calcext:value-type="float">
            <text:p>0.134958</text:p>
          </table:table-cell>
          <table:table-cell office:value-type="float" office:value="0.090874" calcext:value-type="float">
            <text:p>0.090874</text:p>
          </table:table-cell>
          <table:table-cell office:value-type="float" office:value="0.055449" calcext:value-type="float">
            <text:p>0.055449</text:p>
          </table:table-cell>
          <table:table-cell table:formula="of:=SQRT(0.016545)" office:value-type="float" office:value="0.128627368782853" calcext:value-type="float">
            <text:p>0.128627</text:p>
          </table:table-cell>
          <table:table-cell table:formula="of:=SQRT(0.078218)" office:value-type="float" office:value="0.279674811164681" calcext:value-type="float">
            <text:p>0.279675</text:p>
          </table:table-cell>
          <table:table-cell table:formula="of:=SQRT(0.003186)" office:value-type="float" office:value="0.0564446631666803" calcext:value-type="float">
            <text:p>0.056445</text:p>
          </table:table-cell>
          <table:table-cell table:style-name="ce123" office:value-type="float" office:value="0.072704" calcext:value-type="float">
            <text:p>0.072704</text:p>
          </table:table-cell>
          <table:table-cell table:style-name="ce123" office:value-type="float" office:value="0.054102" calcext:value-type="float">
            <text:p>0.054102</text:p>
          </table:table-cell>
          <table:table-cell table:style-name="ce123" office:value-type="float" office:value="0.047282" calcext:value-type="float">
            <text:p>0.047282</text:p>
          </table:table-cell>
          <table:table-cell table:style-name="ce114" table:formula="of:=SQRT(0.0585)" office:value-type="float" office:value="0.241867732448956" calcext:value-type="float">
            <text:p>0.241867732448956</text:p>
          </table:table-cell>
          <table:table-cell table:style-name="ce114" table:number-columns-repeated="2"/>
          <table:table-cell table:style-name="ce111" table:formula="of:=SQRT(0.005563)" office:value-type="float" office:value="0.0745855213831746" calcext:value-type="float">
            <text:p>0.074585521383175</text:p>
          </table:table-cell>
          <table:table-cell table:style-name="ce114" table:number-columns-repeated="2"/>
        </table:table-row>
        <table:table-row table:style-name="ro1">
          <table:table-cell table:style-name="ce117" office:value-type="string" calcext:value-type="string" table:number-columns-spanned="1" table:number-rows-spanned="2">
            <text:p>TRIAL 3</text:p>
          </table:table-cell>
          <table:table-cell office:value-type="string" calcext:value-type="string">
            <text:p>MAE</text:p>
          </table:table-cell>
          <table:table-cell office:value-type="float" office:value="0.04483" calcext:value-type="float">
            <text:p>0.04483</text:p>
          </table:table-cell>
          <table:table-cell office:value-type="float" office:value="0.057741" calcext:value-type="float">
            <text:p>0.057741</text:p>
          </table:table-cell>
          <table:table-cell office:value-type="float" office:value="0.037943" calcext:value-type="float">
            <text:p>0.037943</text:p>
          </table:table-cell>
          <table:table-cell office:value-type="float" office:value="0.044079" calcext:value-type="float">
            <text:p>0.044079</text:p>
          </table:table-cell>
          <table:table-cell office:value-type="float" office:value="0.054383" calcext:value-type="float">
            <text:p>0.054383</text:p>
          </table:table-cell>
          <table:table-cell office:value-type="float" office:value="0.037286" calcext:value-type="float">
            <text:p>0.037286</text:p>
          </table:table-cell>
          <table:table-cell table:style-name="ce123" office:value-type="float" office:value="0.040164" calcext:value-type="float">
            <text:p>0.040164</text:p>
          </table:table-cell>
          <table:table-cell table:style-name="ce123" office:value-type="float" office:value="0.046258" calcext:value-type="float">
            <text:p>0.046258</text:p>
          </table:table-cell>
          <table:table-cell table:style-name="ce123" office:value-type="float" office:value="0.034839" calcext:value-type="float">
            <text:p>0.034839</text:p>
          </table:table-cell>
          <table:table-cell table:style-name="ce111" office:value-type="float" office:value="0.041954" calcext:value-type="float">
            <text:p>0.041954</text:p>
          </table:table-cell>
          <table:table-cell table:style-name="ce114" table:number-columns-repeated="2"/>
          <table:table-cell table:style-name="ce111" office:value-type="float" office:value="0.041937" calcext:value-type="float">
            <text:p>0.041937</text:p>
          </table:table-cell>
          <table:table-cell table:style-name="ce114" table:number-columns-repeated="2"/>
        </table:table-row>
        <table:table-row table:style-name="ro1">
          <table:covered-table-cell table:style-name="ce111"/>
          <table:table-cell office:value-type="string" calcext:value-type="string">
            <text:p>RMSE</text:p>
          </table:table-cell>
          <table:table-cell office:value-type="float" office:value="0.069546" calcext:value-type="float">
            <text:p>0.069546</text:p>
          </table:table-cell>
          <table:table-cell office:value-type="float" office:value="0.080882" calcext:value-type="float">
            <text:p>0.080882</text:p>
          </table:table-cell>
          <table:table-cell office:value-type="float" office:value="0.056099" calcext:value-type="float">
            <text:p>0.056099</text:p>
          </table:table-cell>
          <table:table-cell table:formula="of:=SQRT(0.004735)" office:value-type="float" office:value="0.0688113362753551" calcext:value-type="float">
            <text:p>0.068811</text:p>
          </table:table-cell>
          <table:table-cell table:formula="of:=SQRT(0.006071)" office:value-type="float" office:value="0.0779166221033741" calcext:value-type="float">
            <text:p>0.077917</text:p>
          </table:table-cell>
          <table:table-cell table:formula="of:=SQRT(0.003184)" office:value-type="float" office:value="0.0564269439186635" calcext:value-type="float">
            <text:p>0.056427</text:p>
          </table:table-cell>
          <table:table-cell table:style-name="ce123" office:value-type="float" office:value="0.070661" calcext:value-type="float">
            <text:p>0.070661</text:p>
          </table:table-cell>
          <table:table-cell table:style-name="ce123" office:value-type="float" office:value="0.061329" calcext:value-type="float">
            <text:p>0.061329</text:p>
          </table:table-cell>
          <table:table-cell table:style-name="ce123" office:value-type="float" office:value="0.043057" calcext:value-type="float">
            <text:p>0.043057</text:p>
          </table:table-cell>
          <table:table-cell table:style-name="ce111" table:formula="of:=SQRT(0.003419)" office:value-type="float" office:value="0.0584722156241749" calcext:value-type="float">
            <text:p>0.058472215624175</text:p>
          </table:table-cell>
          <table:table-cell table:style-name="ce114" table:number-columns-repeated="2"/>
          <table:table-cell table:style-name="ce111" table:formula="of:=SQRT(0.003415)" office:value-type="float" office:value="0.0584380013347479" calcext:value-type="float">
            <text:p>0.058438001334748</text:p>
          </table:table-cell>
          <table:table-cell table:style-name="ce114" table:number-columns-repeated="2"/>
        </table:table-row>
        <table:table-row table:style-name="ro1">
          <table:table-cell table:style-name="ce118" office:value-type="string" calcext:value-type="string" table:number-columns-spanned="1" table:number-rows-spanned="2">
            <text:p>AVG</text:p>
          </table:table-cell>
          <table:table-cell table:style-name="ce119" office:value-type="string" calcext:value-type="string">
            <text:p>MAE</text:p>
          </table:table-cell>
          <table:table-cell table:style-name="ce119" table:formula="of:=AVERAGE([.C3];[.C5];[.C7])" office:value-type="float" office:value="0.051254" calcext:value-type="float">
            <text:p>0.051254</text:p>
          </table:table-cell>
          <table:table-cell table:style-name="ce119" table:formula="of:=AVERAGE([.D3];[.D5];[.D7])" office:value-type="float" office:value="0.05763" calcext:value-type="float">
            <text:p>0.05763</text:p>
          </table:table-cell>
          <table:table-cell table:style-name="ce119" table:formula="of:=AVERAGE([.E3];[.E5];[.E7])" office:value-type="float" office:value="0.037211" calcext:value-type="float">
            <text:p>0.037211</text:p>
          </table:table-cell>
          <table:table-cell table:style-name="ce119" table:formula="of:=AVERAGE([.F3];[.F5];[.F7])" office:value-type="float" office:value="0.0487363333333333" calcext:value-type="float">
            <text:p>0.048736333333333</text:p>
          </table:table-cell>
          <table:table-cell table:style-name="ce119" table:formula="of:=AVERAGE([.G3];[.G5];[.G7])" office:value-type="float" office:value="0.0606516666666667" calcext:value-type="float">
            <text:p>0.060651666666667</text:p>
          </table:table-cell>
          <table:table-cell table:style-name="ce119" table:formula="of:=AVERAGE([.H3];[.H5];[.H7])" office:value-type="float" office:value="0.0367" calcext:value-type="float">
            <text:p>0.0367</text:p>
          </table:table-cell>
          <table:table-cell table:style-name="ce119" table:formula="of:=AVERAGE([.I3];[.I5];[.I7])" office:value-type="float" office:value="0.041743" calcext:value-type="float">
            <text:p>0.041743</text:p>
          </table:table-cell>
          <table:table-cell table:style-name="ce119" table:formula="of:=AVERAGE([.J3];[.J5];[.J7])" office:value-type="float" office:value="0.0435283333333333" calcext:value-type="float">
            <text:p>0.043528333333333</text:p>
          </table:table-cell>
          <table:table-cell table:style-name="ce119" table:formula="of:=AVERAGE([.K3];[.K5];[.K7])" office:value-type="float" office:value="0.0358703333333333" calcext:value-type="float">
            <text:p>0.035870333333333</text:p>
          </table:table-cell>
          <table:table-cell table:style-name="ce119" table:formula="of:=AVERAGE([.L5];[.L7];[.L7])" office:value-type="float" office:value="0.0543026666666667" calcext:value-type="float">
            <text:p>0.054302666666667</text:p>
          </table:table-cell>
          <table:table-cell table:style-name="ce114" table:number-columns-repeated="2"/>
          <table:table-cell table:style-name="ce119" table:formula="of:=AVERAGE([.O5];[.O7];[.O7])" office:value-type="float" office:value="0.04255" calcext:value-type="float">
            <text:p>0.04255</text:p>
          </table:table-cell>
          <table:table-cell table:style-name="ce114" table:number-columns-repeated="2"/>
        </table:table-row>
        <table:table-row table:style-name="ro1">
          <table:covered-table-cell table:style-name="ce10"/>
          <table:table-cell table:style-name="ce119" office:value-type="string" calcext:value-type="string">
            <text:p>RMSE</text:p>
          </table:table-cell>
          <table:table-cell table:style-name="ce119" table:formula="of:=AVERAGE([.C4];[.C6];[.C8])" office:value-type="float" office:value="0.0910403333333333" calcext:value-type="float">
            <text:p>0.091040333333333</text:p>
          </table:table-cell>
          <table:table-cell table:style-name="ce119" table:formula="of:=AVERAGE([.D4];[.D6];[.D8])" office:value-type="float" office:value="0.0837133333333333" calcext:value-type="float">
            <text:p>0.083713333333333</text:p>
          </table:table-cell>
          <table:table-cell table:style-name="ce119" table:formula="of:=AVERAGE([.E4];[.E6];[.E8])" office:value-type="float" office:value="0.0559656666666667" calcext:value-type="float">
            <text:p>0.055965666666667</text:p>
          </table:table-cell>
          <table:table-cell table:style-name="ce119" table:formula="of:=AVERAGE([.F4];[.F6];[.F8])" office:value-type="float" office:value="0.0887766412189357" calcext:value-type="float">
            <text:p>0.088776641218936</text:p>
          </table:table-cell>
          <table:table-cell table:style-name="ce119" table:formula="of:=AVERAGE([.G4];[.G6];[.G8])" office:value-type="float" office:value="0.163144082124115" calcext:value-type="float">
            <text:p>0.163144082124115</text:p>
          </table:table-cell>
          <table:table-cell table:style-name="ce119" table:formula="of:=AVERAGE([.H4];[.H6];[.H8])" office:value-type="float" office:value="0.056699740932214" calcext:value-type="float">
            <text:p>0.056699740932214</text:p>
          </table:table-cell>
          <table:table-cell table:style-name="ce119" table:formula="of:=AVERAGE([.I4];[.I6];[.I8])" office:value-type="float" office:value="0.071891" calcext:value-type="float">
            <text:p>0.071891</text:p>
          </table:table-cell>
          <table:table-cell table:style-name="ce119" table:formula="of:=AVERAGE([.J4];[.J6];[.J8])" office:value-type="float" office:value="0.0538706666666667" calcext:value-type="float">
            <text:p>0.053870666666667</text:p>
          </table:table-cell>
          <table:table-cell table:style-name="ce119" table:formula="of:=AVERAGE([.K4];[.K6];[.K8])" office:value-type="float" office:value="0.0449616666666667" calcext:value-type="float">
            <text:p>0.044961666666667</text:p>
          </table:table-cell>
          <table:table-cell table:style-name="ce119" table:formula="of:=AVERAGE([.L6];[.L8];[.L8])" office:value-type="float" office:value="0.119604054565769" calcext:value-type="float">
            <text:p>0.119604054565769</text:p>
          </table:table-cell>
          <table:table-cell table:style-name="ce114" table:number-columns-repeated="2"/>
          <table:table-cell table:style-name="ce119" table:formula="of:=AVERAGE([.O6];[.O8];[.O8])" office:value-type="float" office:value="0.0638205080175568" calcext:value-type="float">
            <text:p>0.063820508017557</text:p>
          </table:table-cell>
          <table:table-cell table:style-name="ce114" table:number-columns-repeated="2"/>
        </table:table-row>
        <table:table-row table:style-name="ro1">
          <table:table-cell table:style-name="ce56"/>
          <table:table-cell table:style-name="Default"/>
          <table:table-cell table:style-name="ce116" table:number-columns-spanned="3" table:number-rows-spanned="1"/>
          <table:covered-table-cell table:number-columns-repeated="2" table:style-name="Default"/>
          <table:table-cell table:style-name="ce56" office:value-type="string" calcext:value-type="string" table:number-columns-spanned="3" table:number-rows-spanned="1">
            <text:p>no regularization</text:p>
          </table:table-cell>
          <table:covered-table-cell table:style-name="ce116"/>
          <table:covered-table-cell table:style-name="Default"/>
          <table:table-cell table:style-name="ce116" table:number-columns-spanned="3" table:number-rows-spanned="1"/>
          <table:covered-table-cell table:number-columns-repeated="2"/>
          <table:table-cell table:style-name="ce56" office:value-type="string" calcext:value-type="string" table:number-columns-spanned="3" table:number-rows-spanned="1">
            <text:p>With regularization =0.01</text:p>
          </table:table-cell>
          <table:covered-table-cell table:style-name="ce116"/>
          <table:covered-table-cell/>
          <table:table-cell table:style-name="ce56" office:value-type="string" calcext:value-type="string" table:number-columns-spanned="3" table:number-rows-spanned="1">
            <text:p>With regularization = 0.001</text:p>
          </table:table-cell>
          <table:covered-table-cell table:style-name="ce116"/>
          <table:covered-table-cell/>
        </table:table-row>
        <table:table-row table:style-name="ro1" table:number-rows-repeated="2">
          <table:table-cell/>
          <table:table-cell table:style-name="Default" table:number-columns-repeated="7"/>
          <table:table-cell table:number-columns-repeated="9"/>
        </table:table-row>
        <table:table-row table:style-name="ro1">
          <table:table-cell office:value-type="string" calcext:value-type="string">
            <text:p>Hyperparameters</text:p>
          </table:table-cell>
          <table:table-cell table:style-name="Default" office:value-type="string" calcext:value-type="string">
            <text:p>LR</text:p>
          </table:table-cell>
          <table:table-cell table:style-name="Default" office:value-type="string" calcext:value-type="string">
            <text:p>Reg?</text:p>
          </table:table-cell>
          <table:table-cell table:style-name="Default" table:number-columns-repeated="5"/>
          <table:table-cell table:number-columns-repeated="9"/>
        </table:table-row>
        <table:table-row table:style-name="ro1">
          <table:table-cell office:value-type="string" calcext:value-type="string">
            <text:p>Pollution</text:p>
          </table:table-cell>
          <table:table-cell table:style-name="Default" office:value-type="float" office:value="0.001" calcext:value-type="float">
            <text:p>0.001</text:p>
          </table:table-cell>
          <table:table-cell table:style-name="Default" office:value-type="string" calcext:value-type="string">
            <text:p>No reg</text:p>
          </table:table-cell>
          <table:table-cell table:style-name="Default" table:number-columns-repeated="5"/>
          <table:table-cell table:number-columns-repeated="9"/>
        </table:table-row>
        <table:table-row table:style-name="ro1">
          <table:table-cell office:value-type="string" calcext:value-type="string">
            <text:p>HR</text:p>
          </table:table-cell>
          <table:table-cell table:style-name="Default" office:value-type="float" office:value="0.001" calcext:value-type="float">
            <text:p>0.001</text:p>
          </table:table-cell>
          <table:table-cell table:style-name="Default" office:value-type="string" calcext:value-type="string">
            <text:p>No reg</text:p>
          </table:table-cell>
          <table:table-cell table:style-name="Default" table:number-columns-repeated="5"/>
          <table:table-cell table:number-columns-repeated="9"/>
        </table:table-row>
        <table:table-row table:style-name="ro1">
          <table:table-cell office:value-type="string" calcext:value-type="string">
            <text:p>Battery</text:p>
          </table:table-cell>
          <table:table-cell table:style-name="Default" office:value-type="float" office:value="0.01" calcext:value-type="float">
            <text:p>0.01</text:p>
          </table:table-cell>
          <table:table-cell table:style-name="Default" office:value-type="string" calcext:value-type="string">
            <text:p>No reg</text:p>
          </table:table-cell>
          <table:table-cell table:style-name="Default" table:number-columns-repeated="5"/>
          <table:table-cell table:number-columns-repeated="9"/>
        </table:table-row>
        <table:table-row table:style-name="ro1" table:number-rows-repeated="2">
          <table:table-cell/>
          <table:table-cell table:style-name="Default" table:number-columns-repeated="7"/>
          <table:table-cell table:number-columns-repeated="9"/>
        </table:table-row>
        <table:table-row table:style-name="ro1">
          <table:table-cell table:style-name="ce116" office:value-type="string" calcext:value-type="string" table:number-columns-spanned="2" table:number-rows-spanned="1">
            <text:p>Evaluation</text:p>
          </table:table-cell>
          <table:covered-table-cell table:style-name="Default"/>
          <table:table-cell table:style-name="ce115" office:value-type="string" calcext:value-type="string">
            <text:p>WORT</text:p>
          </table:table-cell>
          <table:table-cell table:number-columns-repeated="2" table:style-name="ce111" office:value-type="string" calcext:value-type="string">
            <text:p>WORT</text:p>
          </table:table-cell>
          <table:table-cell table:number-columns-repeated="3" table:style-name="ce111" office:value-type="string" calcext:value-type="string">
            <text:p>WRT</text:p>
          </table:table-cell>
          <table:table-cell table:number-columns-repeated="3" table:style-name="ce111" office:value-type="string" calcext:value-type="string">
            <text:p>50-50</text:p>
          </table:table-cell>
          <table:table-cell table:number-columns-repeated="6"/>
        </table:table-row>
        <table:table-row table:style-name="ro1">
          <table:table-cell table:style-name="ce7" office:value-type="string" calcext:value-type="string" table:number-columns-spanned="2" table:number-rows-spanned="1">
            <text:p>Dataset</text:p>
          </table:table-cell>
          <table:covered-table-cell table:style-name="Default"/>
          <table:table-cell table:style-name="ce111" office:value-type="string" calcext:value-type="string">
            <text:p>Pollution</text:p>
          </table:table-cell>
          <table:table-cell table:style-name="ce111" office:value-type="string" calcext:value-type="string">
            <text:p>HR</text:p>
          </table:table-cell>
          <table:table-cell table:style-name="ce111" office:value-type="string" calcext:value-type="string">
            <text:p>BATTERY</text:p>
          </table:table-cell>
          <table:table-cell table:style-name="ce125" office:value-type="string" calcext:value-type="string">
            <text:p>Pollution</text:p>
          </table:table-cell>
          <table:table-cell table:style-name="ce111" office:value-type="string" calcext:value-type="string">
            <text:p>HR</text:p>
          </table:table-cell>
          <table:table-cell table:style-name="ce111" office:value-type="string" calcext:value-type="string">
            <text:p>BATTERY</text:p>
          </table:table-cell>
          <table:table-cell table:style-name="ce111" office:value-type="string" calcext:value-type="string">
            <text:p>Pollution</text:p>
          </table:table-cell>
          <table:table-cell table:style-name="ce111" office:value-type="string" calcext:value-type="string">
            <text:p>HR</text:p>
          </table:table-cell>
          <table:table-cell table:style-name="ce111" office:value-type="string" calcext:value-type="string">
            <text:p>BATTERY</text:p>
          </table:table-cell>
          <table:table-cell table:number-columns-repeated="6"/>
        </table:table-row>
        <table:table-row table:style-name="ro1">
          <table:table-cell table:style-name="ce117" office:value-type="string" calcext:value-type="string" table:number-columns-spanned="1" table:number-rows-spanned="2">
            <text:p>TRIAL 1</text:p>
          </table:table-cell>
          <table:table-cell office:value-type="string" calcext:value-type="string">
            <text:p>MAE</text:p>
          </table:table-cell>
          <table:table-cell office:value-type="float" office:value="0.046656" calcext:value-type="float">
            <text:p>0.046656</text:p>
          </table:table-cell>
          <table:table-cell office:value-type="float" office:value="0.076237" calcext:value-type="float">
            <text:p>0.076237</text:p>
          </table:table-cell>
          <table:table-cell office:value-type="float" office:value="0.003116" calcext:value-type="float">
            <text:p>0.003116</text:p>
          </table:table-cell>
          <table:table-cell office:value-type="float" office:value="0.050484" calcext:value-type="float">
            <text:p>0.050484</text:p>
          </table:table-cell>
          <table:table-cell office:value-type="float" office:value="0.079482" calcext:value-type="float">
            <text:p>0.079482</text:p>
          </table:table-cell>
          <table:table-cell office:value-type="float" office:value="0.003005" calcext:value-type="float">
            <text:p>0.003005</text:p>
          </table:table-cell>
          <table:table-cell table:style-name="ce130" office:value-type="float" office:value="0.049672" calcext:value-type="float">
            <text:p>0.049672</text:p>
          </table:table-cell>
          <table:table-cell table:style-name="ce130" office:value-type="float" office:value="0.059903" calcext:value-type="float">
            <text:p>0.059903</text:p>
          </table:table-cell>
          <table:table-cell table:style-name="ce130" office:value-type="float" office:value="0.004113" calcext:value-type="float">
            <text:p>0.004113</text:p>
          </table:table-cell>
          <table:table-cell table:number-columns-repeated="6"/>
        </table:table-row>
        <table:table-row table:style-name="ro1">
          <table:covered-table-cell table:style-name="ce111"/>
          <table:table-cell office:value-type="string" calcext:value-type="string">
            <text:p>RMSE</text:p>
          </table:table-cell>
          <table:table-cell table:number-columns-repeated="3"/>
          <table:table-cell office:value-type="float" office:value="0.045326" calcext:value-type="float">
            <text:p>0.045326</text:p>
          </table:table-cell>
          <table:table-cell office:value-type="float" office:value="0.076321" calcext:value-type="float">
            <text:p>0.076321</text:p>
          </table:table-cell>
          <table:table-cell office:value-type="float" office:value="0.003283" calcext:value-type="float">
            <text:p>0.003283</text:p>
          </table:table-cell>
          <table:table-cell table:style-name="ce130" office:value-type="float" office:value="0.050589" calcext:value-type="float">
            <text:p>0.050589</text:p>
          </table:table-cell>
          <table:table-cell table:style-name="ce130" office:value-type="float" office:value="0.064074" calcext:value-type="float">
            <text:p>0.064074</text:p>
          </table:table-cell>
          <table:table-cell table:style-name="ce130" office:value-type="float" office:value="0.004026" calcext:value-type="float">
            <text:p>0.004026</text:p>
          </table:table-cell>
          <table:table-cell table:number-columns-repeated="6"/>
        </table:table-row>
        <table:table-row table:style-name="ro1">
          <table:table-cell table:style-name="ce117" office:value-type="string" calcext:value-type="string" table:number-columns-spanned="1" table:number-rows-spanned="2">
            <text:p>TRIAL 2</text:p>
          </table:table-cell>
          <table:table-cell office:value-type="string" calcext:value-type="string">
            <text:p>MAE</text:p>
          </table:table-cell>
          <table:table-cell office:value-type="float" office:value="0.048226" calcext:value-type="float">
            <text:p>0.048226</text:p>
          </table:table-cell>
          <table:table-cell office:value-type="float" office:value="0.06751" calcext:value-type="float">
            <text:p>0.06751</text:p>
          </table:table-cell>
          <table:table-cell office:value-type="float" office:value="0.002753" calcext:value-type="float">
            <text:p>0.002753</text:p>
          </table:table-cell>
          <table:table-cell office:value-type="float" office:value="0.049481" calcext:value-type="float">
            <text:p>0.049481</text:p>
          </table:table-cell>
          <table:table-cell office:value-type="float" office:value="0.07406" calcext:value-type="float">
            <text:p>0.074060</text:p>
          </table:table-cell>
          <table:table-cell office:value-type="float" office:value="0.002849" calcext:value-type="float">
            <text:p>0.002849</text:p>
          </table:table-cell>
          <table:table-cell table:style-name="ce130" office:value-type="float" office:value="0.052128" calcext:value-type="float">
            <text:p>0.052128</text:p>
          </table:table-cell>
          <table:table-cell table:style-name="ce130" office:value-type="float" office:value="0.054003" calcext:value-type="float">
            <text:p>0.054003</text:p>
          </table:table-cell>
          <table:table-cell table:style-name="ce130" office:value-type="float" office:value="0.004773" calcext:value-type="float">
            <text:p>0.004773</text:p>
          </table:table-cell>
          <table:table-cell table:number-columns-repeated="6"/>
        </table:table-row>
        <table:table-row table:style-name="ro1">
          <table:covered-table-cell table:style-name="ce111"/>
          <table:table-cell office:value-type="string" calcext:value-type="string">
            <text:p>RMSE</text:p>
          </table:table-cell>
          <table:table-cell table:number-columns-repeated="2"/>
          <table:table-cell table:style-name="Default"/>
          <table:table-cell office:value-type="float" office:value="0.047304" calcext:value-type="float">
            <text:p>0.047304</text:p>
          </table:table-cell>
          <table:table-cell office:value-type="float" office:value="0.067638" calcext:value-type="float">
            <text:p>0.067638</text:p>
          </table:table-cell>
          <table:table-cell office:value-type="float" office:value="0.002893" calcext:value-type="float">
            <text:p>0.002893</text:p>
          </table:table-cell>
          <table:table-cell table:style-name="ce130" office:value-type="float" office:value="0.052663" calcext:value-type="float">
            <text:p>0.052663</text:p>
          </table:table-cell>
          <table:table-cell table:style-name="ce130" office:value-type="float" office:value="0.058724" calcext:value-type="float">
            <text:p>0.058724</text:p>
          </table:table-cell>
          <table:table-cell table:style-name="ce132" office:value-type="float" office:value="0.00525" calcext:value-type="float">
            <text:p>0.005250</text:p>
          </table:table-cell>
          <table:table-cell table:number-columns-repeated="6"/>
        </table:table-row>
        <table:table-row table:style-name="ro1">
          <table:table-cell table:style-name="ce117" office:value-type="string" calcext:value-type="string" table:number-columns-spanned="1" table:number-rows-spanned="2">
            <text:p>TRIAL 3</text:p>
          </table:table-cell>
          <table:table-cell office:value-type="string" calcext:value-type="string">
            <text:p>MAE</text:p>
          </table:table-cell>
          <table:table-cell office:value-type="float" office:value="0.051503" calcext:value-type="float">
            <text:p>0.051503</text:p>
          </table:table-cell>
          <table:table-cell office:value-type="float" office:value="0.074147" calcext:value-type="float">
            <text:p>0.074147</text:p>
          </table:table-cell>
          <table:table-cell table:style-name="ce124" office:value-type="float" office:value="0.003027" calcext:value-type="float">
            <text:p>0.003027</text:p>
          </table:table-cell>
          <table:table-cell office:value-type="float" office:value="0.051583" calcext:value-type="float">
            <text:p>0.051583</text:p>
          </table:table-cell>
          <table:table-cell office:value-type="float" office:value="0.075668" calcext:value-type="float">
            <text:p>0.075668</text:p>
          </table:table-cell>
          <table:table-cell office:value-type="float" office:value="0.003474" calcext:value-type="float">
            <text:p>0.003474</text:p>
          </table:table-cell>
          <table:table-cell table:style-name="ce130" office:value-type="float" office:value="0.051458" calcext:value-type="float">
            <text:p>0.051458</text:p>
          </table:table-cell>
          <table:table-cell table:style-name="ce130" office:value-type="float" office:value="0.06341" calcext:value-type="float">
            <text:p>0.06341</text:p>
          </table:table-cell>
          <table:table-cell table:style-name="ce130" office:value-type="float" office:value="0.004356" calcext:value-type="float">
            <text:p>0.004356</text:p>
          </table:table-cell>
          <table:table-cell table:number-columns-repeated="6"/>
        </table:table-row>
        <table:table-row table:style-name="ro1">
          <table:covered-table-cell table:style-name="ce111"/>
          <table:table-cell office:value-type="string" calcext:value-type="string">
            <text:p>RMSE</text:p>
          </table:table-cell>
          <table:table-cell table:number-columns-repeated="3"/>
          <table:table-cell office:value-type="float" office:value="0.050781" calcext:value-type="float">
            <text:p>0.050781</text:p>
          </table:table-cell>
          <table:table-cell office:value-type="float" office:value="0.073616" calcext:value-type="float">
            <text:p>0.073616</text:p>
          </table:table-cell>
          <table:table-cell office:value-type="float" office:value="0.004085" calcext:value-type="float">
            <text:p>0.004085</text:p>
          </table:table-cell>
          <table:table-cell table:style-name="ce130" office:value-type="float" office:value="0.055888" calcext:value-type="float">
            <text:p>0.055888</text:p>
          </table:table-cell>
          <table:table-cell table:style-name="ce130" office:value-type="float" office:value="0.066763" calcext:value-type="float">
            <text:p>0.066763</text:p>
          </table:table-cell>
          <table:table-cell table:style-name="ce130" office:value-type="float" office:value="0.006298" calcext:value-type="float">
            <text:p>0.006298</text:p>
          </table:table-cell>
          <table:table-cell table:number-columns-repeated="6"/>
        </table:table-row>
        <table:table-row table:style-name="ro1">
          <table:table-cell table:style-name="ce118" office:value-type="string" calcext:value-type="string" table:number-columns-spanned="1" table:number-rows-spanned="2">
            <text:p>AVG</text:p>
          </table:table-cell>
          <table:table-cell table:style-name="ce119" office:value-type="string" calcext:value-type="string">
            <text:p>MAE</text:p>
          </table:table-cell>
          <table:table-cell table:style-name="ce119" table:formula="of:=AVERAGE([.C22];[.C24];[.C26])" office:value-type="float" office:value="0.048795" calcext:value-type="float">
            <text:p>0.048795</text:p>
          </table:table-cell>
          <table:table-cell table:style-name="ce119" table:formula="of:=AVERAGE([.D22];[.D24];[.D26])" office:value-type="float" office:value="0.0726313333333333" calcext:value-type="float">
            <text:p>0.072631333333333</text:p>
          </table:table-cell>
          <table:table-cell table:style-name="ce119" table:formula="of:=AVERAGE([.E22];[.E24];[.E26])" office:value-type="float" office:value="0.00296533333333333" calcext:value-type="float">
            <text:p>0.002965333333333</text:p>
          </table:table-cell>
          <table:table-cell table:style-name="ce119" table:formula="of:=AVERAGE([.F22];[.F24];[.F26])" office:value-type="float" office:value="0.050516" calcext:value-type="float">
            <text:p>0.050516</text:p>
          </table:table-cell>
          <table:table-cell table:style-name="ce129" table:formula="of:=AVERAGE([.G22];[.G24];[.G26])" office:value-type="float" office:value="0.0764033333333333" calcext:value-type="float">
            <text:p>0.076403</text:p>
          </table:table-cell>
          <table:table-cell table:style-name="ce119" table:formula="of:=AVERAGE([.H22];[.H24];[.H26])" office:value-type="float" office:value="0.00310933333333333" calcext:value-type="float">
            <text:p>0.003109333333333</text:p>
          </table:table-cell>
          <table:table-cell table:style-name="ce119" table:formula="of:=AVERAGE([.I22];[.I24];[.I26])" office:value-type="float" office:value="0.051086" calcext:value-type="float">
            <text:p>0.051086</text:p>
          </table:table-cell>
          <table:table-cell table:style-name="ce119" table:formula="of:=AVERAGE([.J22];[.J24];[.J26])" office:value-type="float" office:value="0.0591053333333333" calcext:value-type="float">
            <text:p>0.059105333333333</text:p>
          </table:table-cell>
          <table:table-cell table:style-name="ce119" table:formula="of:=AVERAGE([.K22];[.K24];[.K26])" office:value-type="float" office:value="0.004414" calcext:value-type="float">
            <text:p>0.004414</text:p>
          </table:table-cell>
          <table:table-cell table:number-columns-repeated="6"/>
        </table:table-row>
        <table:table-row table:style-name="ro1">
          <table:covered-table-cell table:style-name="ce10"/>
          <table:table-cell table:style-name="ce119" office:value-type="string" calcext:value-type="string">
            <text:p>RMSE</text:p>
          </table:table-cell>
          <table:table-cell table:style-name="ce119" table:formula="of:=AVERAGE([.C23];[.C25];[.C27])" office:value-type="string" office:string-value="" calcext:value-type="error">
            <text:p>#DIV/0!</text:p>
          </table:table-cell>
          <table:table-cell table:style-name="ce119" table:formula="of:=AVERAGE([.D23];[.D25];[.D27])" office:value-type="string" office:string-value="" calcext:value-type="error">
            <text:p>#DIV/0!</text:p>
          </table:table-cell>
          <table:table-cell table:style-name="ce119" table:formula="of:=AVERAGE([.E23];[.E25];[.E27])" office:value-type="string" office:string-value="" calcext:value-type="error">
            <text:p>#DIV/0!</text:p>
          </table:table-cell>
          <table:table-cell table:style-name="ce119" table:formula="of:=AVERAGE([.F23];[.F25];[.F27])" office:value-type="float" office:value="0.0478036666666667" calcext:value-type="float">
            <text:p>0.047803666666667</text:p>
          </table:table-cell>
          <table:table-cell table:style-name="ce119" table:formula="of:=AVERAGE([.G23];[.G25];[.G27])" office:value-type="float" office:value="0.072525" calcext:value-type="float">
            <text:p>0.072525</text:p>
          </table:table-cell>
          <table:table-cell table:style-name="ce119" table:formula="of:=AVERAGE([.H23];[.H25];[.H27])" office:value-type="float" office:value="0.00342033333333333" calcext:value-type="float">
            <text:p>0.003420333333333</text:p>
          </table:table-cell>
          <table:table-cell table:style-name="ce119" table:formula="of:=AVERAGE([.I23];[.I25];[.I27])" office:value-type="float" office:value="0.0530466666666667" calcext:value-type="float">
            <text:p>0.053046666666667</text:p>
          </table:table-cell>
          <table:table-cell table:style-name="ce119" table:formula="of:=AVERAGE([.J23];[.J25];[.J27])" office:value-type="float" office:value="0.063187" calcext:value-type="float">
            <text:p>0.063187</text:p>
          </table:table-cell>
          <table:table-cell table:style-name="ce119" table:formula="of:=AVERAGE([.K23];[.K25];[.K27])" office:value-type="float" office:value="0.00519133333333333" calcext:value-type="float">
            <text:p>0.005191333333333</text:p>
          </table:table-cell>
          <table:table-cell table:number-columns-repeated="6"/>
        </table:table-row>
        <table:table-row table:style-name="ro1">
          <table:table-cell table:style-name="ce56"/>
          <table:table-cell table:style-name="Default"/>
          <table:table-cell table:style-name="ce116" table:number-columns-spanned="3" table:number-rows-spanned="1"/>
          <table:covered-table-cell table:number-columns-repeated="2" table:style-name="Default"/>
          <table:table-cell table:style-name="ce56" office:value-type="string" calcext:value-type="string" table:number-columns-spanned="3" table:number-rows-spanned="1">
            <text:p>no regularization</text:p>
          </table:table-cell>
          <table:covered-table-cell table:style-name="ce116"/>
          <table:covered-table-cell table:style-name="Default"/>
          <table:table-cell table:style-name="ce116" table:number-columns-spanned="3" table:number-rows-spanned="1"/>
          <table:covered-table-cell table:number-columns-repeated="2"/>
          <table:table-cell table:number-columns-repeated="6"/>
        </table:table-row>
      </table:table>
      <table:table table:name="Summary" table:style-name="ta1">
        <table:table-column table:style-name="co1" table:default-cell-style-name="ce134"/>
        <table:table-column table:style-name="co1" table:default-cell-style-name="ce51"/>
        <table:table-column table:style-name="co1" table:default-cell-style-name="Default"/>
        <table:table-column table:style-name="co1" table:default-cell-style-name="ce150"/>
        <table:table-column table:style-name="co1" table:default-cell-style-name="ce140"/>
        <table:table-column table:style-name="co1" table:number-columns-repeated="5" table:default-cell-style-name="Default"/>
        <table:table-column table:style-name="co14" table:default-cell-style-name="Default"/>
        <table:table-column table:style-name="co1" table:number-columns-repeated="6" table:default-cell-style-name="Default"/>
        <table:table-row table:style-name="ro2">
          <table:table-cell table:style-name="ce111" table:number-columns-repeated="2"/>
          <table:table-cell table:style-name="ce167" office:value-type="string" calcext:value-type="string" table:number-columns-spanned="3" table:number-rows-spanned="1">
            <text:p>WOFT</text:p>
          </table:table-cell>
          <table:covered-table-cell/>
          <table:covered-table-cell table:style-name="ce150"/>
          <table:table-cell table:style-name="ce142" office:value-type="string" calcext:value-type="string" table:number-columns-spanned="3" table:number-rows-spanned="1">
            <text:p>50-50</text:p>
          </table:table-cell>
          <table:covered-table-cell table:number-columns-repeated="2" table:style-name="ce31"/>
          <table:table-cell table:style-name="ce146" office:value-type="string" calcext:value-type="string" table:number-columns-spanned="3" table:number-rows-spanned="1">
            <text:p>WFT</text:p>
          </table:table-cell>
          <table:covered-table-cell table:number-columns-repeated="2" table:style-name="ce20"/>
          <table:table-cell table:style-name="ce142" office:value-type="string" calcext:value-type="string" table:number-columns-spanned="3" table:number-rows-spanned="1">
            <text:p>50-50 (2)</text:p>
          </table:table-cell>
          <table:covered-table-cell table:number-columns-repeated="2" table:style-name="ce31"/>
          <table:table-cell table:style-name="ce167" office:value-type="string" calcext:value-type="string" table:number-columns-spanned="3" table:number-rows-spanned="1">
            <text:p>WOFT</text:p>
          </table:table-cell>
          <table:covered-table-cell table:number-columns-repeated="2" table:style-name="ce150"/>
        </table:table-row>
        <table:table-row table:style-name="ro2">
          <table:table-cell table:style-name="ce111" table:number-columns-repeated="2"/>
          <table:table-cell table:style-name="ce137" office:value-type="string" calcext:value-type="string">
            <text:p>XGBOOST</text:p>
          </table:table-cell>
          <table:table-cell table:style-name="ce137" office:value-type="string" calcext:value-type="string">
            <text:p>GP</text:p>
          </table:table-cell>
          <table:table-cell table:style-name="ce137" office:value-type="string" calcext:value-type="string">
            <text:p>RESNET</text:p>
          </table:table-cell>
          <table:table-cell table:style-name="ce31" office:value-type="string" calcext:value-type="string">
            <text:p>XGBOOST</text:p>
          </table:table-cell>
          <table:table-cell table:style-name="ce31" office:value-type="string" calcext:value-type="string">
            <text:p>GP</text:p>
          </table:table-cell>
          <table:table-cell table:style-name="ce31" office:value-type="string" calcext:value-type="string">
            <text:p>RESNET</text:p>
          </table:table-cell>
          <table:table-cell table:style-name="ce20" office:value-type="string" calcext:value-type="string">
            <text:p>XGBOOST</text:p>
          </table:table-cell>
          <table:table-cell table:style-name="ce20" office:value-type="string" calcext:value-type="string">
            <text:p>GP</text:p>
          </table:table-cell>
          <table:table-cell table:style-name="ce164" office:value-type="string" calcext:value-type="string">
            <text:p>RESNET</text:p>
          </table:table-cell>
          <table:table-cell table:style-name="ce31" office:value-type="string" calcext:value-type="string">
            <text:p>XGBOOST</text:p>
          </table:table-cell>
          <table:table-cell table:style-name="ce31" office:value-type="string" calcext:value-type="string">
            <text:p>GP</text:p>
          </table:table-cell>
          <table:table-cell table:style-name="ce31" office:value-type="string" calcext:value-type="string">
            <text:p>RESNET</text:p>
          </table:table-cell>
          <table:table-cell table:style-name="ce137" office:value-type="string" calcext:value-type="string">
            <text:p>VRADA-S(1)</text:p>
          </table:table-cell>
          <table:table-cell table:style-name="ce137" office:value-type="string" calcext:value-type="string">
            <text:p>VRADA-C(1)</text:p>
          </table:table-cell>
          <table:table-cell table:style-name="ce137" office:value-type="string" calcext:value-type="string">
            <text:p>…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POLLUTION</text:p>
          </table:table-cell>
          <table:table-cell office:value-type="string" calcext:value-type="string">
            <text:p>MAE</text:p>
          </table:table-cell>
          <table:table-cell table:style-name="ce168" office:value-type="float" office:value="0.043028" calcext:value-type="float">
            <text:p>0.043028</text:p>
          </table:table-cell>
          <table:table-cell office:value-type="string" calcext:value-type="string">
            <text:p>-</text:p>
          </table:table-cell>
          <table:table-cell office:value-type="float" office:value="0.051254" calcext:value-type="float">
            <text:p>0.051254</text:p>
          </table:table-cell>
          <table:table-cell table:style-name="ce145" office:value-type="float" office:value="0.0463201" calcext:value-type="float">
            <text:p>0.0463201</text:p>
          </table:table-cell>
          <table:table-cell table:style-name="ce163"/>
          <table:table-cell table:style-name="ce154" office:value-type="float" office:value="0.041743" calcext:value-type="float">
            <text:p>0.041743</text:p>
          </table:table-cell>
          <table:table-cell table:style-name="ce165"/>
          <table:table-cell table:style-name="ce151" office:value-type="float" office:value="0.0491265" calcext:value-type="float">
            <text:p>0.049127</text:p>
          </table:table-cell>
          <table:table-cell table:style-name="ce151" office:value-type="float" office:value="0.048736333333333" calcext:value-type="float">
            <text:p>0.048736</text:p>
          </table:table-cell>
          <table:table-cell table:style-name="ce145" office:value-type="float" office:value="0.0417605" calcext:value-type="float">
            <text:p>0.0417605</text:p>
          </table:table-cell>
          <table:table-cell table:style-name="ce163"/>
          <table:table-cell table:style-name="ce154" office:value-type="float" office:value="0.041743" calcext:value-type="float">
            <text:p>0.041743</text:p>
          </table:table-cell>
          <table:table-cell/>
          <table:table-cell table:style-name="ce150"/>
          <table:table-cell table:style-name="ce140"/>
        </table:table-row>
        <table:table-row table:style-name="ro1">
          <table:covered-table-cell table:style-name="ce53"/>
          <table:table-cell office:value-type="string" calcext:value-type="string">
            <text:p>RMSE</text:p>
          </table:table-cell>
          <table:table-cell table:style-name="ce168" table:formula="of:=SQRT(0.004344)" office:value-type="float" office:value="0.0659090282131363" calcext:value-type="float">
            <text:p>0.065909</text:p>
          </table:table-cell>
          <table:table-cell office:value-type="string" calcext:value-type="string">
            <text:p>-</text:p>
          </table:table-cell>
          <table:table-cell office:value-type="float" office:value="0.091040333333333" calcext:value-type="float">
            <text:p>0.091040</text:p>
          </table:table-cell>
          <table:table-cell table:style-name="ce145" table:formula="of:=SQRT(0.0049937)" office:value-type="float" office:value="0.0706661163500585" calcext:value-type="float">
            <text:p>0.0706661</text:p>
          </table:table-cell>
          <table:table-cell table:style-name="ce163"/>
          <table:table-cell table:style-name="ce157" office:value-type="float" office:value="0.071891" calcext:value-type="float">
            <text:p>0.071891</text:p>
          </table:table-cell>
          <table:table-cell table:style-name="ce165"/>
          <table:table-cell table:style-name="ce151" table:formula="of:=SQRT(0.0044901)" office:value-type="float" office:value="0.0670082084523978" calcext:value-type="float">
            <text:p>0.067008</text:p>
          </table:table-cell>
          <table:table-cell table:style-name="ce151" office:value-type="float" office:value="0.088776641218936" calcext:value-type="float">
            <text:p>0.088777</text:p>
          </table:table-cell>
          <table:table-cell table:style-name="ce145" table:formula="of:=SQRT(0.00463304250722886)" office:value-type="float" office:value="0.0680664565496755" calcext:value-type="float">
            <text:p>0.0680665</text:p>
          </table:table-cell>
          <table:table-cell table:style-name="ce163"/>
          <table:table-cell table:style-name="ce157" office:value-type="float" office:value="0.071891" calcext:value-type="float">
            <text:p>0.071891</text:p>
          </table:table-cell>
          <table:table-cell table:style-name="ce168"/>
          <table:table-cell table:style-name="ce150"/>
          <table:table-cell table:style-name="ce140"/>
        </table:table-row>
        <table:table-row table:style-name="ro1">
          <table:table-cell office:value-type="string" calcext:value-type="string" table:number-columns-spanned="1" table:number-rows-spanned="2">
            <text:p>HR</text:p>
          </table:table-cell>
          <table:table-cell office:value-type="string" calcext:value-type="string">
            <text:p>MAE</text:p>
          </table:table-cell>
          <table:table-cell table:style-name="ce140" office:value-type="float" office:value="0.076297" calcext:value-type="float">
            <text:p>0.076297</text:p>
          </table:table-cell>
          <table:table-cell office:value-type="string" calcext:value-type="string">
            <text:p>-</text:p>
          </table:table-cell>
          <table:table-cell table:style-name="ce168" office:value-type="float" office:value="0.05763" calcext:value-type="float">
            <text:p>0.057630</text:p>
          </table:table-cell>
          <table:table-cell table:style-name="ce145" office:value-type="float" office:value="0.0600014" calcext:value-type="float">
            <text:p>0.0600014</text:p>
          </table:table-cell>
          <table:table-cell table:style-name="ce163"/>
          <table:table-cell table:style-name="ce154" office:value-type="float" office:value="0.043528333333333" calcext:value-type="float">
            <text:p>0.043528</text:p>
          </table:table-cell>
          <table:table-cell table:style-name="ce149"/>
          <table:table-cell table:style-name="ce151" office:value-type="float" office:value="0.1182333" calcext:value-type="float">
            <text:p>0.118233</text:p>
          </table:table-cell>
          <table:table-cell table:style-name="ce151" office:value-type="float" office:value="0.060651666666667" calcext:value-type="float">
            <text:p>0.060652</text:p>
          </table:table-cell>
          <table:table-cell table:style-name="ce145" office:value-type="float" office:value="0.1025562" calcext:value-type="float">
            <text:p>0.1025562</text:p>
          </table:table-cell>
          <table:table-cell table:style-name="ce163"/>
          <table:table-cell table:style-name="ce154" office:value-type="float" office:value="0.043528333333333" calcext:value-type="float">
            <text:p>0.043528</text:p>
          </table:table-cell>
          <table:table-cell table:style-name="ce139"/>
          <table:table-cell table:style-name="ce150"/>
          <table:table-cell table:style-name="ce168"/>
        </table:table-row>
        <table:table-row table:style-name="ro1">
          <table:covered-table-cell table:style-name="ce53"/>
          <table:table-cell office:value-type="string" calcext:value-type="string">
            <text:p>RMSE</text:p>
          </table:table-cell>
          <table:table-cell table:style-name="ce140" table:formula="of:=SQRT(0.00875447)" office:value-type="float" office:value="0.0935653247736575" calcext:value-type="float">
            <text:p>0.093565</text:p>
          </table:table-cell>
          <table:table-cell office:value-type="string" calcext:value-type="string">
            <text:p>-</text:p>
          </table:table-cell>
          <table:table-cell table:style-name="ce168" office:value-type="float" office:value="0.083713333333333" calcext:value-type="float">
            <text:p>0.083713</text:p>
          </table:table-cell>
          <table:table-cell table:style-name="ce145" table:formula="of:=SQRT(0.0050925)" office:value-type="float" office:value="0.0713617544627373" calcext:value-type="float">
            <text:p>0.0713618</text:p>
          </table:table-cell>
          <table:table-cell table:style-name="ce122"/>
          <table:table-cell table:style-name="ce154" office:value-type="float" office:value="0.053870666666667" calcext:value-type="float">
            <text:p>0.053871</text:p>
          </table:table-cell>
          <table:table-cell table:style-name="ce149"/>
          <table:table-cell table:style-name="ce151" table:formula="of:=SQRT(0.0270737)" office:value-type="float" office:value="0.164540876380309" calcext:value-type="float">
            <text:p>0.164541</text:p>
          </table:table-cell>
          <table:table-cell table:style-name="ce151" office:value-type="float" office:value="0.163144082124115" calcext:value-type="float">
            <text:p>0.163144</text:p>
          </table:table-cell>
          <table:table-cell table:style-name="ce145" table:formula="of:=SQRT(0.0146022531814846)" office:value-type="float" office:value="0.12083978310757" calcext:value-type="float">
            <text:p>0.1208398</text:p>
          </table:table-cell>
          <table:table-cell table:style-name="ce122"/>
          <table:table-cell table:style-name="ce154" office:value-type="float" office:value="0.053870666666667" calcext:value-type="float">
            <text:p>0.053871</text:p>
          </table:table-cell>
          <table:table-cell table:style-name="ce140"/>
          <table:table-cell table:style-name="ce150"/>
          <table:table-cell table:style-name="ce168"/>
        </table:table-row>
        <table:table-row table:style-name="ro1">
          <table:table-cell office:value-type="string" calcext:value-type="string" table:number-columns-spanned="1" table:number-rows-spanned="2">
            <text:p>BATTERY</text:p>
          </table:table-cell>
          <table:table-cell office:value-type="string" calcext:value-type="string">
            <text:p>MAE</text:p>
          </table:table-cell>
          <table:table-cell table:style-name="ce169" office:value-type="float" office:value="0.036035" calcext:value-type="float">
            <text:p>0.036035</text:p>
          </table:table-cell>
          <table:table-cell office:value-type="string" calcext:value-type="string">
            <text:p>-</text:p>
          </table:table-cell>
          <table:table-cell office:value-type="float" office:value="0.037211" calcext:value-type="float">
            <text:p>0.037211</text:p>
          </table:table-cell>
          <table:table-cell table:style-name="ce145" office:value-type="float" office:value="0.0616114" calcext:value-type="float">
            <text:p>0.0616114</text:p>
          </table:table-cell>
          <table:table-cell table:style-name="ce122"/>
          <table:table-cell table:style-name="ce154" office:value-type="float" office:value="0.035870333333333" calcext:value-type="float">
            <text:p>0.035870</text:p>
          </table:table-cell>
          <table:table-cell table:style-name="ce149"/>
          <table:table-cell table:style-name="ce151" office:value-type="float" office:value="0.012753" calcext:value-type="float">
            <text:p>0.012753</text:p>
          </table:table-cell>
          <table:table-cell table:style-name="ce151" office:value-type="float" office:value="0.0367" calcext:value-type="float">
            <text:p>0.036700</text:p>
          </table:table-cell>
          <table:table-cell table:style-name="ce145" office:value-type="float" office:value="0.237677286162663" calcext:value-type="float">
            <text:p>0.2376773</text:p>
          </table:table-cell>
          <table:table-cell table:style-name="ce122"/>
          <table:table-cell table:style-name="ce154" office:value-type="float" office:value="0.035870333333333" calcext:value-type="float">
            <text:p>0.035870</text:p>
          </table:table-cell>
          <table:table-cell table:style-name="ce169"/>
          <table:table-cell table:style-name="ce150"/>
          <table:table-cell table:style-name="ce140"/>
        </table:table-row>
        <table:table-row table:style-name="ro1">
          <table:covered-table-cell table:style-name="ce53"/>
          <table:table-cell office:value-type="string" calcext:value-type="string">
            <text:p>RMSE</text:p>
          </table:table-cell>
          <table:table-cell table:style-name="ce170" table:formula="of:=SQRT(0.002996)" office:value-type="float" office:value="0.054735728733616" calcext:value-type="float">
            <text:p>0.0547357</text:p>
          </table:table-cell>
          <table:table-cell office:value-type="string" calcext:value-type="string">
            <text:p>-</text:p>
          </table:table-cell>
          <table:table-cell office:value-type="float" office:value="0.055965666666667" calcext:value-type="float">
            <text:p>0.055966</text:p>
          </table:table-cell>
          <table:table-cell table:style-name="ce145" table:formula="of:=SQRT(0.0060736)" office:value-type="float" office:value="0.0779333048189283" calcext:value-type="float">
            <text:p>0.0779333</text:p>
          </table:table-cell>
          <table:table-cell table:style-name="ce122"/>
          <table:table-cell table:style-name="ce154" office:value-type="float" office:value="0.044961666666667" calcext:value-type="float">
            <text:p>0.044962</text:p>
          </table:table-cell>
          <table:table-cell table:style-name="ce149"/>
          <table:table-cell table:style-name="ce151" table:formula="of:=SQRT(0.0022981)" office:value-type="float" office:value="0.047938502271139" calcext:value-type="float">
            <text:p>0.047939</text:p>
          </table:table-cell>
          <table:table-cell table:style-name="ce151" office:value-type="float" office:value="0.056699740932214" calcext:value-type="float">
            <text:p>0.056700</text:p>
          </table:table-cell>
          <table:table-cell table:style-name="ce145" table:formula="of:=SQRT(0.0741558515244767)" office:value-type="float" office:value="0.272315720303615" calcext:value-type="float">
            <text:p>0.2723157</text:p>
          </table:table-cell>
          <table:table-cell table:style-name="ce122"/>
          <table:table-cell table:style-name="ce154" office:value-type="float" office:value="0.044961666666667" calcext:value-type="float">
            <text:p>0.044962</text:p>
          </table:table-cell>
          <table:table-cell table:style-name="ce170"/>
          <table:table-cell table:style-name="ce150"/>
          <table:table-cell table:style-name="ce140"/>
        </table:table-row>
        <table:table-row table:style-name="ro1" table:number-rows-repeated="2">
          <table:table-cell table:style-name="Default" table:number-columns-repeated="2"/>
          <table:table-cell/>
          <table:table-cell table:style-name="Default" table:number-columns-repeated="2"/>
          <table:table-cell table:number-columns-repeated="12"/>
        </table:table-row>
        <table:table-row table:style-name="ro1">
          <table:table-cell table:style-name="ce117" table:number-columns-spanned="2" table:number-rows-spanned="2"/>
          <table:covered-table-cell table:style-name="ce111"/>
          <table:table-cell table:style-name="ce167" office:value-type="string" calcext:value-type="string" table:number-columns-spanned="3" table:number-rows-spanned="1">
            <text:p>WOFT</text:p>
          </table:table-cell>
          <table:covered-table-cell/>
          <table:covered-table-cell table:style-name="ce150"/>
          <table:table-cell table:number-columns-repeated="12"/>
        </table:table-row>
        <table:table-row table:style-name="ro1">
          <table:covered-table-cell table:number-columns-repeated="2" table:style-name="ce111"/>
          <table:table-cell table:style-name="ce137" office:value-type="string" calcext:value-type="string">
            <text:p>XGBOOST</text:p>
          </table:table-cell>
          <table:table-cell table:style-name="ce137" office:value-type="string" calcext:value-type="string">
            <text:p>GP</text:p>
          </table:table-cell>
          <table:table-cell table:style-name="ce137" office:value-type="string" calcext:value-type="string">
            <text:p>RESNET</text:p>
          </table:table-cell>
          <table:table-cell table:number-columns-repeated="12"/>
        </table:table-row>
        <table:table-row table:style-name="ro1">
          <table:table-cell office:value-type="string" calcext:value-type="string" table:number-columns-spanned="1" table:number-rows-spanned="2">
            <text:p>POLLUTION</text:p>
          </table:table-cell>
          <table:table-cell office:value-type="string" calcext:value-type="string">
            <text:p>MAE</text:p>
          </table:table-cell>
          <table:table-cell table:style-name="ce168" office:value-type="float" office:value="0.043028" calcext:value-type="float">
            <text:p>0.043028</text:p>
          </table:table-cell>
          <table:table-cell office:value-type="string" calcext:value-type="string">
            <text:p>-</text:p>
          </table:table-cell>
          <table:table-cell office:value-type="float" office:value="0.051254" calcext:value-type="float">
            <text:p>0.051254</text:p>
          </table:table-cell>
          <table:table-cell table:number-columns-repeated="12"/>
        </table:table-row>
        <table:table-row table:style-name="ro1">
          <table:covered-table-cell table:style-name="ce53"/>
          <table:table-cell office:value-type="string" calcext:value-type="string">
            <text:p>RMSE</text:p>
          </table:table-cell>
          <table:table-cell table:style-name="ce168" table:formula="of:=SQRT(0.004344)" office:value-type="float" office:value="0.0659090282131363" calcext:value-type="float">
            <text:p>0.065909</text:p>
          </table:table-cell>
          <table:table-cell office:value-type="string" calcext:value-type="string">
            <text:p>-</text:p>
          </table:table-cell>
          <table:table-cell office:value-type="float" office:value="0.091040333333333" calcext:value-type="float">
            <text:p>0.091040</text:p>
          </table:table-cell>
          <table:table-cell table:number-columns-repeated="12"/>
        </table:table-row>
        <table:table-row table:style-name="ro1">
          <table:table-cell office:value-type="string" calcext:value-type="string" table:number-columns-spanned="1" table:number-rows-spanned="2">
            <text:p>HR</text:p>
          </table:table-cell>
          <table:table-cell office:value-type="string" calcext:value-type="string">
            <text:p>MAE</text:p>
          </table:table-cell>
          <table:table-cell table:style-name="ce140" office:value-type="float" office:value="0.076297" calcext:value-type="float">
            <text:p>0.076297</text:p>
          </table:table-cell>
          <table:table-cell office:value-type="string" calcext:value-type="string">
            <text:p>-</text:p>
          </table:table-cell>
          <table:table-cell table:style-name="ce168" office:value-type="float" office:value="0.05763" calcext:value-type="float">
            <text:p>0.057630</text:p>
          </table:table-cell>
          <table:table-cell table:number-columns-repeated="12"/>
        </table:table-row>
        <table:table-row table:style-name="ro1">
          <table:covered-table-cell table:style-name="ce53"/>
          <table:table-cell office:value-type="string" calcext:value-type="string">
            <text:p>RMSE</text:p>
          </table:table-cell>
          <table:table-cell table:style-name="ce140" table:formula="of:=SQRT(0.00875447)" office:value-type="float" office:value="0.0935653247736575" calcext:value-type="float">
            <text:p>0.093565</text:p>
          </table:table-cell>
          <table:table-cell office:value-type="string" calcext:value-type="string">
            <text:p>-</text:p>
          </table:table-cell>
          <table:table-cell table:style-name="ce168" office:value-type="float" office:value="0.083713333333333" calcext:value-type="float">
            <text:p>0.083713</text:p>
          </table:table-cell>
          <table:table-cell table:number-columns-repeated="12"/>
        </table:table-row>
        <table:table-row table:style-name="ro1">
          <table:table-cell office:value-type="string" calcext:value-type="string" table:number-columns-spanned="1" table:number-rows-spanned="2">
            <text:p>BATTERY</text:p>
          </table:table-cell>
          <table:table-cell office:value-type="string" calcext:value-type="string">
            <text:p>MAE</text:p>
          </table:table-cell>
          <table:table-cell table:style-name="ce169" office:value-type="float" office:value="0.036035" calcext:value-type="float">
            <text:p>0.036035</text:p>
          </table:table-cell>
          <table:table-cell office:value-type="string" calcext:value-type="string">
            <text:p>-</text:p>
          </table:table-cell>
          <table:table-cell office:value-type="float" office:value="0.037211" calcext:value-type="float">
            <text:p>0.037211</text:p>
          </table:table-cell>
          <table:table-cell table:number-columns-repeated="12"/>
        </table:table-row>
        <table:table-row table:style-name="ro1">
          <table:covered-table-cell table:style-name="ce53"/>
          <table:table-cell office:value-type="string" calcext:value-type="string">
            <text:p>RMSE</text:p>
          </table:table-cell>
          <table:table-cell table:style-name="ce170" table:formula="of:=SQRT(0.002996)" office:value-type="float" office:value="0.054735728733616" calcext:value-type="float">
            <text:p>0.0547357</text:p>
          </table:table-cell>
          <table:table-cell office:value-type="string" calcext:value-type="string">
            <text:p>-</text:p>
          </table:table-cell>
          <table:table-cell office:value-type="float" office:value="0.055965666666667" calcext:value-type="float">
            <text:p>0.055966</text:p>
          </table:table-cell>
          <table:table-cell table:number-columns-repeated="12"/>
        </table:table-row>
        <table:table-row table:style-name="ro1" table:number-rows-repeated="2">
          <table:table-cell table:style-name="Default" table:number-columns-repeated="2"/>
          <table:table-cell/>
          <table:table-cell table:style-name="Default" table:number-columns-repeated="2"/>
          <table:table-cell table:number-columns-repeated="12"/>
        </table:table-row>
        <table:table-row table:style-name="ro1">
          <table:table-cell table:style-name="ce117" table:number-columns-spanned="2" table:number-rows-spanned="2"/>
          <table:covered-table-cell table:style-name="ce111"/>
          <table:table-cell table:style-name="ce142" office:value-type="string" calcext:value-type="string" table:number-columns-spanned="3" table:number-rows-spanned="1">
            <text:p>50-50</text:p>
          </table:table-cell>
          <table:covered-table-cell table:number-columns-repeated="2" table:style-name="ce31"/>
          <table:table-cell table:number-columns-repeated="12"/>
        </table:table-row>
        <table:table-row table:style-name="ro1">
          <table:covered-table-cell table:number-columns-repeated="2" table:style-name="ce111"/>
          <table:table-cell table:style-name="ce31" office:value-type="string" calcext:value-type="string">
            <text:p>XGBOOST</text:p>
          </table:table-cell>
          <table:table-cell table:style-name="ce31" office:value-type="string" calcext:value-type="string">
            <text:p>GP</text:p>
          </table:table-cell>
          <table:table-cell table:style-name="ce31" office:value-type="string" calcext:value-type="string">
            <text:p>RESNET</text:p>
          </table:table-cell>
          <table:table-cell table:number-columns-repeated="12"/>
        </table:table-row>
        <table:table-row table:style-name="ro1">
          <table:table-cell office:value-type="string" calcext:value-type="string" table:number-columns-spanned="1" table:number-rows-spanned="2">
            <text:p>POLLUTION</text:p>
          </table:table-cell>
          <table:table-cell office:value-type="string" calcext:value-type="string">
            <text:p>MAE</text:p>
          </table:table-cell>
          <table:table-cell table:style-name="ce145" office:value-type="float" office:value="0.0463201" calcext:value-type="float">
            <text:p>0.0463201</text:p>
          </table:table-cell>
          <table:table-cell table:style-name="ce122" office:value-type="string" calcext:value-type="string">
            <text:p>-</text:p>
          </table:table-cell>
          <table:table-cell table:style-name="ce154" office:value-type="float" office:value="0.041743" calcext:value-type="float">
            <text:p>0.041743</text:p>
          </table:table-cell>
          <table:table-cell table:number-columns-repeated="12"/>
        </table:table-row>
        <table:table-row table:style-name="ro1">
          <table:covered-table-cell table:style-name="ce53"/>
          <table:table-cell office:value-type="string" calcext:value-type="string">
            <text:p>RMSE</text:p>
          </table:table-cell>
          <table:table-cell table:style-name="ce145" table:formula="of:=SQRT(0.0049937)" office:value-type="float" office:value="0.0706661163500585" calcext:value-type="float">
            <text:p>0.0706661</text:p>
          </table:table-cell>
          <table:table-cell table:style-name="ce122" office:value-type="string" calcext:value-type="string">
            <text:p>-</text:p>
          </table:table-cell>
          <table:table-cell table:style-name="ce157" office:value-type="float" office:value="0.071891" calcext:value-type="float">
            <text:p>0.071891</text:p>
          </table:table-cell>
          <table:table-cell table:number-columns-repeated="12"/>
        </table:table-row>
        <table:table-row table:style-name="ro1">
          <table:table-cell office:value-type="string" calcext:value-type="string" table:number-columns-spanned="1" table:number-rows-spanned="2">
            <text:p>HR</text:p>
          </table:table-cell>
          <table:table-cell office:value-type="string" calcext:value-type="string">
            <text:p>MAE</text:p>
          </table:table-cell>
          <table:table-cell table:style-name="ce145" office:value-type="float" office:value="0.0600014" calcext:value-type="float">
            <text:p>0.0600014</text:p>
          </table:table-cell>
          <table:table-cell table:style-name="ce122" office:value-type="string" calcext:value-type="string">
            <text:p>-</text:p>
          </table:table-cell>
          <table:table-cell table:style-name="ce154" office:value-type="float" office:value="0.043528333333333" calcext:value-type="float">
            <text:p>0.043528</text:p>
          </table:table-cell>
          <table:table-cell table:number-columns-repeated="12"/>
        </table:table-row>
        <table:table-row table:style-name="ro1">
          <table:covered-table-cell table:style-name="ce53"/>
          <table:table-cell office:value-type="string" calcext:value-type="string">
            <text:p>RMSE</text:p>
          </table:table-cell>
          <table:table-cell table:style-name="ce145" table:formula="of:=SQRT(0.0050925)" office:value-type="float" office:value="0.0713617544627373" calcext:value-type="float">
            <text:p>0.0713618</text:p>
          </table:table-cell>
          <table:table-cell table:style-name="ce122" office:value-type="string" calcext:value-type="string">
            <text:p>-</text:p>
          </table:table-cell>
          <table:table-cell table:style-name="ce154" office:value-type="float" office:value="0.053870666666667" calcext:value-type="float">
            <text:p>0.053871</text:p>
          </table:table-cell>
          <table:table-cell table:number-columns-repeated="12"/>
        </table:table-row>
        <table:table-row table:style-name="ro1">
          <table:table-cell office:value-type="string" calcext:value-type="string" table:number-columns-spanned="1" table:number-rows-spanned="2">
            <text:p>BATTERY</text:p>
          </table:table-cell>
          <table:table-cell office:value-type="string" calcext:value-type="string">
            <text:p>MAE</text:p>
          </table:table-cell>
          <table:table-cell table:style-name="ce145" office:value-type="float" office:value="0.0616114" calcext:value-type="float">
            <text:p>0.0616114</text:p>
          </table:table-cell>
          <table:table-cell table:style-name="ce122" office:value-type="string" calcext:value-type="string">
            <text:p>-</text:p>
          </table:table-cell>
          <table:table-cell table:style-name="ce154" office:value-type="float" office:value="0.035870333333333" calcext:value-type="float">
            <text:p>0.035870</text:p>
          </table:table-cell>
          <table:table-cell table:number-columns-repeated="12"/>
        </table:table-row>
        <table:table-row table:style-name="ro1">
          <table:covered-table-cell table:style-name="ce53"/>
          <table:table-cell office:value-type="string" calcext:value-type="string">
            <text:p>RMSE</text:p>
          </table:table-cell>
          <table:table-cell table:style-name="ce145" table:formula="of:=SQRT(0.0060736)" office:value-type="float" office:value="0.0779333048189283" calcext:value-type="float">
            <text:p>0.0779333</text:p>
          </table:table-cell>
          <table:table-cell table:style-name="ce122" office:value-type="string" calcext:value-type="string">
            <text:p>-</text:p>
          </table:table-cell>
          <table:table-cell table:style-name="ce154" office:value-type="float" office:value="0.044961666666667" calcext:value-type="float">
            <text:p>0.044962</text:p>
          </table:table-cell>
          <table:table-cell table:number-columns-repeated="12"/>
        </table:table-row>
        <table:table-row table:style-name="ro1" table:number-rows-repeated="2">
          <table:table-cell table:style-name="Default" table:number-columns-repeated="2"/>
          <table:table-cell/>
          <table:table-cell table:style-name="Default" table:number-columns-repeated="2"/>
          <table:table-cell table:number-columns-repeated="12"/>
        </table:table-row>
        <table:table-row table:style-name="ro1">
          <table:table-cell table:style-name="ce117" table:number-columns-spanned="2" table:number-rows-spanned="2"/>
          <table:covered-table-cell table:style-name="ce111"/>
          <table:table-cell table:style-name="ce146" office:value-type="string" calcext:value-type="string" table:number-columns-spanned="3" table:number-rows-spanned="1">
            <text:p>WFT</text:p>
          </table:table-cell>
          <table:covered-table-cell table:number-columns-repeated="2" table:style-name="ce20"/>
          <table:table-cell table:number-columns-repeated="12"/>
        </table:table-row>
        <table:table-row table:style-name="ro1">
          <table:covered-table-cell table:number-columns-repeated="2" table:style-name="ce111"/>
          <table:table-cell table:style-name="ce20" office:value-type="string" calcext:value-type="string">
            <text:p>XGBOOST</text:p>
          </table:table-cell>
          <table:table-cell table:style-name="ce20" office:value-type="string" calcext:value-type="string">
            <text:p>GP</text:p>
          </table:table-cell>
          <table:table-cell table:style-name="ce20" office:value-type="string" calcext:value-type="string">
            <text:p>RESNET</text:p>
          </table:table-cell>
          <table:table-cell table:number-columns-repeated="12"/>
        </table:table-row>
        <table:table-row table:style-name="ro1">
          <table:table-cell office:value-type="string" calcext:value-type="string" table:number-columns-spanned="1" table:number-rows-spanned="2">
            <text:p>POLLUTION</text:p>
          </table:table-cell>
          <table:table-cell office:value-type="string" calcext:value-type="string">
            <text:p>MAE</text:p>
          </table:table-cell>
          <table:table-cell table:style-name="ce149" office:value-type="string" calcext:value-type="string">
            <text:p>-</text:p>
          </table:table-cell>
          <table:table-cell table:style-name="ce151" office:value-type="float" office:value="0.0491265" calcext:value-type="float">
            <text:p>0.049127</text:p>
          </table:table-cell>
          <table:table-cell table:style-name="ce164" office:value-type="float" office:value="0.048736333333333" calcext:value-type="float">
            <text:p>0.048736</text:p>
          </table:table-cell>
          <table:table-cell table:number-columns-repeated="12"/>
        </table:table-row>
        <table:table-row table:style-name="ro1">
          <table:covered-table-cell table:style-name="ce53"/>
          <table:table-cell office:value-type="string" calcext:value-type="string">
            <text:p>RMSE</text:p>
          </table:table-cell>
          <table:table-cell table:style-name="ce149" office:value-type="string" calcext:value-type="string">
            <text:p>-</text:p>
          </table:table-cell>
          <table:table-cell table:style-name="ce164" table:formula="of:=SQRT(0.0044901)" office:value-type="float" office:value="0.0670082084523978" calcext:value-type="float">
            <text:p>0.067008</text:p>
          </table:table-cell>
          <table:table-cell table:style-name="ce151" office:value-type="float" office:value="0.088776641218936" calcext:value-type="float">
            <text:p>0.088777</text:p>
          </table:table-cell>
          <table:table-cell table:number-columns-repeated="12"/>
        </table:table-row>
        <table:table-row table:style-name="ro1">
          <table:table-cell office:value-type="string" calcext:value-type="string" table:number-columns-spanned="1" table:number-rows-spanned="2">
            <text:p>HR</text:p>
          </table:table-cell>
          <table:table-cell office:value-type="string" calcext:value-type="string">
            <text:p>MAE</text:p>
          </table:table-cell>
          <table:table-cell table:style-name="ce149" office:value-type="string" calcext:value-type="string">
            <text:p>-</text:p>
          </table:table-cell>
          <table:table-cell table:style-name="ce151" office:value-type="float" office:value="0.1182333" calcext:value-type="float">
            <text:p>0.118233</text:p>
          </table:table-cell>
          <table:table-cell table:style-name="ce164" office:value-type="float" office:value="0.060651666666667" calcext:value-type="float">
            <text:p>0.060652</text:p>
          </table:table-cell>
          <table:table-cell table:number-columns-repeated="12"/>
        </table:table-row>
        <table:table-row table:style-name="ro1">
          <table:covered-table-cell table:style-name="ce53"/>
          <table:table-cell office:value-type="string" calcext:value-type="string">
            <text:p>RMSE</text:p>
          </table:table-cell>
          <table:table-cell table:style-name="ce149" office:value-type="string" calcext:value-type="string">
            <text:p>-</text:p>
          </table:table-cell>
          <table:table-cell table:style-name="ce151" table:formula="of:=SQRT(0.0270737)" office:value-type="float" office:value="0.164540876380309" calcext:value-type="float">
            <text:p>0.164541</text:p>
          </table:table-cell>
          <table:table-cell table:style-name="ce164" office:value-type="float" office:value="0.163144082124115" calcext:value-type="float">
            <text:p>0.163144</text:p>
          </table:table-cell>
          <table:table-cell table:number-columns-repeated="12"/>
        </table:table-row>
        <table:table-row table:style-name="ro1">
          <table:table-cell office:value-type="string" calcext:value-type="string" table:number-columns-spanned="1" table:number-rows-spanned="2">
            <text:p>BATTERY</text:p>
          </table:table-cell>
          <table:table-cell office:value-type="string" calcext:value-type="string">
            <text:p>MAE</text:p>
          </table:table-cell>
          <table:table-cell table:style-name="ce149" office:value-type="string" calcext:value-type="string">
            <text:p>-</text:p>
          </table:table-cell>
          <table:table-cell table:style-name="ce164" office:value-type="float" office:value="0.012753" calcext:value-type="float">
            <text:p>0.012753</text:p>
          </table:table-cell>
          <table:table-cell table:style-name="ce151" office:value-type="float" office:value="0.0367" calcext:value-type="float">
            <text:p>0.036700</text:p>
          </table:table-cell>
          <table:table-cell table:number-columns-repeated="12"/>
        </table:table-row>
        <table:table-row table:style-name="ro1">
          <table:covered-table-cell table:style-name="ce53"/>
          <table:table-cell office:value-type="string" calcext:value-type="string">
            <text:p>RMSE</text:p>
          </table:table-cell>
          <table:table-cell table:style-name="ce149" office:value-type="string" calcext:value-type="string">
            <text:p>-</text:p>
          </table:table-cell>
          <table:table-cell table:style-name="ce164" table:formula="of:=SQRT(0.0022981)" office:value-type="float" office:value="0.047938502271139" calcext:value-type="float">
            <text:p>0.047939</text:p>
          </table:table-cell>
          <table:table-cell table:style-name="ce151" office:value-type="float" office:value="0.056699740932214" calcext:value-type="float">
            <text:p>0.056700</text:p>
          </table:table-cell>
          <table:table-cell table:number-columns-repeated="12"/>
        </table:table-row>
      </table:table>
      <table:table table:name="VRADA" table:style-name="ta1">
        <table:table-column table:style-name="co1" table:default-cell-style-name="ce117"/>
        <table:table-column table:style-name="co1" table:default-cell-style-name="ce111"/>
        <table:table-column table:style-name="co15" table:default-cell-style-name="ce122"/>
        <table:table-column table:style-name="co1" table:number-columns-repeated="2" table:default-cell-style-name="ce45"/>
        <table:table-column table:style-name="co1" table:default-cell-style-name="ce126"/>
        <table:table-column table:style-name="co1" table:number-columns-repeated="2" table:default-cell-style-name="ce128"/>
        <table:table-column table:style-name="co1" table:number-columns-repeated="3" table:default-cell-style-name="ce45"/>
        <table:table-row table:style-name="ro1">
          <table:table-cell table:style-name="ce116" office:value-type="string" calcext:value-type="string" table:number-columns-spanned="2" table:number-rows-spanned="1">
            <text:p>Evaluation</text:p>
          </table:table-cell>
          <table:covered-table-cell table:style-name="Default"/>
          <table:table-cell table:style-name="ce115" office:value-type="string" calcext:value-type="string">
            <text:p>WORT</text:p>
          </table:table-cell>
          <table:table-cell table:number-columns-repeated="2" table:style-name="ce111" office:value-type="string" calcext:value-type="string">
            <text:p>WORT</text:p>
          </table:table-cell>
          <table:table-cell table:number-columns-repeated="3" table:style-name="ce111" office:value-type="string" calcext:value-type="string">
            <text:p>WRT</text:p>
          </table:table-cell>
          <table:table-cell table:number-columns-repeated="3" table:style-name="ce111" office:value-type="string" calcext:value-type="string">
            <text:p>50-50</text:p>
          </table:table-cell>
        </table:table-row>
        <table:table-row table:style-name="ro1">
          <table:table-cell office:value-type="string" calcext:value-type="string" table:number-columns-spanned="2" table:number-rows-spanned="1">
            <text:p>Dataset</text:p>
          </table:table-cell>
          <table:covered-table-cell table:style-name="Default"/>
          <table:table-cell table:style-name="ce111" office:value-type="string" calcext:value-type="string">
            <text:p>Pollution</text:p>
          </table:table-cell>
          <table:table-cell table:style-name="ce111" office:value-type="string" calcext:value-type="string">
            <text:p>HR</text:p>
          </table:table-cell>
          <table:table-cell table:style-name="ce111" office:value-type="string" calcext:value-type="string">
            <text:p>BATTERY</text:p>
          </table:table-cell>
          <table:table-cell table:style-name="ce125" office:value-type="string" calcext:value-type="string">
            <text:p>Pollution</text:p>
          </table:table-cell>
          <table:table-cell table:style-name="ce111" office:value-type="string" calcext:value-type="string">
            <text:p>HR</text:p>
          </table:table-cell>
          <table:table-cell table:style-name="ce111" office:value-type="string" calcext:value-type="string">
            <text:p>BATTERY</text:p>
          </table:table-cell>
          <table:table-cell table:style-name="ce111" office:value-type="string" calcext:value-type="string">
            <text:p>Pollution</text:p>
          </table:table-cell>
          <table:table-cell table:style-name="ce111" office:value-type="string" calcext:value-type="string">
            <text:p>HR</text:p>
          </table:table-cell>
          <table:table-cell table:style-name="ce111" office:value-type="string" calcext:value-type="string">
            <text:p>BATTERY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TRIAL 1</text:p>
          </table:table-cell>
          <table:table-cell office:value-type="string" calcext:value-type="string">
            <text:p>MAE</text:p>
          </table:table-cell>
          <table:table-cell office:value-type="float" office:value="0.042747" calcext:value-type="float">
            <text:p>0.042747</text:p>
          </table:table-cell>
          <table:table-cell office:value-type="float" office:value="0.085184" calcext:value-type="float">
            <text:p>0.085184</text:p>
          </table:table-cell>
          <table:table-cell office:value-type="float" office:value="0.003004" calcext:value-type="float">
            <text:p>0.003004</text:p>
          </table:table-cell>
          <table:table-cell office:value-type="float" office:value="0.041678" calcext:value-type="float">
            <text:p>0.041678</text:p>
          </table:table-cell>
          <table:table-cell office:value-type="float" office:value="0.084793" calcext:value-type="float">
            <text:p>0.084793</text:p>
          </table:table-cell>
          <table:table-cell office:value-type="float" office:value="0.003071" calcext:value-type="float">
            <text:p>0.003071</text:p>
          </table:table-cell>
          <table:table-cell office:value-type="float" office:value="0.046902" calcext:value-type="float">
            <text:p>0.046902</text:p>
          </table:table-cell>
          <table:table-cell office:value-type="float" office:value="0.069425" calcext:value-type="float">
            <text:p>0.069425</text:p>
          </table:table-cell>
          <table:table-cell office:value-type="float" office:value="0.005188" calcext:value-type="float">
            <text:p>0.005188</text:p>
          </table:table-cell>
        </table:table-row>
        <table:table-row table:style-name="ro1">
          <table:covered-table-cell table:style-name="ce111"/>
          <table:table-cell office:value-type="string" calcext:value-type="string">
            <text:p>initial MAE</text:p>
          </table:table-cell>
          <table:table-cell table:number-columns-repeated="2"/>
          <table:table-cell table:style-name="ce126"/>
          <table:table-cell office:value-type="float" office:value="0.041685" calcext:value-type="float">
            <text:p>0.041685</text:p>
          </table:table-cell>
          <table:table-cell office:value-type="float" office:value="0.084806" calcext:value-type="float">
            <text:p>0.084806</text:p>
          </table:table-cell>
          <table:table-cell office:value-type="float" office:value="0.003075" calcext:value-type="float">
            <text:p>0.003075</text:p>
          </table:table-cell>
          <table:table-cell office:value-type="float" office:value="0.047862" calcext:value-type="float">
            <text:p>0.047862</text:p>
          </table:table-cell>
          <table:table-cell table:style-name="ce172" office:value-type="float" office:value="0.059618" calcext:value-type="float">
            <text:p>0.0596180</text:p>
          </table:table-cell>
          <table:table-cell table:style-name="ce115" office:value-type="float" office:value="0.005187" calcext:value-type="float">
            <text:p>0.005187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TRIAL 2</text:p>
          </table:table-cell>
          <table:table-cell office:value-type="string" calcext:value-type="string">
            <text:p>MAE</text:p>
          </table:table-cell>
          <table:table-cell office:value-type="float" office:value="0.043211" calcext:value-type="float">
            <text:p>0.043211</text:p>
          </table:table-cell>
          <table:table-cell office:value-type="float" office:value="0.082038" calcext:value-type="float">
            <text:p>0.082038</text:p>
          </table:table-cell>
          <table:table-cell office:value-type="float" office:value="0.003309" calcext:value-type="float">
            <text:p>0.003309</text:p>
          </table:table-cell>
          <table:table-cell office:value-type="float" office:value="0.042438" calcext:value-type="float">
            <text:p>0.042438</text:p>
          </table:table-cell>
          <table:table-cell office:value-type="float" office:value="0.081153" calcext:value-type="float">
            <text:p>0.081153</text:p>
          </table:table-cell>
          <table:table-cell office:value-type="float" office:value="0.003606" calcext:value-type="float">
            <text:p>0.003606</text:p>
          </table:table-cell>
          <table:table-cell office:value-type="float" office:value="0.04711" calcext:value-type="float">
            <text:p>0.04711</text:p>
          </table:table-cell>
          <table:table-cell table:style-name="ce172" office:value-type="float" office:value="0.05936" calcext:value-type="float">
            <text:p>0.0593600</text:p>
          </table:table-cell>
          <table:table-cell office:value-type="float" office:value="0.005732" calcext:value-type="float">
            <text:p>0.005732</text:p>
          </table:table-cell>
        </table:table-row>
        <table:table-row table:style-name="ro1">
          <table:covered-table-cell table:style-name="ce111"/>
          <table:table-cell office:value-type="string" calcext:value-type="string">
            <text:p>initial MAE</text:p>
          </table:table-cell>
          <table:table-cell/>
          <table:table-cell table:style-name="ce163"/>
          <table:table-cell/>
          <table:table-cell office:value-type="float" office:value="0.042438" calcext:value-type="float">
            <text:p>0.042438</text:p>
          </table:table-cell>
          <table:table-cell office:value-type="float" office:value="0.081158" calcext:value-type="float">
            <text:p>0.081158</text:p>
          </table:table-cell>
          <table:table-cell office:value-type="float" office:value="0.003594" calcext:value-type="float">
            <text:p>0.003594</text:p>
          </table:table-cell>
          <table:table-cell office:value-type="float" office:value="0.048336" calcext:value-type="float">
            <text:p>0.048336</text:p>
          </table:table-cell>
          <table:table-cell office:value-type="float" office:value="0.061088" calcext:value-type="float">
            <text:p>0.061088</text:p>
          </table:table-cell>
          <table:table-cell office:value-type="float" office:value="0.005733" calcext:value-type="float">
            <text:p>0.005733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TRIAL 3</text:p>
          </table:table-cell>
          <table:table-cell office:value-type="string" calcext:value-type="string">
            <text:p>MAE</text:p>
          </table:table-cell>
          <table:table-cell office:value-type="float" office:value="0.043547" calcext:value-type="float">
            <text:p>0.043547</text:p>
          </table:table-cell>
          <table:table-cell table:style-name="ce122" office:value-type="float" office:value="0.082094" calcext:value-type="float">
            <text:p>0.082094</text:p>
          </table:table-cell>
          <table:table-cell office:value-type="float" office:value="0.002854" calcext:value-type="float">
            <text:p>0.002854</text:p>
          </table:table-cell>
          <table:table-cell office:value-type="float" office:value="0.042743" calcext:value-type="float">
            <text:p>0.042743</text:p>
          </table:table-cell>
          <table:table-cell office:value-type="float" office:value="0.08133" calcext:value-type="float">
            <text:p>0.081330</text:p>
          </table:table-cell>
          <table:table-cell office:value-type="float" office:value="0.003009" calcext:value-type="float">
            <text:p>0.003009</text:p>
          </table:table-cell>
          <table:table-cell office:value-type="float" office:value="0.046775" calcext:value-type="float">
            <text:p>0.046775</text:p>
          </table:table-cell>
          <table:table-cell office:value-type="float" office:value="0.060303" calcext:value-type="float">
            <text:p>0.060303</text:p>
          </table:table-cell>
          <table:table-cell office:value-type="float" office:value="0.005156" calcext:value-type="float">
            <text:p>0.005156</text:p>
          </table:table-cell>
        </table:table-row>
        <table:table-row table:style-name="ro1">
          <table:covered-table-cell table:style-name="ce111"/>
          <table:table-cell office:value-type="string" calcext:value-type="string">
            <text:p>initial MAE</text:p>
          </table:table-cell>
          <table:table-cell table:number-columns-repeated="2"/>
          <table:table-cell table:style-name="ce126"/>
          <table:table-cell office:value-type="float" office:value="0.04275" calcext:value-type="float">
            <text:p>0.042750</text:p>
          </table:table-cell>
          <table:table-cell office:value-type="float" office:value="0.081289" calcext:value-type="float">
            <text:p>0.081289</text:p>
          </table:table-cell>
          <table:table-cell office:value-type="float" office:value="0.003008" calcext:value-type="float">
            <text:p>0.003008</text:p>
          </table:table-cell>
          <table:table-cell office:value-type="float" office:value="0.049293" calcext:value-type="float">
            <text:p>0.049293</text:p>
          </table:table-cell>
          <table:table-cell office:value-type="float" office:value="0.064044" calcext:value-type="float">
            <text:p>0.064044</text:p>
          </table:table-cell>
          <table:table-cell office:value-type="float" office:value="0.005153" calcext:value-type="float">
            <text:p>0.005153</text:p>
          </table:table-cell>
        </table:table-row>
        <table:table-row table:style-name="ro1">
          <table:table-cell table:style-name="ce118" office:value-type="string" calcext:value-type="string" table:number-columns-spanned="1" table:number-rows-spanned="2">
            <text:p>AVG</text:p>
          </table:table-cell>
          <table:table-cell table:style-name="ce10" office:value-type="string" calcext:value-type="string">
            <text:p>MAE</text:p>
          </table:table-cell>
          <table:table-cell table:style-name="ce129" table:formula="of:=AVERAGE([.C3];[.C5];[.C7])" office:value-type="float" office:value="0.0431683333333333" calcext:value-type="float">
            <text:p>0.043168</text:p>
          </table:table-cell>
          <table:table-cell table:style-name="ce10" table:formula="of:=AVERAGE([.D3];[.D3];[.D5])" office:value-type="float" office:value="0.0841353333333333" calcext:value-type="float">
            <text:p>0.084135333333333</text:p>
          </table:table-cell>
          <table:table-cell table:style-name="ce129" table:formula="of:=AVERAGE([.E3];[.E5];[.E7])" office:value-type="float" office:value="0.00305566666666667" calcext:value-type="float">
            <text:p>0.003056</text:p>
          </table:table-cell>
          <table:table-cell table:style-name="ce129" table:formula="of:=AVERAGE([.F3];[.F5];[.F7])" office:value-type="float" office:value="0.0422863333333333" calcext:value-type="float">
            <text:p>0.042286</text:p>
          </table:table-cell>
          <table:table-cell table:style-name="ce129" table:formula="of:=AVERAGE([.G3];[.G5];[.G7])" office:value-type="float" office:value="0.0824253333333333" calcext:value-type="float">
            <text:p>0.082425</text:p>
          </table:table-cell>
          <table:table-cell table:style-name="ce10" table:formula="of:=AVERAGE([.H3];[.H5];[.H7])" office:value-type="float" office:value="0.00322866666666667" calcext:value-type="float">
            <text:p>0.003228666666667</text:p>
          </table:table-cell>
          <table:table-cell table:style-name="ce10" table:formula="of:=AVERAGE([.I3];[.I5];[.I7])" office:value-type="float" office:value="0.046929" calcext:value-type="float">
            <text:p>0.046929</text:p>
          </table:table-cell>
          <table:table-cell table:style-name="ce10" table:formula="of:=AVERAGE([.J4];[.J5];[.J7])" office:value-type="float" office:value="0.0597603333333333" calcext:value-type="float">
            <text:p>0.059760333333333</text:p>
          </table:table-cell>
          <table:table-cell table:style-name="ce10" table:formula="of:=AVERAGE([.K3];[.K5];[.K7])" office:value-type="float" office:value="0.00535866666666667" calcext:value-type="float">
            <text:p>0.005358666666667</text:p>
          </table:table-cell>
        </table:table-row>
        <table:table-row table:style-name="ro1">
          <table:covered-table-cell table:style-name="ce10"/>
          <table:table-cell table:style-name="ce10" office:value-type="string" calcext:value-type="string">
            <text:p>RMSE</text:p>
          </table:table-cell>
          <table:table-cell table:style-name="ce10" table:formula="of:=AVERAGE([.C4];[.C6];[.C8])" office:value-type="string" office:string-value="" calcext:value-type="error">
            <text:p>#DIV/0!</text:p>
          </table:table-cell>
          <table:table-cell table:style-name="ce10" table:formula="of:=AVERAGE([.D4];[.D4];[.D8])" office:value-type="string" office:string-value="" calcext:value-type="error">
            <text:p>#DIV/0!</text:p>
          </table:table-cell>
          <table:table-cell table:style-name="ce10" table:formula="of:=AVERAGE([.E4];[.E6];[.E8])" office:value-type="string" office:string-value="" calcext:value-type="error">
            <text:p>#DIV/0!</text:p>
          </table:table-cell>
          <table:table-cell table:style-name="ce129" table:formula="of:=AVERAGE([.F4];[.F6];[.F8])" office:value-type="float" office:value="0.042291" calcext:value-type="float">
            <text:p>0.042291</text:p>
          </table:table-cell>
          <table:table-cell table:style-name="ce129" table:formula="of:=AVERAGE([.G4];[.G6];[.G8])" office:value-type="float" office:value="0.0824176666666667" calcext:value-type="float">
            <text:p>0.082418</text:p>
          </table:table-cell>
          <table:table-cell table:style-name="ce10" table:formula="of:=AVERAGE([.H4];[.H6];[.H8])" office:value-type="float" office:value="0.00322566666666667" calcext:value-type="float">
            <text:p>0.003225666666667</text:p>
          </table:table-cell>
          <table:table-cell table:style-name="ce10" table:formula="of:=AVERAGE([.I4];[.I6];[.I8])" office:value-type="float" office:value="0.048497" calcext:value-type="float">
            <text:p>0.048497</text:p>
          </table:table-cell>
          <table:table-cell table:style-name="ce10" table:formula="of:=AVERAGE([.J3];[.J6];[.J8])" office:value-type="float" office:value="0.0648523333333333" calcext:value-type="float">
            <text:p>0.064852333333333</text:p>
          </table:table-cell>
          <table:table-cell table:style-name="ce10" table:formula="of:=AVERAGE([.K4];[.K6];[.K8])" office:value-type="float" office:value="0.00535766666666667" calcext:value-type="float">
            <text:p>0.005357666666667</text:p>
          </table:table-cell>
        </table:table-row>
        <table:table-row table:style-name="ro1">
          <table:table-cell table:style-name="ce56" office:value-type="string" calcext:value-type="string">
            <text:p>Simple</text:p>
          </table:table-cell>
          <table:table-cell table:style-name="Default"/>
          <table:table-cell table:style-name="ce116" table:number-columns-spanned="3" table:number-rows-spanned="1"/>
          <table:covered-table-cell table:number-columns-repeated="2" table:style-name="Default"/>
          <table:table-cell table:style-name="ce56" office:value-type="string" calcext:value-type="string" table:number-columns-spanned="3" table:number-rows-spanned="1">
            <text:p>no regularization</text:p>
          </table:table-cell>
          <table:covered-table-cell table:style-name="ce116"/>
          <table:covered-table-cell table:style-name="Default"/>
          <table:table-cell table:style-name="ce116" table:number-columns-spanned="3" table:number-rows-spanned="1"/>
          <table:covered-table-cell table:number-columns-repeated="2" table:style-name="Default"/>
        </table:table-row>
        <table:table-row table:style-name="ro1">
          <table:table-cell table:style-name="Default" table:number-columns-repeated="11"/>
        </table:table-row>
        <table:table-row table:style-name="ro1">
          <table:table-cell table:style-name="ce116" office:value-type="string" calcext:value-type="string" table:number-columns-spanned="2" table:number-rows-spanned="1">
            <text:p>Evaluation</text:p>
          </table:table-cell>
          <table:covered-table-cell table:style-name="Default"/>
          <table:table-cell table:style-name="ce115" office:value-type="string" calcext:value-type="string">
            <text:p>WORT</text:p>
          </table:table-cell>
          <table:table-cell table:number-columns-repeated="2" table:style-name="ce111" office:value-type="string" calcext:value-type="string">
            <text:p>WORT</text:p>
          </table:table-cell>
          <table:table-cell table:number-columns-repeated="3" table:style-name="ce111" office:value-type="string" calcext:value-type="string">
            <text:p>WRT</text:p>
          </table:table-cell>
          <table:table-cell table:number-columns-repeated="3" table:style-name="ce111" office:value-type="string" calcext:value-type="string">
            <text:p>50-50</text:p>
          </table:table-cell>
        </table:table-row>
        <table:table-row table:style-name="ro1">
          <table:table-cell office:value-type="string" calcext:value-type="string" table:number-columns-spanned="2" table:number-rows-spanned="1">
            <text:p>Dataset</text:p>
          </table:table-cell>
          <table:covered-table-cell table:style-name="Default"/>
          <table:table-cell table:style-name="ce111" office:value-type="string" calcext:value-type="string">
            <text:p>Pollution</text:p>
          </table:table-cell>
          <table:table-cell table:style-name="ce111" office:value-type="string" calcext:value-type="string">
            <text:p>HR</text:p>
          </table:table-cell>
          <table:table-cell table:style-name="ce111" office:value-type="string" calcext:value-type="string">
            <text:p>BATTERY</text:p>
          </table:table-cell>
          <table:table-cell table:style-name="ce125" office:value-type="string" calcext:value-type="string">
            <text:p>Pollution</text:p>
          </table:table-cell>
          <table:table-cell table:style-name="ce111" office:value-type="string" calcext:value-type="string">
            <text:p>HR</text:p>
          </table:table-cell>
          <table:table-cell table:style-name="ce111" office:value-type="string" calcext:value-type="string">
            <text:p>BATTERY</text:p>
          </table:table-cell>
          <table:table-cell table:style-name="ce111" office:value-type="string" calcext:value-type="string">
            <text:p>Pollution</text:p>
          </table:table-cell>
          <table:table-cell table:style-name="ce111" office:value-type="string" calcext:value-type="string">
            <text:p>HR</text:p>
          </table:table-cell>
          <table:table-cell table:style-name="ce111" office:value-type="string" calcext:value-type="string">
            <text:p>BATTERY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TRIAL 1</text:p>
          </table:table-cell>
          <table:table-cell office:value-type="string" calcext:value-type="string">
            <text:p>MAE</text:p>
          </table:table-cell>
          <table:table-cell office:value-type="float" office:value="0.042443" calcext:value-type="float">
            <text:p>0.042443</text:p>
          </table:table-cell>
          <table:table-cell office:value-type="float" office:value="0.084723" calcext:value-type="float">
            <text:p>0.084723</text:p>
          </table:table-cell>
          <table:table-cell office:value-type="float" office:value="0.003116" calcext:value-type="float">
            <text:p>0.003116</text:p>
          </table:table-cell>
          <table:table-cell table:style-name="ce152" office:value-type="float" office:value="0.0417" calcext:value-type="float">
            <text:p>0.041700</text:p>
          </table:table-cell>
          <table:table-cell office:value-type="float" office:value="0.083948" calcext:value-type="float">
            <text:p>0.083948</text:p>
          </table:table-cell>
          <table:table-cell office:value-type="float" office:value="0.003251" calcext:value-type="float">
            <text:p>0.003251</text:p>
          </table:table-cell>
          <table:table-cell office:value-type="float" office:value="0.047805" calcext:value-type="float">
            <text:p>0.047805</text:p>
          </table:table-cell>
          <table:table-cell office:value-type="float" office:value="0.05646" calcext:value-type="float">
            <text:p>0.05646</text:p>
          </table:table-cell>
          <table:table-cell office:value-type="float" office:value="0.005309" calcext:value-type="float">
            <text:p>0.005309</text:p>
          </table:table-cell>
        </table:table-row>
        <table:table-row table:style-name="ro1">
          <table:covered-table-cell table:style-name="ce111"/>
          <table:table-cell table:number-columns-repeated="4"/>
          <table:table-cell office:value-type="float" office:value="0.041721" calcext:value-type="float">
            <text:p>0.041721</text:p>
          </table:table-cell>
          <table:table-cell office:value-type="float" office:value="0.084005" calcext:value-type="float">
            <text:p>0.084005</text:p>
          </table:table-cell>
          <table:table-cell office:value-type="float" office:value="0.003253" calcext:value-type="float">
            <text:p>0.003253</text:p>
          </table:table-cell>
          <table:table-cell office:value-type="float" office:value="0.047822" calcext:value-type="float">
            <text:p>0.047822</text:p>
          </table:table-cell>
          <table:table-cell office:value-type="float" office:value="0.056467" calcext:value-type="float">
            <text:p>0.056467</text:p>
          </table:table-cell>
          <table:table-cell office:value-type="float" office:value="0.00531" calcext:value-type="float">
            <text:p>0.00531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TRIAL 2</text:p>
          </table:table-cell>
          <table:table-cell office:value-type="string" calcext:value-type="string">
            <text:p>MAE</text:p>
          </table:table-cell>
          <table:table-cell office:value-type="float" office:value="0.043312" calcext:value-type="float">
            <text:p>0.043312</text:p>
          </table:table-cell>
          <table:table-cell office:value-type="float" office:value="0.080858" calcext:value-type="float">
            <text:p>0.080858</text:p>
          </table:table-cell>
          <table:table-cell office:value-type="float" office:value="0.002888" calcext:value-type="float">
            <text:p>0.002888</text:p>
          </table:table-cell>
          <table:table-cell office:value-type="float" office:value="0.04236" calcext:value-type="float">
            <text:p>0.042360</text:p>
          </table:table-cell>
          <table:table-cell office:value-type="float" office:value="0.079127" calcext:value-type="float">
            <text:p>0.079127</text:p>
          </table:table-cell>
          <table:table-cell office:value-type="float" office:value="0.003003" calcext:value-type="float">
            <text:p>0.003003</text:p>
          </table:table-cell>
          <table:table-cell office:value-type="float" office:value="0.048765" calcext:value-type="float">
            <text:p>0.048765</text:p>
          </table:table-cell>
          <table:table-cell office:value-type="float" office:value="0.061709" calcext:value-type="float">
            <text:p>0.061709</text:p>
          </table:table-cell>
          <table:table-cell office:value-type="float" office:value="0.005106" calcext:value-type="float">
            <text:p>0.005106</text:p>
          </table:table-cell>
        </table:table-row>
        <table:table-row table:style-name="ro1">
          <table:covered-table-cell table:style-name="ce111"/>
          <table:table-cell office:value-type="string" calcext:value-type="string">
            <text:p>RMSE</text:p>
          </table:table-cell>
          <table:table-cell table:number-columns-repeated="3"/>
          <table:table-cell office:value-type="float" office:value="0.042389" calcext:value-type="float">
            <text:p>0.042389</text:p>
          </table:table-cell>
          <table:table-cell office:value-type="float" office:value="0.079116" calcext:value-type="float">
            <text:p>0.079116</text:p>
          </table:table-cell>
          <table:table-cell office:value-type="float" office:value="0.003003" calcext:value-type="float">
            <text:p>0.003003</text:p>
          </table:table-cell>
          <table:table-cell office:value-type="float" office:value="0.048795" calcext:value-type="float">
            <text:p>0.048795</text:p>
          </table:table-cell>
          <table:table-cell office:value-type="float" office:value="0.061631" calcext:value-type="float">
            <text:p>0.061631</text:p>
          </table:table-cell>
          <table:table-cell office:value-type="float" office:value="0.005107" calcext:value-type="float">
            <text:p>0.005107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TRIAL 3</text:p>
          </table:table-cell>
          <table:table-cell office:value-type="string" calcext:value-type="string">
            <text:p>MAE</text:p>
          </table:table-cell>
          <table:table-cell office:value-type="float" office:value="0.042361" calcext:value-type="float">
            <text:p>0.042361</text:p>
          </table:table-cell>
          <table:table-cell office:value-type="float" office:value="0.080373" calcext:value-type="float">
            <text:p>0.080373</text:p>
          </table:table-cell>
          <table:table-cell office:value-type="float" office:value="0.003036" calcext:value-type="float">
            <text:p>0.003036</text:p>
          </table:table-cell>
          <table:table-cell office:value-type="float" office:value="0.041697" calcext:value-type="float">
            <text:p>0.041697</text:p>
          </table:table-cell>
          <table:table-cell office:value-type="float" office:value="0.078851" calcext:value-type="float">
            <text:p>0.078851</text:p>
          </table:table-cell>
          <table:table-cell office:value-type="float" office:value="0.003185" calcext:value-type="float">
            <text:p>0.003185</text:p>
          </table:table-cell>
          <table:table-cell office:value-type="float" office:value="0.047847" calcext:value-type="float">
            <text:p>0.047847</text:p>
          </table:table-cell>
          <table:table-cell office:value-type="float" office:value="0.062787" calcext:value-type="float">
            <text:p>0.062787</text:p>
          </table:table-cell>
          <table:table-cell office:value-type="float" office:value="0.005342" calcext:value-type="float">
            <text:p>0.005342</text:p>
          </table:table-cell>
        </table:table-row>
        <table:table-row table:style-name="ro1">
          <table:covered-table-cell table:style-name="ce111"/>
          <table:table-cell office:value-type="string" calcext:value-type="string">
            <text:p>RMSE</text:p>
          </table:table-cell>
          <table:table-cell table:number-columns-repeated="3"/>
          <table:table-cell office:value-type="float" office:value="0.041702" calcext:value-type="float">
            <text:p>0.041702</text:p>
          </table:table-cell>
          <table:table-cell office:value-type="float" office:value="0.078779" calcext:value-type="float">
            <text:p>0.078779</text:p>
          </table:table-cell>
          <table:table-cell office:value-type="float" office:value="0.003186" calcext:value-type="float">
            <text:p>0.003186</text:p>
          </table:table-cell>
          <table:table-cell office:value-type="float" office:value="0.047872" calcext:value-type="float">
            <text:p>0.047872</text:p>
          </table:table-cell>
          <table:table-cell office:value-type="float" office:value="0.062806" calcext:value-type="float">
            <text:p>0.062806</text:p>
          </table:table-cell>
          <table:table-cell office:value-type="float" office:value="0.005342" calcext:value-type="float">
            <text:p>0.005342</text:p>
          </table:table-cell>
        </table:table-row>
        <table:table-row table:style-name="ro1">
          <table:table-cell table:style-name="ce118" office:value-type="string" calcext:value-type="string" table:number-columns-spanned="1" table:number-rows-spanned="2">
            <text:p>AVG</text:p>
          </table:table-cell>
          <table:table-cell table:style-name="ce10" office:value-type="string" calcext:value-type="string">
            <text:p>MAE</text:p>
          </table:table-cell>
          <table:table-cell table:style-name="ce171" table:formula="of:=AVERAGE([.C15];[.C17];[.C19])" office:value-type="float" office:value="0.0427053333333333" calcext:value-type="float">
            <text:p>0.0427053</text:p>
          </table:table-cell>
          <table:table-cell table:style-name="ce129" table:formula="of:=AVERAGE([.D15];[.D17];[.D19])" office:value-type="float" office:value="0.0819846666666667" calcext:value-type="float">
            <text:p>0.081985</text:p>
          </table:table-cell>
          <table:table-cell table:style-name="ce129" table:formula="of:=AVERAGE([.E15];[.E17];[.E19])" office:value-type="float" office:value="0.00301333333333333" calcext:value-type="float">
            <text:p>0.003013</text:p>
          </table:table-cell>
          <table:table-cell table:style-name="ce129" table:formula="of:=AVERAGE([.F15];[.F17];[.F19])" office:value-type="float" office:value="0.041919" calcext:value-type="float">
            <text:p>0.041919</text:p>
          </table:table-cell>
          <table:table-cell table:style-name="ce10" table:formula="of:=AVERAGE([.G15];[.G17];[.G19])" office:value-type="float" office:value="0.080642" calcext:value-type="float">
            <text:p>0.080642</text:p>
          </table:table-cell>
          <table:table-cell table:style-name="ce10" table:formula="of:=AVERAGE([.H15];[.H17];[.H19])" office:value-type="float" office:value="0.00314633333333333" calcext:value-type="float">
            <text:p>0.003146333333333</text:p>
          </table:table-cell>
          <table:table-cell table:style-name="ce10" table:formula="of:=AVERAGE([.I15];[.I17];[.I19])" office:value-type="float" office:value="0.048139" calcext:value-type="float">
            <text:p>0.048139</text:p>
          </table:table-cell>
          <table:table-cell table:style-name="ce129" table:formula="of:=AVERAGE([.J15];[.J17];[.J19])" office:value-type="float" office:value="0.0603186666666667" calcext:value-type="float">
            <text:p>0.060319</text:p>
          </table:table-cell>
          <table:table-cell table:style-name="ce129" table:formula="of:=AVERAGE([.K15];[.K17];[.K19])" office:value-type="float" office:value="0.00525233333333333" calcext:value-type="float">
            <text:p>0.005252</text:p>
          </table:table-cell>
        </table:table-row>
        <table:table-row table:style-name="ro1">
          <table:covered-table-cell table:style-name="ce10"/>
          <table:table-cell table:style-name="ce10" office:value-type="string" calcext:value-type="string">
            <text:p>RMSE</text:p>
          </table:table-cell>
          <table:table-cell table:style-name="ce10" table:formula="of:=AVERAGE([.C16];[.C18];[.C20])" office:value-type="string" office:string-value="" calcext:value-type="error">
            <text:p>#DIV/0!</text:p>
          </table:table-cell>
          <table:table-cell table:style-name="ce10" table:formula="of:=AVERAGE([.D16];[.D18];[.D20])" office:value-type="string" office:string-value="" calcext:value-type="error">
            <text:p>#DIV/0!</text:p>
          </table:table-cell>
          <table:table-cell table:style-name="ce10" table:formula="of:=AVERAGE([.E16];[.E18];[.E20])" office:value-type="string" office:string-value="" calcext:value-type="error">
            <text:p>#DIV/0!</text:p>
          </table:table-cell>
          <table:table-cell table:style-name="ce129" table:formula="of:=AVERAGE([.F16];[.F18];[.F20])" office:value-type="float" office:value="0.0419373333333333" calcext:value-type="float">
            <text:p>0.041937</text:p>
          </table:table-cell>
          <table:table-cell table:style-name="ce129" table:formula="of:=AVERAGE([.G16];[.G18];[.G20])" office:value-type="float" office:value="0.0806333333333333" calcext:value-type="float">
            <text:p>0.080633</text:p>
          </table:table-cell>
          <table:table-cell table:style-name="ce10" table:formula="of:=AVERAGE([.H16];[.H18];[.H20])" office:value-type="float" office:value="0.00314733333333333" calcext:value-type="float">
            <text:p>0.003147333333333</text:p>
          </table:table-cell>
          <table:table-cell table:style-name="ce10" table:formula="of:=AVERAGE([.I16];[.I18];[.I20])" office:value-type="float" office:value="0.048163" calcext:value-type="float">
            <text:p>0.048163</text:p>
          </table:table-cell>
          <table:table-cell table:style-name="ce129" table:formula="of:=AVERAGE([.J16];[.J18];[.J20])" office:value-type="float" office:value="0.0603013333333333" calcext:value-type="float">
            <text:p>0.060301</text:p>
          </table:table-cell>
          <table:table-cell table:style-name="ce10" table:formula="of:=AVERAGE([.K16];[.K18];[.K20])" office:value-type="float" office:value="0.005253" calcext:value-type="float">
            <text:p>0.005253</text:p>
          </table:table-cell>
        </table:table-row>
        <table:table-row table:style-name="ro1">
          <table:table-cell table:style-name="Default" office:value-type="string" calcext:value-type="string">
            <text:p>Complex</text:p>
          </table:table-cell>
          <table:table-cell table:style-name="Default" table:number-columns-repeated="10"/>
        </table:table-row>
      </table:table>
      <table:table table:name="LSTM" table:style-name="ta1">
        <table:table-column table:style-name="co1" table:default-cell-style-name="ce53"/>
        <table:table-column table:style-name="co1" table:number-columns-repeated="3" table:default-cell-style-name="ce111"/>
        <table:table-column table:style-name="co1" table:default-cell-style-name="Default"/>
        <table:table-column table:style-name="co1" table:default-cell-style-name="ce53"/>
        <table:table-column table:style-name="co1" table:number-columns-repeated="3" table:default-cell-style-name="ce111"/>
        <table:table-column table:style-name="co1" table:default-cell-style-name="Default"/>
        <table:table-column table:style-name="co1" table:default-cell-style-name="ce53"/>
        <table:table-column table:style-name="co1" table:number-columns-repeated="3" table:default-cell-style-name="ce111"/>
        <table:table-column table:style-name="co1" table:default-cell-style-name="Default"/>
        <table:table-row table:style-name="ro1">
          <table:table-cell table:style-name="ce116" office:value-type="string" calcext:value-type="string" table:number-columns-spanned="2" table:number-rows-spanned="1">
            <text:p>Evaluation</text:p>
          </table:table-cell>
          <table:covered-table-cell table:style-name="Default"/>
          <table:table-cell table:style-name="ce115" office:value-type="string" calcext:value-type="string">
            <text:p>WORT</text:p>
          </table:table-cell>
          <table:table-cell office:value-type="string" calcext:value-type="string">
            <text:p>WORT</text:p>
          </table:table-cell>
          <table:table-cell table:style-name="ce111" office:value-type="string" calcext:value-type="string">
            <text:p>WORT</text:p>
          </table:table-cell>
          <table:table-cell table:style-name="ce111" office:value-type="string" calcext:value-type="string">
            <text:p>WRT</text:p>
          </table:table-cell>
          <table:table-cell table:number-columns-repeated="2" office:value-type="string" calcext:value-type="string">
            <text:p>WRT</text:p>
          </table:table-cell>
          <table:table-cell office:value-type="string" calcext:value-type="string">
            <text:p>50-50</text:p>
          </table:table-cell>
          <table:table-cell table:number-columns-repeated="2" table:style-name="ce111" office:value-type="string" calcext:value-type="string">
            <text:p>50-50</text:p>
          </table:table-cell>
          <table:table-cell table:number-columns-repeated="3" office:value-type="string" calcext:value-type="string">
            <text:p>STD-WRT</text:p>
          </table:table-cell>
          <table:table-cell/>
        </table:table-row>
        <table:table-row table:style-name="ro1">
          <table:table-cell table:style-name="ce117" office:value-type="string" calcext:value-type="string" table:number-columns-spanned="2" table:number-rows-spanned="1">
            <text:p>Dataset</text:p>
          </table:table-cell>
          <table:covered-table-cell table:style-name="Default"/>
          <table:table-cell office:value-type="string" calcext:value-type="string">
            <text:p>Pollution</text:p>
          </table:table-cell>
          <table:table-cell office:value-type="string" calcext:value-type="string">
            <text:p>HR</text:p>
          </table:table-cell>
          <table:table-cell table:style-name="ce111" office:value-type="string" calcext:value-type="string">
            <text:p>BATTERY</text:p>
          </table:table-cell>
          <table:table-cell table:style-name="ce125" office:value-type="string" calcext:value-type="string">
            <text:p>Pollution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BATTERY</text:p>
          </table:table-cell>
          <table:table-cell office:value-type="string" calcext:value-type="string">
            <text:p>Pollution</text:p>
          </table:table-cell>
          <table:table-cell table:style-name="ce111" office:value-type="string" calcext:value-type="string">
            <text:p>HR</text:p>
          </table:table-cell>
          <table:table-cell table:style-name="ce111" office:value-type="string" calcext:value-type="string">
            <text:p>BATTERY</text:p>
          </table:table-cell>
          <table:table-cell table:style-name="ce125" office:value-type="string" calcext:value-type="string">
            <text:p>Pollution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BATTERY</text:p>
          </table:table-cell>
          <table:table-cell/>
        </table:table-row>
        <table:table-row table:style-name="ro1">
          <table:table-cell table:style-name="ce117" office:value-type="string" calcext:value-type="string" table:number-columns-spanned="1" table:number-rows-spanned="2">
            <text:p>TRIAL 1</text:p>
          </table:table-cell>
          <table:table-cell office:value-type="string" calcext:value-type="string">
            <text:p>MAE</text:p>
          </table:table-cell>
          <table:table-cell table:style-name="ce173" office:value-type="float" office:value="0.04112" calcext:value-type="float">
            <text:p>0.04112</text:p>
          </table:table-cell>
          <table:table-cell table:style-name="ce45" office:value-type="float" office:value="0.07929" calcext:value-type="float">
            <text:p>0.07929</text:p>
          </table:table-cell>
          <table:table-cell table:style-name="ce45" office:value-type="float" office:value="0.002446" calcext:value-type="float">
            <text:p>0.002446</text:p>
          </table:table-cell>
          <table:table-cell table:style-name="ce126" office:value-type="float" office:value="0.040312" calcext:value-type="float">
            <text:p>0.040312</text:p>
          </table:table-cell>
          <table:table-cell table:style-name="ce128" office:value-type="float" office:value="0.079118" calcext:value-type="float">
            <text:p>0.079118</text:p>
          </table:table-cell>
          <table:table-cell table:style-name="ce128" office:value-type="float" office:value="0.001718" calcext:value-type="float">
            <text:p>0.001718</text:p>
          </table:table-cell>
          <table:table-cell table:style-name="ce45" office:value-type="float" office:value="0.042759" calcext:value-type="float">
            <text:p>0.042759</text:p>
          </table:table-cell>
          <table:table-cell table:style-name="ce172" office:value-type="float" office:value="0.062908" calcext:value-type="float">
            <text:p>0.0629080</text:p>
          </table:table-cell>
          <table:table-cell table:style-name="ce45" office:value-type="float" office:value="0.003976" calcext:value-type="float">
            <text:p>0.003976</text:p>
          </table:table-cell>
          <table:table-cell table:style-name="ce126" office:value-type="float" office:value="0.018829" calcext:value-type="float">
            <text:p>0.018829</text:p>
          </table:table-cell>
          <table:table-cell table:style-name="ce128" office:value-type="float" office:value="0.044042" calcext:value-type="float">
            <text:p>0.044042</text:p>
          </table:table-cell>
          <table:table-cell table:style-name="ce128" office:value-type="float" office:value="0.002709" calcext:value-type="float">
            <text:p>0.002709</text:p>
          </table:table-cell>
          <table:table-cell/>
        </table:table-row>
        <table:table-row table:style-name="ro1">
          <table:covered-table-cell table:style-name="ce111"/>
          <table:table-cell office:value-type="string" calcext:value-type="string">
            <text:p>RMSE</text:p>
          </table:table-cell>
          <table:table-cell table:style-name="ce122"/>
          <table:table-cell table:style-name="ce45" table:number-columns-repeated="2"/>
          <table:table-cell table:style-name="ce126" office:value-type="float" office:value="0.04063" calcext:value-type="float">
            <text:p>0.040630</text:p>
          </table:table-cell>
          <table:table-cell table:style-name="ce128" office:value-type="float" office:value="0.078897" calcext:value-type="float">
            <text:p>0.078897</text:p>
          </table:table-cell>
          <table:table-cell table:style-name="ce128" office:value-type="float" office:value="0.002639" calcext:value-type="float">
            <text:p>0.002639</text:p>
          </table:table-cell>
          <table:table-cell table:style-name="ce45" office:value-type="float" office:value="0.046316" calcext:value-type="float">
            <text:p>0.046316</text:p>
          </table:table-cell>
          <table:table-cell table:style-name="ce45" office:value-type="float" office:value="0.056327" calcext:value-type="float">
            <text:p>0.056327</text:p>
          </table:table-cell>
          <table:table-cell table:style-name="ce45" office:value-type="float" office:value="0.004221" calcext:value-type="float">
            <text:p>0.004221</text:p>
          </table:table-cell>
          <table:table-cell table:style-name="ce126"/>
          <table:table-cell table:style-name="ce128" table:number-columns-repeated="2"/>
          <table:table-cell/>
        </table:table-row>
        <table:table-row table:style-name="ro1">
          <table:table-cell table:style-name="ce117" office:value-type="string" calcext:value-type="string" table:number-columns-spanned="1" table:number-rows-spanned="2">
            <text:p>TRIAL 2</text:p>
          </table:table-cell>
          <table:table-cell office:value-type="string" calcext:value-type="string">
            <text:p>MAE</text:p>
          </table:table-cell>
          <table:table-cell table:style-name="ce122" office:value-type="float" office:value="0.04148" calcext:value-type="float">
            <text:p>0.04148</text:p>
          </table:table-cell>
          <table:table-cell table:style-name="ce45" office:value-type="float" office:value="0.077079" calcext:value-type="float">
            <text:p>0.077079</text:p>
          </table:table-cell>
          <table:table-cell table:style-name="ce45" office:value-type="float" office:value="0.002466" calcext:value-type="float">
            <text:p>0.002466</text:p>
          </table:table-cell>
          <table:table-cell table:style-name="ce126" office:value-type="float" office:value="0.040658" calcext:value-type="float">
            <text:p>0.040658</text:p>
          </table:table-cell>
          <table:table-cell table:style-name="ce128" office:value-type="float" office:value="0.078883" calcext:value-type="float">
            <text:p>0.078883</text:p>
          </table:table-cell>
          <table:table-cell table:style-name="ce128" office:value-type="float" office:value="0.001557" calcext:value-type="float">
            <text:p>0.001557</text:p>
          </table:table-cell>
          <table:table-cell table:style-name="ce45" office:value-type="float" office:value="0.042631" calcext:value-type="float">
            <text:p>0.042631</text:p>
          </table:table-cell>
          <table:table-cell table:style-name="ce172" office:value-type="float" office:value="0.064107" calcext:value-type="float">
            <text:p>0.0641070</text:p>
          </table:table-cell>
          <table:table-cell table:style-name="ce45" office:value-type="float" office:value="0.003344" calcext:value-type="float">
            <text:p>0.003344</text:p>
          </table:table-cell>
          <table:table-cell table:style-name="ce126" office:value-type="float" office:value="0.018759" calcext:value-type="float">
            <text:p>0.018759</text:p>
          </table:table-cell>
          <table:table-cell table:style-name="ce128" office:value-type="float" office:value="0.042823" calcext:value-type="float">
            <text:p>0.042823</text:p>
          </table:table-cell>
          <table:table-cell table:style-name="ce128" office:value-type="float" office:value="0.003356" calcext:value-type="float">
            <text:p>0.003356</text:p>
          </table:table-cell>
          <table:table-cell/>
        </table:table-row>
        <table:table-row table:style-name="ro1">
          <table:covered-table-cell table:style-name="ce111"/>
          <table:table-cell office:value-type="string" calcext:value-type="string">
            <text:p>RMSE</text:p>
          </table:table-cell>
          <table:table-cell table:style-name="ce122"/>
          <table:table-cell table:style-name="ce163"/>
          <table:table-cell table:style-name="ce45"/>
          <table:table-cell table:style-name="ce126" office:value-type="float" office:value="0.04096" calcext:value-type="float">
            <text:p>0.040960</text:p>
          </table:table-cell>
          <table:table-cell table:style-name="ce128" office:value-type="float" office:value="0.076909" calcext:value-type="float">
            <text:p>0.076909</text:p>
          </table:table-cell>
          <table:table-cell table:style-name="ce128" office:value-type="float" office:value="0.002619" calcext:value-type="float">
            <text:p>0.002619</text:p>
          </table:table-cell>
          <table:table-cell table:style-name="ce45" office:value-type="float" office:value="0.046657" calcext:value-type="float">
            <text:p>0.046657</text:p>
          </table:table-cell>
          <table:table-cell table:style-name="ce45" office:value-type="float" office:value="0.056486" calcext:value-type="float">
            <text:p>0.056486</text:p>
          </table:table-cell>
          <table:table-cell table:style-name="ce45" office:value-type="float" office:value="0.004774" calcext:value-type="float">
            <text:p>0.004774</text:p>
          </table:table-cell>
          <table:table-cell table:style-name="ce126"/>
          <table:table-cell table:style-name="ce128" table:number-columns-repeated="2"/>
          <table:table-cell/>
        </table:table-row>
        <table:table-row table:style-name="ro1">
          <table:table-cell table:style-name="ce117" office:value-type="string" calcext:value-type="string" table:number-columns-spanned="1" table:number-rows-spanned="2">
            <text:p>TRIAL 3</text:p>
          </table:table-cell>
          <table:table-cell office:value-type="string" calcext:value-type="string">
            <text:p>MAE</text:p>
          </table:table-cell>
          <table:table-cell table:style-name="ce122" office:value-type="float" office:value="0.041764" calcext:value-type="float">
            <text:p>0.041764</text:p>
          </table:table-cell>
          <table:table-cell table:style-name="ce122" office:value-type="float" office:value="0.081811" calcext:value-type="float">
            <text:p>0.081811</text:p>
          </table:table-cell>
          <table:table-cell table:style-name="ce45" office:value-type="float" office:value="0.002472" calcext:value-type="float">
            <text:p>0.002472</text:p>
          </table:table-cell>
          <table:table-cell table:style-name="ce126" office:value-type="float" office:value="0.041027" calcext:value-type="float">
            <text:p>0.041027</text:p>
          </table:table-cell>
          <table:table-cell table:style-name="ce128" office:value-type="float" office:value="0.078551" calcext:value-type="float">
            <text:p>0.078551</text:p>
          </table:table-cell>
          <table:table-cell table:style-name="ce128" office:value-type="float" office:value="0.00166" calcext:value-type="float">
            <text:p>0.001660</text:p>
          </table:table-cell>
          <table:table-cell table:style-name="ce45" office:value-type="float" office:value="0.042953" calcext:value-type="float">
            <text:p>0.042953</text:p>
          </table:table-cell>
          <table:table-cell table:style-name="ce45" office:value-type="float" office:value="0.068547" calcext:value-type="float">
            <text:p>0.068547</text:p>
          </table:table-cell>
          <table:table-cell table:style-name="ce45" office:value-type="float" office:value="0.003485" calcext:value-type="float">
            <text:p>0.003485</text:p>
          </table:table-cell>
          <table:table-cell table:style-name="ce126" office:value-type="float" office:value="0.019816" calcext:value-type="float">
            <text:p>0.019816</text:p>
          </table:table-cell>
          <table:table-cell table:style-name="ce128" office:value-type="float" office:value="0.044167" calcext:value-type="float">
            <text:p>0.044167</text:p>
          </table:table-cell>
          <table:table-cell table:style-name="ce128" office:value-type="float" office:value="0.00283" calcext:value-type="float">
            <text:p>0.002830</text:p>
          </table:table-cell>
          <table:table-cell/>
        </table:table-row>
        <table:table-row table:style-name="ro1">
          <table:covered-table-cell table:style-name="ce111"/>
          <table:table-cell office:value-type="string" calcext:value-type="string">
            <text:p>RMSE</text:p>
          </table:table-cell>
          <table:table-cell table:style-name="ce122"/>
          <table:table-cell table:style-name="ce45" table:number-columns-repeated="2"/>
          <table:table-cell table:style-name="ce126" office:value-type="float" office:value="0.041416" calcext:value-type="float">
            <text:p>0.041416</text:p>
          </table:table-cell>
          <table:table-cell table:style-name="ce128" office:value-type="float" office:value="0.081226" calcext:value-type="float">
            <text:p>0.081226</text:p>
          </table:table-cell>
          <table:table-cell table:style-name="ce128" office:value-type="float" office:value="0.002675" calcext:value-type="float">
            <text:p>0.002675</text:p>
          </table:table-cell>
          <table:table-cell table:style-name="ce45" office:value-type="float" office:value="0.047164" calcext:value-type="float">
            <text:p>0.047164</text:p>
          </table:table-cell>
          <table:table-cell table:style-name="ce45" office:value-type="float" office:value="0.058428" calcext:value-type="float">
            <text:p>0.058428</text:p>
          </table:table-cell>
          <table:table-cell table:style-name="ce45" office:value-type="float" office:value="0.003933" calcext:value-type="float">
            <text:p>0.003933</text:p>
          </table:table-cell>
          <table:table-cell table:style-name="ce126"/>
          <table:table-cell table:style-name="ce128" table:number-columns-repeated="2"/>
          <table:table-cell/>
        </table:table-row>
        <table:table-row table:style-name="ro1">
          <table:table-cell table:style-name="ce118" office:value-type="string" calcext:value-type="string" table:number-columns-spanned="1" table:number-rows-spanned="2">
            <text:p>AVG</text:p>
          </table:table-cell>
          <table:table-cell table:style-name="ce10" office:value-type="string" calcext:value-type="string">
            <text:p>MAE</text:p>
          </table:table-cell>
          <table:table-cell table:style-name="ce129" table:formula="of:=AVERAGE([.C3];[.C5];[.C7])" office:value-type="float" office:value="0.0414546666666667" calcext:value-type="float">
            <text:p>0.041455</text:p>
          </table:table-cell>
          <table:table-cell table:style-name="ce10" table:formula="of:=AVERAGE([.D3];[.D3];[.D5])" office:value-type="float" office:value="0.078553" calcext:value-type="float">
            <text:p>0.078553</text:p>
          </table:table-cell>
          <table:table-cell table:style-name="ce129" table:formula="of:=AVERAGE([.E3];[.E5];[.E7])" office:value-type="float" office:value="0.00246133333333333" calcext:value-type="float">
            <text:p>0.002461</text:p>
          </table:table-cell>
          <table:table-cell table:style-name="ce10" table:formula="of:=AVERAGE([.F3];[.F5];[.F7])" office:value-type="float" office:value="0.0406656666666667" calcext:value-type="float">
            <text:p>0.040665666666667</text:p>
          </table:table-cell>
          <table:table-cell table:style-name="ce10" table:formula="of:=AVERAGE([.G3];[.G5];[.G7])" office:value-type="float" office:value="0.0788506666666667" calcext:value-type="float">
            <text:p>0.078850666666667</text:p>
          </table:table-cell>
          <table:table-cell table:style-name="ce10" table:formula="of:=AVERAGE([.H3];[.H5];[.H7])" office:value-type="float" office:value="0.001645" calcext:value-type="float">
            <text:p>0.001645</text:p>
          </table:table-cell>
          <table:table-cell table:style-name="ce10" table:formula="of:=AVERAGE([.I3];[.I5];[.I7])" office:value-type="float" office:value="0.042781" calcext:value-type="float">
            <text:p>0.042781</text:p>
          </table:table-cell>
          <table:table-cell table:style-name="ce10" table:formula="of:=AVERAGE([.J3];[.J5];[.J7])" office:value-type="float" office:value="0.0651873333333333" calcext:value-type="float">
            <text:p>0.065187333333333</text:p>
          </table:table-cell>
          <table:table-cell table:style-name="ce10" table:formula="of:=AVERAGE([.K3];[.K5];[.K7])" office:value-type="float" office:value="0.00360166666666667" calcext:value-type="float">
            <text:p>0.003601666666667</text:p>
          </table:table-cell>
          <table:table-cell table:style-name="Default" table:number-columns-repeated="3"/>
          <table:table-cell/>
        </table:table-row>
        <table:table-row table:style-name="ro1">
          <table:covered-table-cell table:style-name="ce10"/>
          <table:table-cell table:style-name="ce10" office:value-type="string" calcext:value-type="string">
            <text:p>RMSE</text:p>
          </table:table-cell>
          <table:table-cell table:style-name="ce10" table:formula="of:=AVERAGE([.C4];[.C6];[.C8])" office:value-type="string" office:string-value="" calcext:value-type="error">
            <text:p>#DIV/0!</text:p>
          </table:table-cell>
          <table:table-cell table:style-name="ce10" table:formula="of:=AVERAGE([.D4];[.D4];[.D8])" office:value-type="string" office:string-value="" calcext:value-type="error">
            <text:p>#DIV/0!</text:p>
          </table:table-cell>
          <table:table-cell table:style-name="ce10" table:formula="of:=AVERAGE([.E4];[.E6];[.E8])" office:value-type="string" office:string-value="" calcext:value-type="error">
            <text:p>#DIV/0!</text:p>
          </table:table-cell>
          <table:table-cell table:style-name="ce10" table:formula="of:=AVERAGE([.F4];[.F6];[.F8])" office:value-type="float" office:value="0.041002" calcext:value-type="float">
            <text:p>0.041002</text:p>
          </table:table-cell>
          <table:table-cell table:style-name="ce10" table:formula="of:=AVERAGE([.G4];[.G6];[.G8])" office:value-type="float" office:value="0.0790106666666667" calcext:value-type="float">
            <text:p>0.079010666666667</text:p>
          </table:table-cell>
          <table:table-cell table:style-name="ce10" table:formula="of:=AVERAGE([.H4];[.H6];[.H8])" office:value-type="float" office:value="0.00264433333333333" calcext:value-type="float">
            <text:p>0.002644333333333</text:p>
          </table:table-cell>
          <table:table-cell table:style-name="ce10" table:formula="of:=AVERAGE([.I4];[.I6];[.I8])" office:value-type="float" office:value="0.0467123333333333" calcext:value-type="float">
            <text:p>0.046712333333333</text:p>
          </table:table-cell>
          <table:table-cell table:style-name="ce10" table:formula="of:=AVERAGE([.J4];[.J6];[.J8])" office:value-type="float" office:value="0.0570803333333333" calcext:value-type="float">
            <text:p>0.057080333333333</text:p>
          </table:table-cell>
          <table:table-cell table:style-name="ce10" table:formula="of:=AVERAGE([.K4];[.K6];[.K8])" office:value-type="float" office:value="0.00430933333333333" calcext:value-type="float">
            <text:p>0.004309333333333</text:p>
          </table:table-cell>
          <table:table-cell table:style-name="Default" table:number-columns-repeated="3"/>
          <table:table-cell/>
        </table:table-row>
        <table:table-row table:style-name="ro1"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</table:table-row>
        <table:table-row table:style-name="ro1">
          <table:table-cell table:style-name="Default"/>
          <table:table-cell table:style-name="ce114" table:number-columns-repeated="3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</table:table-row>
        <table:table-row table:style-name="ro1">
          <table:table-cell office:value-type="string" calcext:value-type="string">
            <text:p>POLLUTION</text:p>
          </table:table-cell>
          <table:table-cell table:style-name="ce53" office:value-type="string" calcext:value-type="string">
            <text:p>TRIAL 1</text:p>
          </table:table-cell>
          <table:table-cell table:style-name="ce53" office:value-type="string" calcext:value-type="string">
            <text:p>TRIAL 2</text:p>
          </table:table-cell>
          <table:table-cell table:style-name="ce53" office:value-type="string" calcext:value-type="string">
            <text:p>TRIAL 3</text:p>
          </table:table-cell>
          <table:table-cell/>
          <table:table-cell office:value-type="string" calcext:value-type="string">
            <text:p>HR</text:p>
          </table:table-cell>
          <table:table-cell table:style-name="ce53" office:value-type="string" calcext:value-type="string">
            <text:p>TRIAL 1</text:p>
          </table:table-cell>
          <table:table-cell table:style-name="ce53" office:value-type="string" calcext:value-type="string">
            <text:p>TRIAL 2</text:p>
          </table:table-cell>
          <table:table-cell table:style-name="ce53" office:value-type="string" calcext:value-type="string">
            <text:p>TRIAL 3</text:p>
          </table:table-cell>
          <table:table-cell/>
          <table:table-cell office:value-type="string" calcext:value-type="string">
            <text:p>BATTERY</text:p>
          </table:table-cell>
          <table:table-cell table:style-name="ce53" office:value-type="string" calcext:value-type="string">
            <text:p>TRIAL 1</text:p>
          </table:table-cell>
          <table:table-cell table:style-name="ce53" office:value-type="string" calcext:value-type="string">
            <text:p>TRIAL 2</text:p>
          </table:table-cell>
          <table:table-cell table:style-name="ce53" office:value-type="string" calcext:value-type="string">
            <text:p>TRIAL 3</text:p>
          </table:table-cell>
          <table:table-cell/>
        </table:table-row>
        <table:table-row table:style-name="ro1">
          <table:table-cell office:value-type="string" calcext:value-type="string">
            <text:p>Original</text:p>
          </table:table-cell>
          <table:table-cell table:style-name="ce60" office:value-type="float" office:value="0.030292" calcext:value-type="float">
            <text:p>0.030292</text:p>
          </table:table-cell>
          <table:table-cell office:value-type="float" office:value="0.030415" calcext:value-type="float">
            <text:p>0.030415</text:p>
          </table:table-cell>
          <table:table-cell office:value-type="float" office:value="0.030045" calcext:value-type="float">
            <text:p>0.030045</text:p>
          </table:table-cell>
          <table:table-cell/>
          <table:table-cell office:value-type="string" calcext:value-type="string">
            <text:p>Original</text:p>
          </table:table-cell>
          <table:table-cell office:value-type="float" office:value="0.102594" calcext:value-type="float">
            <text:p>0.102594</text:p>
          </table:table-cell>
          <table:table-cell office:value-type="float" office:value="0.106196" calcext:value-type="float">
            <text:p>0.106196</text:p>
          </table:table-cell>
          <table:table-cell office:value-type="float" office:value="0.102334" calcext:value-type="float">
            <text:p>0.102334</text:p>
          </table:table-cell>
          <table:table-cell/>
          <table:table-cell office:value-type="string" calcext:value-type="string">
            <text:p>Original</text:p>
          </table:table-cell>
          <table:table-cell office:value-type="float" office:value="0.002486" calcext:value-type="float">
            <text:p>0.002486</text:p>
          </table:table-cell>
          <table:table-cell office:value-type="float" office:value="0.002457" calcext:value-type="float">
            <text:p>0.002457</text:p>
          </table:table-cell>
          <table:table-cell office:value-type="float" office:value="0.002588" calcext:value-type="float">
            <text:p>0.002588</text:p>
          </table:table-cell>
          <table:table-cell table:formula="of:=AVERAGE([.L14:.N14])" office:value-type="float" office:value="0.00251033333333333" calcext:value-type="float">
            <text:p>0.002510333333333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033881" calcext:value-type="float">
            <text:p>0.033881</text:p>
          </table:table-cell>
          <table:table-cell table:style-name="ce60" office:value-type="float" office:value="0.034049" calcext:value-type="float">
            <text:p>0.034049</text:p>
          </table:table-cell>
          <table:table-cell office:value-type="float" office:value="0.035061" calcext:value-type="float">
            <text:p>0.035061</text:p>
          </table:table-cell>
          <table:table-cell/>
          <table:table-cell office:value-type="float" office:value="0.001" calcext:value-type="float">
            <text:p>0.001</text:p>
          </table:table-cell>
          <table:table-cell office:value-type="float" office:value="0.078182" calcext:value-type="float">
            <text:p>0.078182</text:p>
          </table:table-cell>
          <table:table-cell office:value-type="float" office:value="0.08175" calcext:value-type="float">
            <text:p>0.08175</text:p>
          </table:table-cell>
          <table:table-cell office:value-type="float" office:value="0.078376" calcext:value-type="float">
            <text:p>0.078376</text:p>
          </table:table-cell>
          <table:table-cell/>
          <table:table-cell office:value-type="float" office:value="0.001" calcext:value-type="float">
            <text:p>0.001</text:p>
          </table:table-cell>
          <table:table-cell table:style-name="ce61" office:value-type="float" office:value="0.00151" calcext:value-type="float">
            <text:p>0.00151</text:p>
          </table:table-cell>
          <table:table-cell office:value-type="float" office:value="0.001458" calcext:value-type="float">
            <text:p>0.001458</text:p>
          </table:table-cell>
          <table:table-cell office:value-type="float" office:value="0.001411" calcext:value-type="float">
            <text:p>0.001411</text:p>
          </table:table-cell>
          <table:table-cell table:formula="of:=AVERAGE([.L15:.N15])" office:value-type="float" office:value="0.00145966666666667" calcext:value-type="float">
            <text:p>0.001459666666667</text:p>
          </table:table-cell>
        </table:table-row>
        <table:table-row table:style-name="ro1">
          <table:table-cell office:value-type="float" office:value="0.0001" calcext:value-type="float">
            <text:p>0.0001</text:p>
          </table:table-cell>
          <table:table-cell office:value-type="float" office:value="0.03148" calcext:value-type="float">
            <text:p>0.03148</text:p>
          </table:table-cell>
          <table:table-cell office:value-type="float" office:value="0.031451" calcext:value-type="float">
            <text:p>0.031451</text:p>
          </table:table-cell>
          <table:table-cell office:value-type="float" office:value="0.03135" calcext:value-type="float">
            <text:p>0.03135</text:p>
          </table:table-cell>
          <table:table-cell/>
          <table:table-cell office:value-type="float" office:value="0.0001" calcext:value-type="float">
            <text:p>0.0001</text:p>
          </table:table-cell>
          <table:table-cell table:style-name="ce61" office:value-type="float" office:value="0.077794" calcext:value-type="float">
            <text:p>0.077794</text:p>
          </table:table-cell>
          <table:table-cell table:style-name="ce61" office:value-type="float" office:value="0.079077" calcext:value-type="float">
            <text:p>0.079077</text:p>
          </table:table-cell>
          <table:table-cell table:style-name="ce61" office:value-type="float" office:value="0.077258" calcext:value-type="float">
            <text:p>0.077258</text:p>
          </table:table-cell>
          <table:table-cell/>
          <table:table-cell office:value-type="float" office:value="0.0001" calcext:value-type="float">
            <text:p>0.0001</text:p>
          </table:table-cell>
          <table:table-cell table:style-name="ce125" office:value-type="float" office:value="0.001534" calcext:value-type="float">
            <text:p>0.001534</text:p>
          </table:table-cell>
          <table:table-cell table:style-name="ce61" office:value-type="float" office:value="0.001372" calcext:value-type="float">
            <text:p>0.001372</text:p>
          </table:table-cell>
          <table:table-cell table:style-name="ce61" office:value-type="float" office:value="0.001398" calcext:value-type="float">
            <text:p>0.001398</text:p>
          </table:table-cell>
          <table:table-cell table:formula="of:=AVERAGE([.L16:.N16])" office:value-type="float" office:value="0.00143466666666667" calcext:value-type="float">
            <text:p>0.001434666666667</text:p>
          </table:table-cell>
        </table:table-row>
        <table:table-row table:style-name="ro1">
          <table:table-cell table:style-name="ce58" office:value-type="float" office:value="0.00001" calcext:value-type="float">
            <text:p>1E-05</text:p>
          </table:table-cell>
          <table:table-cell table:style-name="ce61" office:value-type="float" office:value="0.029831" calcext:value-type="float">
            <text:p>0.029831</text:p>
          </table:table-cell>
          <table:table-cell table:style-name="ce61" office:value-type="float" office:value="0.029988" calcext:value-type="float">
            <text:p>0.029988</text:p>
          </table:table-cell>
          <table:table-cell table:style-name="ce63" office:value-type="float" office:value="0.029639" calcext:value-type="float">
            <text:p>0.029639</text:p>
          </table:table-cell>
          <table:table-cell/>
          <table:table-cell office:value-type="float" office:value="0.00001" calcext:value-type="float">
            <text:p>1E-05</text:p>
          </table:table-cell>
          <table:table-cell office:value-type="float" office:value="0.092755" calcext:value-type="float">
            <text:p>0.092755</text:p>
          </table:table-cell>
          <table:table-cell office:value-type="float" office:value="0.094618" calcext:value-type="float">
            <text:p>0.094618</text:p>
          </table:table-cell>
          <table:table-cell office:value-type="float" office:value="0.09241" calcext:value-type="float">
            <text:p>0.09241</text:p>
          </table:table-cell>
          <table:table-cell/>
          <table:table-cell office:value-type="float" office:value="0.00001" calcext:value-type="float">
            <text:p>1E-05</text:p>
          </table:table-cell>
          <table:table-cell office:value-type="float" office:value="0.002081" calcext:value-type="float">
            <text:p>0.002081</text:p>
          </table:table-cell>
          <table:table-cell office:value-type="float" office:value="0.001895" calcext:value-type="float">
            <text:p>0.001895</text:p>
          </table:table-cell>
          <table:table-cell office:value-type="float" office:value="0.002148" calcext:value-type="float">
            <text:p>0.002148</text:p>
          </table:table-cell>
          <table:table-cell table:formula="of:=AVERAGE([.L17:.N17])" office:value-type="float" office:value="0.00204133333333333" calcext:value-type="float">
            <text:p>0.002041333333333</text:p>
          </table:table-cell>
        </table:table-row>
        <table:table-row table:style-name="ro1">
          <table:table-cell office:value-type="float" office:value="0.000001" calcext:value-type="float">
            <text:p>1E-06</text:p>
          </table:table-cell>
          <table:table-cell office:value-type="float" office:value="0.030183" calcext:value-type="float">
            <text:p>0.030183</text:p>
          </table:table-cell>
          <table:table-cell office:value-type="float" office:value="0.030317" calcext:value-type="float">
            <text:p>0.030317</text:p>
          </table:table-cell>
          <table:table-cell table:style-name="ce60" office:value-type="float" office:value="0.030035" calcext:value-type="float">
            <text:p>0.030035</text:p>
          </table:table-cell>
          <table:table-cell/>
          <table:table-cell office:value-type="float" office:value="0.000001" calcext:value-type="float">
            <text:p>1E-06</text:p>
          </table:table-cell>
          <table:table-cell office:value-type="float" office:value="0.101454" calcext:value-type="float">
            <text:p>0.101454</text:p>
          </table:table-cell>
          <table:table-cell office:value-type="float" office:value="0.104908" calcext:value-type="float">
            <text:p>0.104908</text:p>
          </table:table-cell>
          <table:table-cell office:value-type="float" office:value="0.101154" calcext:value-type="float">
            <text:p>0.101154</text:p>
          </table:table-cell>
          <table:table-cell/>
          <table:table-cell office:value-type="float" office:value="0.000001" calcext:value-type="float">
            <text:p>1E-06</text:p>
          </table:table-cell>
          <table:table-cell office:value-type="float" office:value="0.002481" calcext:value-type="float">
            <text:p>0.002481</text:p>
          </table:table-cell>
          <table:table-cell office:value-type="float" office:value="0.002385" calcext:value-type="float">
            <text:p>0.002385</text:p>
          </table:table-cell>
          <table:table-cell office:value-type="float" office:value="0.002532" calcext:value-type="float">
            <text:p>0.002532</text:p>
          </table:table-cell>
          <table:table-cell table:formula="of:=AVERAGE([.L18:.N18])" office:value-type="float" office:value="0.002466" calcext:value-type="float">
            <text:p>0.002466</text:p>
          </table:table-cell>
        </table:table-row>
        <table:table-row table:style-name="ro1">
          <table:table-cell table:style-name="ce59" office:value-type="float" office:value="0.0000001" calcext:value-type="float">
            <text:p>1.00E-07</text:p>
          </table:table-cell>
          <table:table-cell office:value-type="float" office:value="0.030281" calcext:value-type="float">
            <text:p>0.030281</text:p>
          </table:table-cell>
          <table:table-cell office:value-type="float" office:value="0.030405" calcext:value-type="float">
            <text:p>0.030405</text:p>
          </table:table-cell>
          <table:table-cell office:value-type="float" office:value="0.030045" calcext:value-type="float">
            <text:p>0.030045</text:p>
          </table:table-cell>
          <table:table-cell/>
          <table:table-cell office:value-type="float" office:value="0.0000001" calcext:value-type="float">
            <text:p>1E-07</text:p>
          </table:table-cell>
          <table:table-cell office:value-type="float" office:value="0.10248" calcext:value-type="float">
            <text:p>0.10248</text:p>
          </table:table-cell>
          <table:table-cell office:value-type="float" office:value="0.106184" calcext:value-type="float">
            <text:p>0.106184</text:p>
          </table:table-cell>
          <table:table-cell office:value-type="float" office:value="0.102216" calcext:value-type="float">
            <text:p>0.102216</text:p>
          </table:table-cell>
          <table:table-cell/>
          <table:table-cell office:value-type="float" office:value="0.0000001" calcext:value-type="float">
            <text:p>1E-07</text:p>
          </table:table-cell>
          <table:table-cell office:value-type="float" office:value="0.002485" calcext:value-type="float">
            <text:p>0.002485</text:p>
          </table:table-cell>
          <table:table-cell office:value-type="float" office:value="0.002449" calcext:value-type="float">
            <text:p>0.002449</text:p>
          </table:table-cell>
          <table:table-cell office:value-type="float" office:value="0.002582" calcext:value-type="float">
            <text:p>0.002582</text:p>
          </table:table-cell>
          <table:table-cell table:formula="of:=AVERAGE([.L19:.N19])" office:value-type="float" office:value="0.00250533333333333" calcext:value-type="float">
            <text:p>0.002505333333333</text:p>
          </table:table-cell>
        </table:table-row>
        <table:table-row table:style-name="ro1">
          <table:table-cell table:style-name="ce59" office:value-type="float" office:value="0.00000001" calcext:value-type="float">
            <text:p>1.00E-08</text:p>
          </table:table-cell>
          <table:table-cell office:value-type="float" office:value="0.030292" calcext:value-type="float">
            <text:p>0.030292</text:p>
          </table:table-cell>
          <table:table-cell office:value-type="float" office:value="0.030415" calcext:value-type="float">
            <text:p>0.030415</text:p>
          </table:table-cell>
          <table:table-cell office:value-type="float" office:value="0.030045" calcext:value-type="float">
            <text:p>0.030045</text:p>
          </table:table-cell>
          <table:table-cell/>
          <table:table-cell office:value-type="float" office:value="0.00000001" calcext:value-type="float">
            <text:p>1E-08</text:p>
          </table:table-cell>
          <table:table-cell office:value-type="float" office:value="0.102594" calcext:value-type="float">
            <text:p>0.102594</text:p>
          </table:table-cell>
          <table:table-cell office:value-type="float" office:value="0.106195" calcext:value-type="float">
            <text:p>0.106195</text:p>
          </table:table-cell>
          <table:table-cell office:value-type="float" office:value="0.102323" calcext:value-type="float">
            <text:p>0.102323</text:p>
          </table:table-cell>
          <table:table-cell/>
          <table:table-cell office:value-type="float" office:value="0.00000001" calcext:value-type="float">
            <text:p>1E-08</text:p>
          </table:table-cell>
          <table:table-cell office:value-type="float" office:value="0.002486" calcext:value-type="float">
            <text:p>0.002486</text:p>
          </table:table-cell>
          <table:table-cell office:value-type="float" office:value="0.002456" calcext:value-type="float">
            <text:p>0.002456</text:p>
          </table:table-cell>
          <table:table-cell office:value-type="float" office:value="0.002587" calcext:value-type="float">
            <text:p>0.002587</text:p>
          </table:table-cell>
          <table:table-cell table:formula="of:=AVERAGE([.L20:.N20])" office:value-type="float" office:value="0.00250966666666667" calcext:value-type="float">
            <text:p>0.002509666666667</text:p>
          </table:table-cell>
        </table:table-row>
        <table:table-row table:style-name="ro1"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</table:table-row>
        <table:table-row table:style-name="ro1">
          <table:table-cell office:value-type="string" calcext:value-type="string">
            <text:p>POLLUTION</text:p>
          </table:table-cell>
          <table:table-cell table:style-name="ce53" office:value-type="string" calcext:value-type="string">
            <text:p>TRIAL 1</text:p>
          </table:table-cell>
          <table:table-cell table:style-name="ce53" office:value-type="string" calcext:value-type="string">
            <text:p>TRIAL 2</text:p>
          </table:table-cell>
          <table:table-cell table:style-name="ce53" office:value-type="string" calcext:value-type="string">
            <text:p>TRIAL 3</text:p>
          </table:table-cell>
          <table:table-cell/>
          <table:table-cell office:value-type="string" calcext:value-type="string">
            <text:p>HR</text:p>
          </table:table-cell>
          <table:table-cell table:style-name="ce53" office:value-type="string" calcext:value-type="string">
            <text:p>TRIAL 1</text:p>
          </table:table-cell>
          <table:table-cell table:style-name="ce53" office:value-type="string" calcext:value-type="string">
            <text:p>TRIAL 2</text:p>
          </table:table-cell>
          <table:table-cell table:style-name="ce53" office:value-type="string" calcext:value-type="string">
            <text:p>TRIAL 3</text:p>
          </table:table-cell>
          <table:table-cell/>
          <table:table-cell office:value-type="string" calcext:value-type="string">
            <text:p>BATTERY</text:p>
          </table:table-cell>
          <table:table-cell table:style-name="ce53" office:value-type="string" calcext:value-type="string">
            <text:p>TRIAL 1</text:p>
          </table:table-cell>
          <table:table-cell table:style-name="ce53" office:value-type="string" calcext:value-type="string">
            <text:p>TRIAL 2</text:p>
          </table:table-cell>
          <table:table-cell table:style-name="ce53" office:value-type="string" calcext:value-type="string">
            <text:p>TRIAL 3</text:p>
          </table:table-cell>
          <table:table-cell/>
        </table:table-row>
        <table:table-row table:style-name="ro1">
          <table:table-cell office:value-type="string" calcext:value-type="string">
            <text:p>Original</text:p>
          </table:table-cell>
          <table:table-cell table:style-name="ce60" office:value-type="float" office:value="0.028203" calcext:value-type="float">
            <text:p>0.028203</text:p>
          </table:table-cell>
          <table:table-cell office:value-type="float" office:value="0.028169" calcext:value-type="float">
            <text:p>0.028169</text:p>
          </table:table-cell>
          <table:table-cell office:value-type="float" office:value="0.027293" calcext:value-type="float">
            <text:p>0.027293</text:p>
          </table:table-cell>
          <table:table-cell/>
          <table:table-cell office:value-type="string" calcext:value-type="string">
            <text:p>Original</text:p>
          </table:table-cell>
          <table:table-cell office:value-type="float" office:value="0.08571" calcext:value-type="float">
            <text:p>0.08571</text:p>
          </table:table-cell>
          <table:table-cell office:value-type="float" office:value="0.087959" calcext:value-type="float">
            <text:p>0.087959</text:p>
          </table:table-cell>
          <table:table-cell office:value-type="string" calcext:value-type="string">
            <text:p>:0.083610 </text:p>
          </table:table-cell>
          <table:table-cell/>
          <table:table-cell office:value-type="string" calcext:value-type="string">
            <text:p>Original</text:p>
          </table:table-cell>
          <table:table-cell office:value-type="float" office:value="0.004855" calcext:value-type="float">
            <text:p>0.004855</text:p>
          </table:table-cell>
          <table:table-cell office:value-type="float" office:value="0.005526" calcext:value-type="float">
            <text:p>0.005526</text:p>
          </table:table-cell>
          <table:table-cell office:value-type="string" calcext:value-type="string">
            <text:p>:0.005526</text:p>
          </table:table-cell>
          <table:table-cell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022481" calcext:value-type="float">
            <text:p>0.022481</text:p>
          </table:table-cell>
          <table:table-cell table:style-name="ce60" office:value-type="float" office:value="0.02201" calcext:value-type="float">
            <text:p>0.02201</text:p>
          </table:table-cell>
          <table:table-cell office:value-type="float" office:value="0.024016" calcext:value-type="float">
            <text:p>0.024016</text:p>
          </table:table-cell>
          <table:table-cell/>
          <table:table-cell office:value-type="float" office:value="0.001" calcext:value-type="float">
            <text:p>0.001</text:p>
          </table:table-cell>
          <table:table-cell office:value-type="float" office:value="0.079641" calcext:value-type="float">
            <text:p>0.079641</text:p>
          </table:table-cell>
          <table:table-cell office:value-type="float" office:value="0.076784" calcext:value-type="float">
            <text:p>0.076784</text:p>
          </table:table-cell>
          <table:table-cell office:value-type="float" office:value="0.080447" calcext:value-type="float">
            <text:p>0.080447</text:p>
          </table:table-cell>
          <table:table-cell/>
          <table:table-cell office:value-type="float" office:value="0.001" calcext:value-type="float">
            <text:p>0.001</text:p>
          </table:table-cell>
          <table:table-cell table:style-name="ce61" office:value-type="float" office:value="0.003878" calcext:value-type="float">
            <text:p>0.003878</text:p>
          </table:table-cell>
          <table:table-cell office:value-type="float" office:value="0.003818" calcext:value-type="float">
            <text:p>0.003818</text:p>
          </table:table-cell>
          <table:table-cell table:style-name="ce61" office:value-type="float" office:value="0.003555" calcext:value-type="float">
            <text:p>0.003555</text:p>
          </table:table-cell>
          <table:table-cell/>
        </table:table-row>
        <table:table-row table:style-name="ro1">
          <table:table-cell office:value-type="float" office:value="0.0001" calcext:value-type="float">
            <text:p>0.0001</text:p>
          </table:table-cell>
          <table:table-cell table:style-name="ce61" office:value-type="float" office:value="0.022267" calcext:value-type="float">
            <text:p>0.022267</text:p>
          </table:table-cell>
          <table:table-cell table:style-name="ce61" office:value-type="float" office:value="0.022046" calcext:value-type="float">
            <text:p>0.022046</text:p>
          </table:table-cell>
          <table:table-cell table:style-name="ce61" office:value-type="float" office:value="0.022248" calcext:value-type="float">
            <text:p>0.022248</text:p>
          </table:table-cell>
          <table:table-cell/>
          <table:table-cell office:value-type="float" office:value="0.0001" calcext:value-type="float">
            <text:p>0.0001</text:p>
          </table:table-cell>
          <table:table-cell table:style-name="ce61" office:value-type="float" office:value="0.05439" calcext:value-type="float">
            <text:p>0.05439</text:p>
          </table:table-cell>
          <table:table-cell table:style-name="ce61" office:value-type="float" office:value="0.053508" calcext:value-type="float">
            <text:p>0.053508</text:p>
          </table:table-cell>
          <table:table-cell table:style-name="Default"/>
          <table:table-cell/>
          <table:table-cell office:value-type="float" office:value="0.0001" calcext:value-type="float">
            <text:p>0.0001</text:p>
          </table:table-cell>
          <table:table-cell table:style-name="ce125" office:value-type="float" office:value="0.004188" calcext:value-type="float">
            <text:p>0.004188</text:p>
          </table:table-cell>
          <table:table-cell table:style-name="ce61" office:value-type="float" office:value="0.004989" calcext:value-type="float">
            <text:p>0.004989</text:p>
          </table:table-cell>
          <table:table-cell table:style-name="ce74" office:value-type="float" office:value="0.003924" calcext:value-type="float">
            <text:p>0.003924</text:p>
          </table:table-cell>
          <table:table-cell/>
        </table:table-row>
        <table:table-row table:style-name="ro1">
          <table:table-cell table:style-name="ce71" office:value-type="float" office:value="0.00001" calcext:value-type="float">
            <text:p>1E-05</text:p>
          </table:table-cell>
          <table:table-cell table:style-name="ce74" office:value-type="float" office:value="0.022406" calcext:value-type="float">
            <text:p>0.022406</text:p>
          </table:table-cell>
          <table:table-cell table:style-name="ce74" office:value-type="float" office:value="0.022298" calcext:value-type="float">
            <text:p>0.022298</text:p>
          </table:table-cell>
          <table:table-cell table:style-name="ce77" office:value-type="float" office:value="0.022505" calcext:value-type="float">
            <text:p>0.022505</text:p>
          </table:table-cell>
          <table:table-cell/>
          <table:table-cell office:value-type="float" office:value="0.00001" calcext:value-type="float">
            <text:p>1E-05</text:p>
          </table:table-cell>
          <table:table-cell office:value-type="float" office:value="0.072729" calcext:value-type="float">
            <text:p>0.072729</text:p>
          </table:table-cell>
          <table:table-cell office:value-type="string" calcext:value-type="string">
            <text:p>:0.073362 </text:p>
          </table:table-cell>
          <table:table-cell table:style-name="ce61" office:value-type="float" office:value="0.072503" calcext:value-type="float">
            <text:p>0.072503</text:p>
          </table:table-cell>
          <table:table-cell/>
          <table:table-cell office:value-type="float" office:value="0.00001" calcext:value-type="float">
            <text:p>1E-05</text:p>
          </table:table-cell>
          <table:table-cell office:value-type="float" office:value="0.00477" calcext:value-type="float">
            <text:p>0.00477</text:p>
          </table:table-cell>
          <table:table-cell office:value-type="float" office:value="0.005441" calcext:value-type="float">
            <text:p>0.005441</text:p>
          </table:table-cell>
          <table:table-cell table:number-columns-repeated="2"/>
        </table:table-row>
        <table:table-row table:style-name="ro1">
          <table:table-cell office:value-type="float" office:value="0.000001" calcext:value-type="float">
            <text:p>1E-06</text:p>
          </table:table-cell>
          <table:table-cell office:value-type="float" office:value="0.027548" calcext:value-type="float">
            <text:p>0.027548</text:p>
          </table:table-cell>
          <table:table-cell office:value-type="float" office:value="0.027702" calcext:value-type="float">
            <text:p>0.027702</text:p>
          </table:table-cell>
          <table:table-cell table:style-name="ce60" office:value-type="float" office:value="0.026857" calcext:value-type="float">
            <text:p>0.026857</text:p>
          </table:table-cell>
          <table:table-cell/>
          <table:table-cell office:value-type="float" office:value="0.000001" calcext:value-type="float">
            <text:p>1E-06</text:p>
          </table:table-cell>
          <table:table-cell office:value-type="float" office:value="0.084087" calcext:value-type="float">
            <text:p>0.084087</text:p>
          </table:table-cell>
          <table:table-cell office:value-type="float" office:value="0.086174" calcext:value-type="float">
            <text:p>0.086174</text:p>
          </table:table-cell>
          <table:table-cell office:value-type="float" office:value="0.082083" calcext:value-type="float">
            <text:p>0.082083</text:p>
          </table:table-cell>
          <table:table-cell/>
          <table:table-cell office:value-type="float" office:value="0.000001" calcext:value-type="float">
            <text:p>1E-06</text:p>
          </table:table-cell>
          <table:table-cell office:value-type="string" calcext:value-type="string">
            <text:p>:0.004841 </text:p>
          </table:table-cell>
          <table:table-cell table:number-columns-repeated="3"/>
        </table:table-row>
        <table:table-row table:style-name="ro1">
          <table:table-cell table:style-name="ce59" office:value-type="float" office:value="0.0000001" calcext:value-type="float">
            <text:p>1.00E-07</text:p>
          </table:table-cell>
          <table:table-cell table:number-columns-repeated="4"/>
          <table:table-cell office:value-type="float" office:value="0.0000001" calcext:value-type="float">
            <text:p>1E-07</text:p>
          </table:table-cell>
          <table:table-cell table:number-columns-repeated="4"/>
          <table:table-cell office:value-type="float" office:value="0.0000001" calcext:value-type="float">
            <text:p>1E-07</text:p>
          </table:table-cell>
          <table:table-cell table:number-columns-repeated="4"/>
        </table:table-row>
        <table:table-row table:style-name="ro1">
          <table:table-cell table:style-name="ce59" office:value-type="float" office:value="0.00000001" calcext:value-type="float">
            <text:p>1.00E-08</text:p>
          </table:table-cell>
          <table:table-cell table:number-columns-repeated="4"/>
          <table:table-cell office:value-type="float" office:value="0.00000001" calcext:value-type="float">
            <text:p>1E-08</text:p>
          </table:table-cell>
          <table:table-cell table:number-columns-repeated="4"/>
          <table:table-cell office:value-type="float" office:value="0.00000001" calcext:value-type="float">
            <text:p>1E-08</text:p>
          </table:table-cell>
          <table:table-cell table:number-columns-repeated="4"/>
        </table:table-row>
      </table:table>
      <table:table table:name="FCN" table:style-name="ta1">
        <table:table-column table:style-name="co16" table:default-cell-style-name="ce114"/>
        <table:table-column table:style-name="co1" table:default-cell-style-name="ce111"/>
        <table:table-column table:style-name="co1" table:number-columns-repeated="2" table:default-cell-style-name="ce114"/>
        <table:table-column table:style-name="co1" table:number-columns-repeated="2" table:default-cell-style-name="Default"/>
        <table:table-column table:style-name="co1" table:number-columns-repeated="4" table:default-cell-style-name="ce114"/>
        <table:table-column table:style-name="co1" table:number-columns-repeated="5" table:default-cell-style-name="Default"/>
        <table:table-row table:style-name="ro1">
          <table:table-cell table:style-name="ce116" office:value-type="string" calcext:value-type="string" table:number-columns-spanned="2" table:number-rows-spanned="1">
            <text:p>Evaluation</text:p>
          </table:table-cell>
          <table:covered-table-cell table:style-name="Default"/>
          <table:table-cell table:style-name="ce115" office:value-type="string" calcext:value-type="string">
            <text:p>WORT</text:p>
          </table:table-cell>
          <table:table-cell table:number-columns-repeated="2" table:style-name="ce111" office:value-type="string" calcext:value-type="string">
            <text:p>WORT</text:p>
          </table:table-cell>
          <table:table-cell table:number-columns-repeated="3" table:style-name="ce111" office:value-type="string" calcext:value-type="string">
            <text:p>WRT</text:p>
          </table:table-cell>
          <table:table-cell table:number-columns-repeated="3" table:style-name="ce111" office:value-type="string" calcext:value-type="string">
            <text:p>50-50</text:p>
          </table:table-cell>
          <table:table-cell table:number-columns-repeated="3" table:style-name="ce111" office:value-type="string" calcext:value-type="string">
            <text:p>STD-WRT</text:p>
          </table:table-cell>
          <table:table-cell/>
        </table:table-row>
        <table:table-row table:style-name="ro1">
          <table:table-cell table:style-name="ce117" office:value-type="string" calcext:value-type="string" table:number-columns-spanned="2" table:number-rows-spanned="1">
            <text:p>Dataset</text:p>
          </table:table-cell>
          <table:covered-table-cell table:style-name="Default"/>
          <table:table-cell table:style-name="ce111" office:value-type="string" calcext:value-type="string">
            <text:p>Pollution</text:p>
          </table:table-cell>
          <table:table-cell table:style-name="ce111" office:value-type="string" calcext:value-type="string">
            <text:p>HR</text:p>
          </table:table-cell>
          <table:table-cell table:style-name="ce111" office:value-type="string" calcext:value-type="string">
            <text:p>BATTERY</text:p>
          </table:table-cell>
          <table:table-cell table:style-name="ce125" office:value-type="string" calcext:value-type="string">
            <text:p>Pollution</text:p>
          </table:table-cell>
          <table:table-cell table:style-name="ce111" office:value-type="string" calcext:value-type="string">
            <text:p>HR</text:p>
          </table:table-cell>
          <table:table-cell table:style-name="ce111" office:value-type="string" calcext:value-type="string">
            <text:p>BATTERY</text:p>
          </table:table-cell>
          <table:table-cell table:style-name="ce111" office:value-type="string" calcext:value-type="string">
            <text:p>Pollution</text:p>
          </table:table-cell>
          <table:table-cell table:style-name="ce111" office:value-type="string" calcext:value-type="string">
            <text:p>HR</text:p>
          </table:table-cell>
          <table:table-cell table:style-name="ce111" office:value-type="string" calcext:value-type="string">
            <text:p>BATTERY</text:p>
          </table:table-cell>
          <table:table-cell table:style-name="ce125" office:value-type="string" calcext:value-type="string">
            <text:p>Pollution</text:p>
          </table:table-cell>
          <table:table-cell table:style-name="ce111" office:value-type="string" calcext:value-type="string">
            <text:p>HR</text:p>
          </table:table-cell>
          <table:table-cell table:style-name="ce111" office:value-type="string" calcext:value-type="string">
            <text:p>BATTERY</text:p>
          </table:table-cell>
          <table:table-cell/>
        </table:table-row>
        <table:table-row table:style-name="ro1">
          <table:table-cell table:style-name="ce117" office:value-type="string" calcext:value-type="string" table:number-columns-spanned="1" table:number-rows-spanned="2">
            <text:p>TRIAL 1</text:p>
          </table:table-cell>
          <table:table-cell office:value-type="string" calcext:value-type="string">
            <text:p>MAE</text:p>
          </table:table-cell>
          <table:table-cell table:style-name="ce122" office:value-type="float" office:value="0.044659" calcext:value-type="float">
            <text:p>0.044659</text:p>
          </table:table-cell>
          <table:table-cell table:style-name="ce45" office:value-type="float" office:value="0.062726" calcext:value-type="float">
            <text:p>0.062726</text:p>
          </table:table-cell>
          <table:table-cell table:style-name="ce45" office:value-type="float" office:value="0.002196" calcext:value-type="float">
            <text:p>0.002196</text:p>
          </table:table-cell>
          <table:table-cell table:style-name="ce126" office:value-type="float" office:value="0.05588" calcext:value-type="float">
            <text:p>0.055880</text:p>
          </table:table-cell>
          <table:table-cell table:style-name="ce128" office:value-type="float" office:value="0.119408" calcext:value-type="float">
            <text:p>0.119408</text:p>
          </table:table-cell>
          <table:table-cell table:style-name="ce128" office:value-type="float" office:value="0.014348" calcext:value-type="float">
            <text:p>0.014348</text:p>
          </table:table-cell>
          <table:table-cell table:style-name="ce45" office:value-type="float" office:value="0.04838" calcext:value-type="float">
            <text:p>0.04838</text:p>
          </table:table-cell>
          <table:table-cell table:style-name="ce172" office:value-type="float" office:value="0.053482" calcext:value-type="float">
            <text:p>0.0534820</text:p>
          </table:table-cell>
          <table:table-cell table:style-name="ce45" office:value-type="float" office:value="0.449798" calcext:value-type="float">
            <text:p>0.449798</text:p>
          </table:table-cell>
          <table:table-cell table:style-name="ce126" office:value-type="float" office:value="0.030478" calcext:value-type="float">
            <text:p>0.030478</text:p>
          </table:table-cell>
          <table:table-cell table:style-name="ce128" office:value-type="float" office:value="0.119408" calcext:value-type="float">
            <text:p>0.119408</text:p>
          </table:table-cell>
          <table:table-cell table:style-name="ce128" office:value-type="float" office:value="0.080166" calcext:value-type="float">
            <text:p>0.080166</text:p>
          </table:table-cell>
          <table:table-cell/>
        </table:table-row>
        <table:table-row table:style-name="ro1">
          <table:covered-table-cell table:style-name="ce111"/>
          <table:table-cell office:value-type="string" calcext:value-type="string">
            <text:p>RMSE</text:p>
          </table:table-cell>
          <table:table-cell table:style-name="ce122"/>
          <table:table-cell table:style-name="ce45" table:number-columns-repeated="2"/>
          <table:table-cell table:style-name="ce126" office:value-type="float" office:value="0.04362" calcext:value-type="float">
            <text:p>0.043620</text:p>
          </table:table-cell>
          <table:table-cell table:style-name="ce128" office:value-type="float" office:value="0.061969" calcext:value-type="float">
            <text:p>0.061969</text:p>
          </table:table-cell>
          <table:table-cell table:style-name="ce128" office:value-type="float" office:value="0.001901" calcext:value-type="float">
            <text:p>0.001901</text:p>
          </table:table-cell>
          <table:table-cell table:style-name="ce45" office:value-type="float" office:value="0.049823" calcext:value-type="float">
            <text:p>0.049823</text:p>
          </table:table-cell>
          <table:table-cell table:style-name="ce45" office:value-type="float" office:value="0.056469" calcext:value-type="float">
            <text:p>0.056469</text:p>
          </table:table-cell>
          <table:table-cell table:style-name="ce45" office:value-type="float" office:value="0.003517" calcext:value-type="float">
            <text:p>0.003517</text:p>
          </table:table-cell>
          <table:table-cell table:style-name="ce126"/>
          <table:table-cell table:style-name="ce128" table:number-columns-repeated="2"/>
          <table:table-cell/>
        </table:table-row>
        <table:table-row table:style-name="ro1">
          <table:table-cell table:style-name="ce117" office:value-type="string" calcext:value-type="string" table:number-columns-spanned="1" table:number-rows-spanned="2">
            <text:p>TRIAL 2</text:p>
          </table:table-cell>
          <table:table-cell office:value-type="string" calcext:value-type="string">
            <text:p>MAE</text:p>
          </table:table-cell>
          <table:table-cell table:style-name="ce122" office:value-type="float" office:value="0.044814" calcext:value-type="float">
            <text:p>0.044814</text:p>
          </table:table-cell>
          <table:table-cell table:style-name="ce45" office:value-type="float" office:value="0.06462" calcext:value-type="float">
            <text:p>0.06462</text:p>
          </table:table-cell>
          <table:table-cell table:style-name="ce45" office:value-type="float" office:value="0.002211" calcext:value-type="float">
            <text:p>0.002211</text:p>
          </table:table-cell>
          <table:table-cell table:style-name="ce126" office:value-type="float" office:value="0.04844" calcext:value-type="float">
            <text:p>0.048440</text:p>
          </table:table-cell>
          <table:table-cell table:style-name="ce128" office:value-type="float" office:value="0.121717" calcext:value-type="float">
            <text:p>0.121717</text:p>
          </table:table-cell>
          <table:table-cell table:style-name="ce128" office:value-type="float" office:value="0.00484" calcext:value-type="float">
            <text:p>0.004840</text:p>
          </table:table-cell>
          <table:table-cell table:style-name="ce45" office:value-type="float" office:value="0.047775" calcext:value-type="float">
            <text:p>0.047775</text:p>
          </table:table-cell>
          <table:table-cell table:style-name="ce172" office:value-type="float" office:value="0.064318" calcext:value-type="float">
            <text:p>0.0643180</text:p>
          </table:table-cell>
          <table:table-cell table:style-name="ce45" office:value-type="float" office:value="0.284517" calcext:value-type="float">
            <text:p>0.284517</text:p>
          </table:table-cell>
          <table:table-cell table:style-name="ce126" office:value-type="float" office:value="0.027222" calcext:value-type="float">
            <text:p>0.027222</text:p>
          </table:table-cell>
          <table:table-cell table:style-name="ce172" office:value-type="float" office:value="0.110359" calcext:value-type="float">
            <text:p>0.1103590</text:p>
          </table:table-cell>
          <table:table-cell table:style-name="ce128" office:value-type="float" office:value="0.021226" calcext:value-type="float">
            <text:p>0.021226</text:p>
          </table:table-cell>
          <table:table-cell/>
        </table:table-row>
        <table:table-row table:style-name="ro1">
          <table:covered-table-cell table:style-name="ce111"/>
          <table:table-cell office:value-type="string" calcext:value-type="string">
            <text:p>RMSE</text:p>
          </table:table-cell>
          <table:table-cell table:style-name="ce122"/>
          <table:table-cell table:style-name="ce163"/>
          <table:table-cell table:style-name="ce45"/>
          <table:table-cell table:style-name="ce126" office:value-type="float" office:value="0.044157" calcext:value-type="float">
            <text:p>0.044157</text:p>
          </table:table-cell>
          <table:table-cell table:style-name="ce128" office:value-type="float" office:value="0.065324" calcext:value-type="float">
            <text:p>0.065324</text:p>
          </table:table-cell>
          <table:table-cell table:style-name="ce128" office:value-type="float" office:value="0.001943" calcext:value-type="float">
            <text:p>0.001943</text:p>
          </table:table-cell>
          <table:table-cell table:style-name="ce45" office:value-type="float" office:value="0.049907" calcext:value-type="float">
            <text:p>0.049907</text:p>
          </table:table-cell>
          <table:table-cell table:style-name="ce45" office:value-type="float" office:value="0.058999" calcext:value-type="float">
            <text:p>0.058999</text:p>
          </table:table-cell>
          <table:table-cell table:style-name="ce45" office:value-type="float" office:value="0.004042" calcext:value-type="float">
            <text:p>0.004042</text:p>
          </table:table-cell>
          <table:table-cell table:style-name="ce126"/>
          <table:table-cell table:style-name="ce45"/>
          <table:table-cell table:style-name="ce128"/>
          <table:table-cell/>
        </table:table-row>
        <table:table-row table:style-name="ro1">
          <table:table-cell table:style-name="ce117" office:value-type="string" calcext:value-type="string" table:number-columns-spanned="1" table:number-rows-spanned="2">
            <text:p>TRIAL 3</text:p>
          </table:table-cell>
          <table:table-cell office:value-type="string" calcext:value-type="string">
            <text:p>MAE</text:p>
          </table:table-cell>
          <table:table-cell table:style-name="ce122" office:value-type="float" office:value="0.044249" calcext:value-type="float">
            <text:p>0.044249</text:p>
          </table:table-cell>
          <table:table-cell table:style-name="ce122" office:value-type="float" office:value="0.064351" calcext:value-type="float">
            <text:p>0.064351</text:p>
          </table:table-cell>
          <table:table-cell table:style-name="ce45" office:value-type="float" office:value="0.002043" calcext:value-type="float">
            <text:p>0.002043</text:p>
          </table:table-cell>
          <table:table-cell table:style-name="ce126" office:value-type="float" office:value="0.050954" calcext:value-type="float">
            <text:p>0.050954</text:p>
          </table:table-cell>
          <table:table-cell table:style-name="ce128" office:value-type="float" office:value="0.106223" calcext:value-type="float">
            <text:p>0.106223</text:p>
          </table:table-cell>
          <table:table-cell table:style-name="ce128" office:value-type="float" office:value="0.0109" calcext:value-type="float">
            <text:p>0.010900</text:p>
          </table:table-cell>
          <table:table-cell table:style-name="ce45" office:value-type="float" office:value="0.046992" calcext:value-type="float">
            <text:p>0.046992</text:p>
          </table:table-cell>
          <table:table-cell table:style-name="ce45" office:value-type="float" office:value="0.047493" calcext:value-type="float">
            <text:p>0.047493</text:p>
          </table:table-cell>
          <table:table-cell table:style-name="ce45" office:value-type="float" office:value="0.014924" calcext:value-type="float">
            <text:p>0.014924</text:p>
          </table:table-cell>
          <table:table-cell table:style-name="ce126" office:value-type="float" office:value="0.037571" calcext:value-type="float">
            <text:p>0.037571</text:p>
          </table:table-cell>
          <table:table-cell table:style-name="ce45" office:value-type="float" office:value="0.0950544" calcext:value-type="float">
            <text:p>0.0950544</text:p>
          </table:table-cell>
          <table:table-cell table:style-name="ce128" office:value-type="float" office:value="0.076968" calcext:value-type="float">
            <text:p>0.076968</text:p>
          </table:table-cell>
          <table:table-cell/>
        </table:table-row>
        <table:table-row table:style-name="ro1">
          <table:covered-table-cell table:style-name="ce111"/>
          <table:table-cell office:value-type="string" calcext:value-type="string">
            <text:p>RMSE</text:p>
          </table:table-cell>
          <table:table-cell table:style-name="ce122"/>
          <table:table-cell table:style-name="ce45" table:number-columns-repeated="2"/>
          <table:table-cell table:style-name="ce126" office:value-type="float" office:value="0.04391" calcext:value-type="float">
            <text:p>0.043910</text:p>
          </table:table-cell>
          <table:table-cell table:style-name="ce128" office:value-type="float" office:value="0.064924" calcext:value-type="float">
            <text:p>0.064924</text:p>
          </table:table-cell>
          <table:table-cell table:style-name="ce128" office:value-type="float" office:value="0.001816" calcext:value-type="float">
            <text:p>0.001816</text:p>
          </table:table-cell>
          <table:table-cell table:style-name="ce45" office:value-type="float" office:value="0.049429" calcext:value-type="float">
            <text:p>0.049429</text:p>
          </table:table-cell>
          <table:table-cell table:style-name="ce45" office:value-type="float" office:value="0.061066" calcext:value-type="float">
            <text:p>0.061066</text:p>
          </table:table-cell>
          <table:table-cell table:style-name="ce45" office:value-type="float" office:value="0.003622" calcext:value-type="float">
            <text:p>0.003622</text:p>
          </table:table-cell>
          <table:table-cell table:style-name="ce126"/>
          <table:table-cell table:style-name="ce128" table:number-columns-repeated="2"/>
          <table:table-cell/>
        </table:table-row>
        <table:table-row table:style-name="ro1">
          <table:table-cell table:style-name="ce118" office:value-type="string" calcext:value-type="string" table:number-columns-spanned="1" table:number-rows-spanned="2">
            <text:p>AVG</text:p>
          </table:table-cell>
          <table:table-cell table:style-name="ce10" office:value-type="string" calcext:value-type="string">
            <text:p>MAE</text:p>
          </table:table-cell>
          <table:table-cell table:style-name="ce129" table:formula="of:=AVERAGE([.C3];[.C5];[.C7])" office:value-type="float" office:value="0.044574" calcext:value-type="float">
            <text:p>0.044574</text:p>
          </table:table-cell>
          <table:table-cell table:style-name="ce10" table:formula="of:=AVERAGE([.D3];[.D3];[.D5])" office:value-type="float" office:value="0.0633573333333333" calcext:value-type="float">
            <text:p>0.063357333333333</text:p>
          </table:table-cell>
          <table:table-cell table:style-name="ce129" table:formula="of:=AVERAGE([.E3];[.E5];[.E7])" office:value-type="float" office:value="0.00215" calcext:value-type="float">
            <text:p>0.002150</text:p>
          </table:table-cell>
          <table:table-cell table:style-name="ce10" table:formula="of:=AVERAGE([.F3];[.F5];[.F7])" office:value-type="float" office:value="0.051758" calcext:value-type="float">
            <text:p>0.051758</text:p>
          </table:table-cell>
          <table:table-cell table:style-name="ce10" table:formula="of:=AVERAGE([.G3];[.G5];[.G7])" office:value-type="float" office:value="0.115782666666667" calcext:value-type="float">
            <text:p>0.115782666666667</text:p>
          </table:table-cell>
          <table:table-cell table:style-name="ce129" table:formula="of:=AVERAGE([.H3];[.H5];[.H7])" office:value-type="float" office:value="0.0100293333333333" calcext:value-type="float">
            <text:p>0.010029</text:p>
          </table:table-cell>
          <table:table-cell table:style-name="ce10" table:formula="of:=AVERAGE([.I3];[.I5];[.I7])" office:value-type="float" office:value="0.0477156666666667" calcext:value-type="float">
            <text:p>0.047715666666667</text:p>
          </table:table-cell>
          <table:table-cell table:style-name="ce10" table:formula="of:=AVERAGE([.J3];[.J5];[.J7])" office:value-type="float" office:value="0.0550976666666667" calcext:value-type="float">
            <text:p>0.055097666666667</text:p>
          </table:table-cell>
          <table:table-cell table:style-name="ce129" table:formula="of:=AVERAGE([.K3];[.K5];[.K7])" office:value-type="float" office:value="0.249746333333333" calcext:value-type="float">
            <text:p>0.249746</text:p>
          </table:table-cell>
          <table:table-cell table:number-columns-repeated="4"/>
        </table:table-row>
        <table:table-row table:style-name="ro1">
          <table:covered-table-cell table:style-name="ce10"/>
          <table:table-cell table:style-name="ce10" office:value-type="string" calcext:value-type="string">
            <text:p>RMSE</text:p>
          </table:table-cell>
          <table:table-cell table:style-name="ce10" table:formula="of:=AVERAGE([.C4];[.C6];[.C8])" office:value-type="string" office:string-value="" calcext:value-type="error">
            <text:p>#DIV/0!</text:p>
          </table:table-cell>
          <table:table-cell table:style-name="ce10" table:formula="of:=AVERAGE([.D4];[.D4];[.D8])" office:value-type="string" office:string-value="" calcext:value-type="error">
            <text:p>#DIV/0!</text:p>
          </table:table-cell>
          <table:table-cell table:style-name="ce10" table:formula="of:=AVERAGE([.E4];[.E6];[.E8])" office:value-type="string" office:string-value="" calcext:value-type="error">
            <text:p>#DIV/0!</text:p>
          </table:table-cell>
          <table:table-cell table:style-name="ce10" table:formula="of:=AVERAGE([.F4];[.F6];[.F8])" office:value-type="float" office:value="0.0438956666666667" calcext:value-type="float">
            <text:p>0.043895666666667</text:p>
          </table:table-cell>
          <table:table-cell table:style-name="ce10" table:formula="of:=AVERAGE([.G4];[.G6];[.G8])" office:value-type="float" office:value="0.0640723333333333" calcext:value-type="float">
            <text:p>0.064072333333333</text:p>
          </table:table-cell>
          <table:table-cell table:style-name="ce10" table:formula="of:=AVERAGE([.H4];[.H6];[.H8])" office:value-type="float" office:value="0.00188666666666667" calcext:value-type="float">
            <text:p>0.001886666666667</text:p>
          </table:table-cell>
          <table:table-cell table:style-name="ce10" table:formula="of:=AVERAGE([.I4];[.I6];[.I8])" office:value-type="float" office:value="0.0497196666666667" calcext:value-type="float">
            <text:p>0.049719666666667</text:p>
          </table:table-cell>
          <table:table-cell table:style-name="ce10" table:formula="of:=AVERAGE([.J4];[.J6];[.J8])" office:value-type="float" office:value="0.0588446666666667" calcext:value-type="float">
            <text:p>0.058844666666667</text:p>
          </table:table-cell>
          <table:table-cell table:style-name="ce10" table:formula="of:=AVERAGE([.K4];[.K6];[.K8])" office:value-type="float" office:value="0.003727" calcext:value-type="float">
            <text:p>0.003727</text:p>
          </table:table-cell>
          <table:table-cell table:number-columns-repeated="4"/>
        </table:table-row>
        <table:table-row table:style-name="ro1"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5"/>
        </table:table-row>
        <table:table-row table:style-name="ro1">
          <table:table-cell office:value-type="string" calcext:value-type="string">
            <text:p>POLLUTION</text:p>
          </table:table-cell>
          <table:table-cell table:style-name="ce114"/>
          <table:table-cell table:number-columns-repeated="4"/>
          <table:table-cell office:value-type="string" calcext:value-type="string">
            <text:p>H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HOLE-FT-WD</text:p>
          </table:table-cell>
          <table:table-cell table:style-name="ce114"/>
          <table:table-cell table:number-columns-repeated="4"/>
          <table:table-cell office:value-type="string" calcext:value-type="string">
            <text:p>WHOLE-FT-WD</text:p>
          </table:table-cell>
          <table:table-cell table:number-columns-repeated="8"/>
        </table:table-row>
        <table:table-row table:style-name="ro1">
          <table:table-cell office:value-type="float" office:value="0.001" calcext:value-type="float">
            <text:p>0.001</text:p>
          </table:table-cell>
          <table:table-cell table:style-name="ce114" office:value-type="float" office:value="0.079467" calcext:value-type="float">
            <text:p>0.079467</text:p>
          </table:table-cell>
          <table:table-cell office:value-type="float" office:value="0.083029" calcext:value-type="float">
            <text:p>0.083029</text:p>
          </table:table-cell>
          <table:table-cell office:value-type="float" office:value="0.085274" calcext:value-type="float">
            <text:p>0.085274</text:p>
          </table:table-cell>
          <table:table-cell table:number-columns-repeated="2"/>
          <table:table-cell office:value-type="float" office:value="0.001" calcext:value-type="float">
            <text:p>0.001</text:p>
          </table:table-cell>
          <table:table-cell office:value-type="float" office:value="0.0361369" calcext:value-type="float">
            <text:p>0.0361369</text:p>
          </table:table-cell>
          <table:table-cell office:value-type="float" office:value="0.215281" calcext:value-type="float">
            <text:p>0.215281</text:p>
          </table:table-cell>
          <table:table-cell office:value-type="float" office:value="0.181686" calcext:value-type="float">
            <text:p>0.181686</text:p>
          </table:table-cell>
          <table:table-cell table:number-columns-repeated="5"/>
        </table:table-row>
        <table:table-row table:style-name="ro1">
          <table:table-cell office:value-type="float" office:value="0.0001" calcext:value-type="float">
            <text:p>0.0001</text:p>
          </table:table-cell>
          <table:table-cell table:style-name="ce114" office:value-type="float" office:value="0.071044" calcext:value-type="float">
            <text:p>0.071044</text:p>
          </table:table-cell>
          <table:table-cell office:value-type="float" office:value="0.06966" calcext:value-type="float">
            <text:p>0.06966</text:p>
          </table:table-cell>
          <table:table-cell office:value-type="float" office:value="0.083523" calcext:value-type="float">
            <text:p>0.083523</text:p>
          </table:table-cell>
          <table:table-cell table:number-columns-repeated="2"/>
          <table:table-cell office:value-type="float" office:value="0.0001" calcext:value-type="float">
            <text:p>0.0001</text:p>
          </table:table-cell>
          <table:table-cell office:value-type="float" office:value="0.0322048" calcext:value-type="float">
            <text:p>0.0322048</text:p>
          </table:table-cell>
          <table:table-cell table:style-name="ce78" office:value-type="float" office:value="0.163619" calcext:value-type="float">
            <text:p>0.163619</text:p>
          </table:table-cell>
          <table:table-cell office:value-type="float" office:value="0.154008" calcext:value-type="float">
            <text:p>0.154008</text:p>
          </table:table-cell>
          <table:table-cell table:number-columns-repeated="5"/>
        </table:table-row>
        <table:table-row table:style-name="ro1">
          <table:table-cell office:value-type="float" office:value="0.00001" calcext:value-type="float">
            <text:p>1E-05</text:p>
          </table:table-cell>
          <table:table-cell table:style-name="ce78" office:value-type="float" office:value="0.049175" calcext:value-type="float">
            <text:p>0.049175</text:p>
          </table:table-cell>
          <table:table-cell table:style-name="ce78" office:value-type="float" office:value="0.045706" calcext:value-type="float">
            <text:p>0.045706</text:p>
          </table:table-cell>
          <table:table-cell office:value-type="float" office:value="0.052129" calcext:value-type="float">
            <text:p>0.052129</text:p>
          </table:table-cell>
          <table:table-cell table:number-columns-repeated="2"/>
          <table:table-cell office:value-type="float" office:value="0.00001" calcext:value-type="float">
            <text:p>1E-05</text:p>
          </table:table-cell>
          <table:table-cell office:value-type="float" office:value="0.31921" calcext:value-type="float">
            <text:p>0.31921</text:p>
          </table:table-cell>
          <table:table-cell office:value-type="float" office:value="0.164494" calcext:value-type="float">
            <text:p>0.164494</text:p>
          </table:table-cell>
          <table:table-cell office:value-type="float" office:value="0.15129" calcext:value-type="float">
            <text:p>0.15129</text:p>
          </table:table-cell>
          <table:table-cell table:number-columns-repeated="5"/>
        </table:table-row>
        <table:table-row table:style-name="ro1">
          <table:table-cell office:value-type="float" office:value="0.000001" calcext:value-type="float">
            <text:p>1E-06</text:p>
          </table:table-cell>
          <table:table-cell table:style-name="ce114" office:value-type="float" office:value="0.050605" calcext:value-type="float">
            <text:p>0.050605</text:p>
          </table:table-cell>
          <table:table-cell office:value-type="float" office:value="0.04583" calcext:value-type="float">
            <text:p>0.04583</text:p>
          </table:table-cell>
          <table:table-cell office:value-type="float" office:value="0.05203" calcext:value-type="float">
            <text:p>0.05203</text:p>
          </table:table-cell>
          <table:table-cell table:number-columns-repeated="2"/>
          <table:table-cell office:value-type="float" office:value="0.000001" calcext:value-type="float">
            <text:p>1E-06</text:p>
          </table:table-cell>
          <table:table-cell office:value-type="float" office:value="0.318921" calcext:value-type="float">
            <text:p>0.318921</text:p>
          </table:table-cell>
          <table:table-cell office:value-type="float" office:value="0.164697" calcext:value-type="float">
            <text:p>0.164697</text:p>
          </table:table-cell>
          <table:table-cell office:value-type="float" office:value="0.151254" calcext:value-type="float">
            <text:p>0.151254</text:p>
          </table:table-cell>
          <table:table-cell table:number-columns-repeated="5"/>
        </table:table-row>
        <table:table-row table:style-name="ro1">
          <table:table-cell office:value-type="float" office:value="0.0000001" calcext:value-type="float">
            <text:p>1E-07</text:p>
          </table:table-cell>
          <table:table-cell table:style-name="ce114" office:value-type="float" office:value="0.050752" calcext:value-type="float">
            <text:p>0.050752</text:p>
          </table:table-cell>
          <table:table-cell office:value-type="float" office:value="0.04585" calcext:value-type="float">
            <text:p>0.04585</text:p>
          </table:table-cell>
          <table:table-cell table:style-name="ce78" office:value-type="float" office:value="0.05202" calcext:value-type="float">
            <text:p>0.05202</text:p>
          </table:table-cell>
          <table:table-cell table:number-columns-repeated="2"/>
          <table:table-cell office:value-type="float" office:value="0.0000001" calcext:value-type="float">
            <text:p>1E-07</text:p>
          </table:table-cell>
          <table:table-cell table:style-name="ce78" office:value-type="float" office:value="0.318625" calcext:value-type="float">
            <text:p>0.318625</text:p>
          </table:table-cell>
          <table:table-cell office:value-type="float" office:value="0.164714" calcext:value-type="float">
            <text:p>0.164714</text:p>
          </table:table-cell>
          <table:table-cell table:style-name="ce78" office:value-type="float" office:value="0.151252" calcext:value-type="float">
            <text:p>0.151252</text:p>
          </table:table-cell>
          <table:table-cell table:number-columns-repeated="5"/>
        </table:table-row>
        <table:table-row table:style-name="ro1" table:number-rows-repeated="2"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5"/>
        </table:table-row>
        <table:table-row table:style-name="ro1">
          <table:table-cell office:value-type="string" calcext:value-type="string">
            <text:p>POLLUTION</text:p>
          </table:table-cell>
          <table:table-cell table:style-name="ce114"/>
          <table:table-cell table:number-columns-repeated="4"/>
          <table:table-cell office:value-type="string" calcext:value-type="string">
            <text:p>HR</text:p>
          </table:table-cell>
          <table:table-cell table:number-columns-repeated="4"/>
          <table:table-cell table:style-name="ce114" office:value-type="string" calcext:value-type="string">
            <text:p>BATTERY</text:p>
          </table:table-cell>
          <table:table-cell table:style-name="ce114" table:number-columns-repeated="3"/>
        </table:table-row>
        <table:table-row table:style-name="ro1">
          <table:table-cell office:value-type="string" calcext:value-type="string">
            <text:p>WHOLE-FT-WD</text:p>
          </table:table-cell>
          <table:table-cell office:value-type="float" office:value="0.030478" calcext:value-type="float">
            <text:p>0.030478</text:p>
          </table:table-cell>
          <table:table-cell table:style-name="ce111" office:value-type="float" office:value="0.028848" calcext:value-type="float">
            <text:p>0.028848</text:p>
          </table:table-cell>
          <table:table-cell table:style-name="ce111" office:value-type="float" office:value="0.030614" calcext:value-type="float">
            <text:p>0.030614</text:p>
          </table:table-cell>
          <table:table-cell table:number-columns-repeated="2"/>
          <table:table-cell office:value-type="string" calcext:value-type="string">
            <text:p>WHOLE-FT-WD</text:p>
          </table:table-cell>
          <table:table-cell office:value-type="float" office:value="0.094663" calcext:value-type="float">
            <text:p>0.094663</text:p>
          </table:table-cell>
          <table:table-cell office:value-type="float" office:value="0.09353" calcext:value-type="float">
            <text:p>0.09353</text:p>
          </table:table-cell>
          <table:table-cell office:value-type="float" office:value="0.095997" calcext:value-type="float">
            <text:p>0.095997</text:p>
          </table:table-cell>
          <table:table-cell/>
          <table:table-cell table:style-name="ce114" office:value-type="string" calcext:value-type="string">
            <text:p>WHOLE-FT-WD</text:p>
          </table:table-cell>
          <table:table-cell table:style-name="ce111" office:value-type="float" office:value="0.004211" calcext:value-type="float">
            <text:p>0.004211</text:p>
          </table:table-cell>
          <table:table-cell table:style-name="ce114" table:number-columns-repeated="2"/>
        </table:table-row>
        <table:table-row table:style-name="ro1">
          <table:table-cell office:value-type="float" office:value="0.001" calcext:value-type="float">
            <text:p>0.001</text:p>
          </table:table-cell>
          <table:table-cell table:style-name="ce74" office:value-type="float" office:value="0.031241" calcext:value-type="float">
            <text:p>0.031241</text:p>
          </table:table-cell>
          <table:table-cell table:style-name="ce74" office:value-type="float" office:value="0.024771" calcext:value-type="float">
            <text:p>0.024771</text:p>
          </table:table-cell>
          <table:table-cell table:style-name="ce74" office:value-type="float" office:value="0.023108" calcext:value-type="float">
            <text:p>0.023108</text:p>
          </table:table-cell>
          <table:table-cell table:number-columns-repeated="2"/>
          <table:table-cell office:value-type="float" office:value="0.001" calcext:value-type="float">
            <text:p>0.001</text:p>
          </table:table-cell>
          <table:table-cell table:style-name="ce79" office:value-type="float" office:value="0.066826" calcext:value-type="float">
            <text:p>0.066826</text:p>
          </table:table-cell>
          <table:table-cell table:style-name="ce78" office:value-type="float" office:value="0.071085" calcext:value-type="float">
            <text:p>0.071085</text:p>
          </table:table-cell>
          <table:table-cell table:style-name="ce79" office:value-type="float" office:value="0.06386" calcext:value-type="float">
            <text:p>0.06386</text:p>
          </table:table-cell>
          <table:table-cell/>
          <table:table-cell table:style-name="ce114" office:value-type="float" office:value="0.001" calcext:value-type="float">
            <text:p>0.001</text:p>
          </table:table-cell>
          <table:table-cell table:style-name="ce74" office:value-type="float" office:value="0.423531" calcext:value-type="float">
            <text:p>0.423531</text:p>
          </table:table-cell>
          <table:table-cell table:style-name="ce79" table:number-columns-repeated="2"/>
        </table:table-row>
        <table:table-row table:style-name="ro1">
          <table:table-cell office:value-type="float" office:value="0.0001" calcext:value-type="float">
            <text:p>0.0001</text:p>
          </table:table-cell>
          <table:table-cell table:style-name="ce74" office:value-type="float" office:value="0.023883" calcext:value-type="float">
            <text:p>0.023883</text:p>
          </table:table-cell>
          <table:table-cell table:style-name="ce74" office:value-type="float" office:value="0.023278" calcext:value-type="float">
            <text:p>0.023278</text:p>
          </table:table-cell>
          <table:table-cell table:style-name="ce61" office:value-type="float" office:value="0.02255" calcext:value-type="float">
            <text:p>0.02255</text:p>
          </table:table-cell>
          <table:table-cell table:number-columns-repeated="2"/>
          <table:table-cell office:value-type="float" office:value="0.0001" calcext:value-type="float">
            <text:p>0.0001</text:p>
          </table:table-cell>
          <table:table-cell table:style-name="ce78" office:value-type="float" office:value="0.062176" calcext:value-type="float">
            <text:p>0.062176</text:p>
          </table:table-cell>
          <table:table-cell table:style-name="ce79" office:value-type="float" office:value="0.086903" calcext:value-type="float">
            <text:p>0.086903</text:p>
          </table:table-cell>
          <table:table-cell table:style-name="ce78" office:value-type="float" office:value="0.05156" calcext:value-type="float">
            <text:p>0.05156</text:p>
          </table:table-cell>
          <table:table-cell/>
          <table:table-cell table:style-name="ce114" office:value-type="float" office:value="0.0001" calcext:value-type="float">
            <text:p>0.0001</text:p>
          </table:table-cell>
          <table:table-cell table:style-name="ce74" office:value-type="float" office:value="0.359684" calcext:value-type="float">
            <text:p>0.359684</text:p>
          </table:table-cell>
          <table:table-cell table:style-name="ce79" table:number-columns-repeated="2"/>
        </table:table-row>
        <table:table-row table:style-name="ro1">
          <table:table-cell office:value-type="float" office:value="0.00001" calcext:value-type="float">
            <text:p>1E-05</text:p>
          </table:table-cell>
          <table:table-cell table:style-name="ce61" office:value-type="float" office:value="0.022825" calcext:value-type="float">
            <text:p>0.022825</text:p>
          </table:table-cell>
          <table:table-cell table:style-name="ce61" office:value-type="float" office:value="0.022905" calcext:value-type="float">
            <text:p>0.022905</text:p>
          </table:table-cell>
          <table:table-cell table:style-name="ce74" office:value-type="float" office:value="0.022775" calcext:value-type="float">
            <text:p>0.022775</text:p>
          </table:table-cell>
          <table:table-cell table:number-columns-repeated="2"/>
          <table:table-cell office:value-type="float" office:value="0.00001" calcext:value-type="float">
            <text:p>1E-05</text:p>
          </table:table-cell>
          <table:table-cell table:style-name="ce79" office:value-type="float" office:value="0.066158" calcext:value-type="float">
            <text:p>0.066158</text:p>
          </table:table-cell>
          <table:table-cell table:style-name="ce79" office:value-type="float" office:value="0.076029" calcext:value-type="float">
            <text:p>0.076029</text:p>
          </table:table-cell>
          <table:table-cell table:style-name="ce79" office:value-type="float" office:value="0.058222" calcext:value-type="float">
            <text:p>0.058222</text:p>
          </table:table-cell>
          <table:table-cell/>
          <table:table-cell table:style-name="ce114" office:value-type="float" office:value="0.00001" calcext:value-type="float">
            <text:p>1E-05</text:p>
          </table:table-cell>
          <table:table-cell table:style-name="ce74" office:value-type="float" office:value="0.397116" calcext:value-type="float">
            <text:p>0.397116</text:p>
          </table:table-cell>
          <table:table-cell table:style-name="ce79" table:number-columns-repeated="2"/>
        </table:table-row>
        <table:table-row table:style-name="ro1">
          <table:table-cell office:value-type="float" office:value="0.000001" calcext:value-type="float">
            <text:p>1E-06</text:p>
          </table:table-cell>
          <table:table-cell table:style-name="ce74" office:value-type="float" office:value="0.035141" calcext:value-type="float">
            <text:p>0.035141</text:p>
          </table:table-cell>
          <table:table-cell table:style-name="ce74" office:value-type="float" office:value="0.028286" calcext:value-type="float">
            <text:p>0.028286</text:p>
          </table:table-cell>
          <table:table-cell table:style-name="ce74" office:value-type="float" office:value="0.027731" calcext:value-type="float">
            <text:p>0.027731</text:p>
          </table:table-cell>
          <table:table-cell table:number-columns-repeated="2"/>
          <table:table-cell office:value-type="float" office:value="0.000001" calcext:value-type="float">
            <text:p>1E-06</text:p>
          </table:table-cell>
          <table:table-cell table:style-name="ce79" office:value-type="float" office:value="0.083364" calcext:value-type="float">
            <text:p>0.083364</text:p>
          </table:table-cell>
          <table:table-cell table:style-name="ce79" office:value-type="float" office:value="0.08169" calcext:value-type="float">
            <text:p>0.08169</text:p>
          </table:table-cell>
          <table:table-cell table:style-name="ce79" office:value-type="float" office:value="0.075552" calcext:value-type="float">
            <text:p>0.075552</text:p>
          </table:table-cell>
          <table:table-cell/>
          <table:table-cell table:style-name="ce114" office:value-type="float" office:value="0.000001" calcext:value-type="float">
            <text:p>1E-06</text:p>
          </table:table-cell>
          <table:table-cell table:style-name="ce79" table:number-columns-repeated="3"/>
        </table:table-row>
        <table:table-row table:style-name="ro1">
          <table:table-cell office:value-type="float" office:value="0.0000001" calcext:value-type="float">
            <text:p>1E-07</text:p>
          </table:table-cell>
          <table:table-cell table:style-name="ce74" office:value-type="float" office:value="0.037067" calcext:value-type="float">
            <text:p>0.037067</text:p>
          </table:table-cell>
          <table:table-cell table:style-name="ce74" office:value-type="float" office:value="0.031639" calcext:value-type="float">
            <text:p>0.031639</text:p>
          </table:table-cell>
          <table:table-cell table:style-name="ce74" office:value-type="float" office:value="0.033947" calcext:value-type="float">
            <text:p>0.033947</text:p>
          </table:table-cell>
          <table:table-cell table:number-columns-repeated="2"/>
          <table:table-cell office:value-type="float" office:value="0.0000001" calcext:value-type="float">
            <text:p>1E-07</text:p>
          </table:table-cell>
          <table:table-cell table:style-name="ce79"/>
          <table:table-cell table:style-name="ce79" office:value-type="float" office:value="0.074095" calcext:value-type="float">
            <text:p>0.074095</text:p>
          </table:table-cell>
          <table:table-cell table:style-name="ce79" office:value-type="float" office:value="0.077925" calcext:value-type="float">
            <text:p>0.077925</text:p>
          </table:table-cell>
          <table:table-cell/>
          <table:table-cell table:style-name="ce114" office:value-type="float" office:value="0.0000001" calcext:value-type="float">
            <text:p>1E-07</text:p>
          </table:table-cell>
          <table:table-cell table:style-name="ce79" table:number-columns-repeated="3"/>
        </table:table-row>
      </table:table>
      <table:table table:name="LSTM-Last" table:style-name="ta1">
        <table:table-column table:style-name="co1" table:default-cell-style-name="ce111"/>
        <table:table-column table:style-name="co17" table:default-cell-style-name="ce111"/>
        <table:table-column table:style-name="co1" table:number-columns-repeated="3" table:default-cell-style-name="ce111"/>
        <table:table-column table:style-name="co1" table:default-cell-style-name="Default"/>
        <table:table-column table:style-name="co1" table:default-cell-style-name="ce111"/>
        <table:table-column table:style-name="co1" table:number-columns-repeated="7" table:default-cell-style-name="Default"/>
        <table:table-row table:style-name="ro1" table:number-rows-repeated="2">
          <table:table-cell table:style-name="Default" table:number-columns-repeated="5"/>
          <table:table-cell/>
          <table:table-cell table:style-name="Default"/>
          <table:table-cell table:number-columns-repeated="7"/>
        </table:table-row>
        <table:table-row table:style-name="ro1">
          <table:table-cell table:style-name="ce56" office:value-type="string" calcext:value-type="string" table:number-columns-spanned="2" table:number-rows-spanned="1">
            <text:p>Evaluation</text:p>
          </table:table-cell>
          <table:covered-table-cell table:style-name="Default"/>
          <table:table-cell table:style-name="ce115" office:value-type="string" calcext:value-type="string">
            <text:p>WORT</text:p>
          </table:table-cell>
          <table:table-cell table:number-columns-repeated="2" office:value-type="string" calcext:value-type="string">
            <text:p>WORT</text:p>
          </table:table-cell>
          <table:table-cell table:style-name="ce111" office:value-type="string" calcext:value-type="string">
            <text:p>WRT</text:p>
          </table:table-cell>
          <table:table-cell office:value-type="string" calcext:value-type="string">
            <text:p>WRT</text:p>
          </table:table-cell>
          <table:table-cell table:style-name="ce111" office:value-type="string" calcext:value-type="string">
            <text:p>WRT</text:p>
          </table:table-cell>
          <table:table-cell table:number-columns-repeated="3" table:style-name="ce111" office:value-type="string" calcext:value-type="string">
            <text:p>50-50</text:p>
          </table:table-cell>
          <table:table-cell table:number-columns-repeated="3" table:style-name="ce111" office:value-type="string" calcext:value-type="string">
            <text:p>STD-WRT</text:p>
          </table:table-cell>
        </table:table-row>
        <table:table-row table:style-name="ro1">
          <table:table-cell table:style-name="ce117" office:value-type="string" calcext:value-type="string" table:number-columns-spanned="2" table:number-rows-spanned="1">
            <text:p>Dataset</text:p>
          </table:table-cell>
          <table:covered-table-cell table:style-name="Default"/>
          <table:table-cell office:value-type="string" calcext:value-type="string">
            <text:p>Pollution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BATTERY</text:p>
          </table:table-cell>
          <table:table-cell table:style-name="ce125" office:value-type="string" calcext:value-type="string">
            <text:p>Pollution</text:p>
          </table:table-cell>
          <table:table-cell office:value-type="string" calcext:value-type="string">
            <text:p>HR</text:p>
          </table:table-cell>
          <table:table-cell table:style-name="ce111" office:value-type="string" calcext:value-type="string">
            <text:p>BATTERY</text:p>
          </table:table-cell>
          <table:table-cell table:style-name="ce111" office:value-type="string" calcext:value-type="string">
            <text:p>Pollution</text:p>
          </table:table-cell>
          <table:table-cell table:style-name="ce111" office:value-type="string" calcext:value-type="string">
            <text:p>HR</text:p>
          </table:table-cell>
          <table:table-cell table:style-name="ce111" office:value-type="string" calcext:value-type="string">
            <text:p>BATTERY</text:p>
          </table:table-cell>
          <table:table-cell table:style-name="ce125" office:value-type="string" calcext:value-type="string">
            <text:p>Pollution</text:p>
          </table:table-cell>
          <table:table-cell table:style-name="ce111" office:value-type="string" calcext:value-type="string">
            <text:p>HR</text:p>
          </table:table-cell>
          <table:table-cell table:style-name="ce111" office:value-type="string" calcext:value-type="string">
            <text:p>BATTERY</text:p>
          </table:table-cell>
        </table:table-row>
        <table:table-row table:style-name="ro1">
          <table:table-cell table:style-name="ce117" office:value-type="string" calcext:value-type="string" table:number-columns-spanned="1" table:number-rows-spanned="4">
            <text:p>TRIAL 1</text:p>
          </table:table-cell>
          <table:table-cell office:value-type="string" calcext:value-type="string">
            <text:p>Initial (1)</text:p>
          </table:table-cell>
          <table:table-cell table:style-name="ce122" table:number-columns-repeated="3"/>
          <table:table-cell table:style-name="ce125" office:value-type="float" office:value="0.040699" calcext:value-type="float">
            <text:p>0.040699</text:p>
          </table:table-cell>
          <table:table-cell office:value-type="float" office:value="0.081709" calcext:value-type="float">
            <text:p>0.081709</text:p>
          </table:table-cell>
          <table:table-cell table:style-name="ce111" office:value-type="float" office:value="0.001941" calcext:value-type="float">
            <text:p>0.001941</text:p>
          </table:table-cell>
          <table:table-cell table:style-name="ce122" table:number-columns-repeated="3"/>
          <table:table-cell table:style-name="ce125"/>
          <table:table-cell table:style-name="ce111" table:number-columns-repeated="2"/>
        </table:table-row>
        <table:table-row table:style-name="ro1">
          <table:covered-table-cell table:style-name="ce117"/>
          <table:table-cell table:style-name="ce115" office:value-type="string" calcext:value-type="string">
            <text:p>Final (1)</text:p>
          </table:table-cell>
          <table:table-cell table:style-name="ce122" table:number-columns-repeated="3"/>
          <table:table-cell table:style-name="ce125" office:value-type="float" office:value="0.039773" calcext:value-type="float">
            <text:p>0.039773</text:p>
          </table:table-cell>
          <table:table-cell office:value-type="float" office:value="0.05734" calcext:value-type="float">
            <text:p>0.05734</text:p>
          </table:table-cell>
          <table:table-cell table:style-name="ce111" office:value-type="float" office:value="0.001017" calcext:value-type="float">
            <text:p>0.001017</text:p>
          </table:table-cell>
          <table:table-cell table:style-name="ce122" table:number-columns-repeated="3"/>
          <table:table-cell table:style-name="ce125"/>
          <table:table-cell table:style-name="ce111" table:number-columns-repeated="2"/>
        </table:table-row>
        <table:table-row table:style-name="ro1">
          <table:covered-table-cell table:style-name="ce117"/>
          <table:table-cell office:value-type="string" calcext:value-type="string">
            <text:p>Initial (10)</text:p>
          </table:table-cell>
          <table:table-cell table:style-name="ce173"/>
          <table:table-cell table:style-name="ce45" table:number-columns-repeated="2"/>
          <table:table-cell table:style-name="ce126" office:value-type="float" office:value="0.040895" calcext:value-type="float">
            <text:p>0.040895</text:p>
          </table:table-cell>
          <table:table-cell office:value-type="float" office:value="0.079276" calcext:value-type="float">
            <text:p>0.079276</text:p>
          </table:table-cell>
          <table:table-cell table:style-name="ce128" office:value-type="float" office:value="0.002112" calcext:value-type="float">
            <text:p>0.002112</text:p>
          </table:table-cell>
          <table:table-cell table:style-name="ce45"/>
          <table:table-cell table:style-name="ce172"/>
          <table:table-cell table:style-name="ce45"/>
          <table:table-cell table:style-name="ce126"/>
          <table:table-cell table:style-name="ce128" table:number-columns-repeated="2"/>
        </table:table-row>
        <table:table-row table:style-name="ro1">
          <table:covered-table-cell/>
          <table:table-cell office:value-type="string" calcext:value-type="string">
            <text:p>Final (10)</text:p>
          </table:table-cell>
          <table:table-cell table:style-name="ce122"/>
          <table:table-cell table:style-name="ce45" table:number-columns-repeated="2"/>
          <table:table-cell table:style-name="ce126" office:value-type="float" office:value="0.040726" calcext:value-type="float">
            <text:p>0.040726</text:p>
          </table:table-cell>
          <table:table-cell office:value-type="float" office:value="0.086026" calcext:value-type="float">
            <text:p>0.086026</text:p>
          </table:table-cell>
          <table:table-cell table:style-name="ce128" office:value-type="float" office:value="0.001336" calcext:value-type="float">
            <text:p>0.001336</text:p>
          </table:table-cell>
          <table:table-cell table:style-name="ce45" table:number-columns-repeated="3"/>
          <table:table-cell table:style-name="ce126"/>
          <table:table-cell table:style-name="ce128" table:number-columns-repeated="2"/>
        </table:table-row>
        <table:table-row table:style-name="ro1">
          <table:table-cell table:style-name="ce117" office:value-type="string" calcext:value-type="string" table:number-columns-spanned="1" table:number-rows-spanned="4">
            <text:p>TRIAL 2</text:p>
          </table:table-cell>
          <table:table-cell office:value-type="string" calcext:value-type="string">
            <text:p>Initial (1)</text:p>
          </table:table-cell>
          <table:table-cell table:style-name="ce122"/>
          <table:table-cell table:style-name="ce45" table:number-columns-repeated="2"/>
          <table:table-cell table:style-name="ce126" office:value-type="float" office:value="0.04102" calcext:value-type="float">
            <text:p>0.041020</text:p>
          </table:table-cell>
          <table:table-cell table:style-name="ce128" office:value-type="float" office:value="0.079214" calcext:value-type="float">
            <text:p>0.079214</text:p>
          </table:table-cell>
          <table:table-cell table:style-name="ce128" office:value-type="float" office:value="0.001894" calcext:value-type="float">
            <text:p>0.001894</text:p>
          </table:table-cell>
          <table:table-cell table:style-name="ce45" table:number-columns-repeated="3"/>
          <table:table-cell table:style-name="ce126"/>
          <table:table-cell table:style-name="ce128" table:number-columns-repeated="2"/>
        </table:table-row>
        <table:table-row table:style-name="ro1">
          <table:covered-table-cell table:style-name="ce117"/>
          <table:table-cell table:style-name="ce115" office:value-type="string" calcext:value-type="string">
            <text:p>Final (1)</text:p>
          </table:table-cell>
          <table:table-cell table:style-name="ce122"/>
          <table:table-cell table:style-name="ce45" table:number-columns-repeated="2"/>
          <table:table-cell table:style-name="ce126" office:value-type="float" office:value="0.040045" calcext:value-type="float">
            <text:p>0.040045</text:p>
          </table:table-cell>
          <table:table-cell table:style-name="ce128" office:value-type="float" office:value="0.057817" calcext:value-type="float">
            <text:p>0.057817</text:p>
          </table:table-cell>
          <table:table-cell table:style-name="ce128" office:value-type="float" office:value="0.000977" calcext:value-type="float">
            <text:p>0.000977</text:p>
          </table:table-cell>
          <table:table-cell table:style-name="ce45" table:number-columns-repeated="3"/>
          <table:table-cell table:style-name="ce126"/>
          <table:table-cell table:style-name="ce128" table:number-columns-repeated="2"/>
        </table:table-row>
        <table:table-row table:style-name="ro1">
          <table:covered-table-cell table:style-name="ce117"/>
          <table:table-cell office:value-type="string" calcext:value-type="string">
            <text:p>Initial (10)</text:p>
          </table:table-cell>
          <table:table-cell table:style-name="ce122"/>
          <table:table-cell table:style-name="ce45" table:number-columns-repeated="2"/>
          <table:table-cell table:style-name="ce126" office:value-type="float" office:value="0.041229" calcext:value-type="float">
            <text:p>0.041229</text:p>
          </table:table-cell>
          <table:table-cell table:style-name="ce128" office:value-type="float" office:value="0.077413" calcext:value-type="float">
            <text:p>0.077413</text:p>
          </table:table-cell>
          <table:table-cell table:style-name="ce128" office:value-type="float" office:value="0.002133" calcext:value-type="float">
            <text:p>0.002133</text:p>
          </table:table-cell>
          <table:table-cell table:style-name="ce45"/>
          <table:table-cell table:style-name="ce172"/>
          <table:table-cell table:style-name="ce45"/>
          <table:table-cell table:style-name="ce126"/>
          <table:table-cell table:style-name="ce128" table:number-columns-repeated="2"/>
        </table:table-row>
        <table:table-row table:style-name="ro1">
          <table:covered-table-cell/>
          <table:table-cell office:value-type="string" calcext:value-type="string">
            <text:p>Final (10)</text:p>
          </table:table-cell>
          <table:table-cell table:style-name="ce122"/>
          <table:table-cell table:style-name="ce163"/>
          <table:table-cell table:style-name="ce45"/>
          <table:table-cell table:style-name="ce126" office:value-type="float" office:value="0.0401111" calcext:value-type="float">
            <text:p>0.040111</text:p>
          </table:table-cell>
          <table:table-cell table:style-name="ce128" office:value-type="float" office:value="0.085043" calcext:value-type="float">
            <text:p>0.085043</text:p>
          </table:table-cell>
          <table:table-cell table:style-name="ce128" office:value-type="float" office:value="0.001241" calcext:value-type="float">
            <text:p>0.001241</text:p>
          </table:table-cell>
          <table:table-cell table:style-name="ce45" table:number-columns-repeated="3"/>
          <table:table-cell table:style-name="ce126"/>
          <table:table-cell table:style-name="ce128" table:number-columns-repeated="2"/>
        </table:table-row>
        <table:table-row table:style-name="ro1">
          <table:table-cell table:style-name="ce117" office:value-type="string" calcext:value-type="string" table:number-columns-spanned="1" table:number-rows-spanned="4">
            <text:p>TRIAL 3</text:p>
          </table:table-cell>
          <table:table-cell office:value-type="string" calcext:value-type="string">
            <text:p>Initial (1)</text:p>
          </table:table-cell>
          <table:table-cell table:style-name="ce122"/>
          <table:table-cell table:style-name="ce163"/>
          <table:table-cell table:style-name="ce45"/>
          <table:table-cell table:style-name="ce126" office:value-type="float" office:value="0.041509" calcext:value-type="float">
            <text:p>0.041509</text:p>
          </table:table-cell>
          <table:table-cell table:style-name="ce128" office:value-type="float" office:value="0.084093" calcext:value-type="float">
            <text:p>0.084093</text:p>
          </table:table-cell>
          <table:table-cell table:style-name="ce128" office:value-type="float" office:value="0.001992" calcext:value-type="float">
            <text:p>0.001992</text:p>
          </table:table-cell>
          <table:table-cell table:style-name="ce45" table:number-columns-repeated="3"/>
          <table:table-cell table:style-name="ce126"/>
          <table:table-cell table:style-name="ce128" table:number-columns-repeated="2"/>
        </table:table-row>
        <table:table-row table:style-name="ro1">
          <table:covered-table-cell table:style-name="ce117"/>
          <table:table-cell table:style-name="ce115" office:value-type="string" calcext:value-type="string">
            <text:p>Final (1)</text:p>
          </table:table-cell>
          <table:table-cell table:style-name="ce122"/>
          <table:table-cell table:style-name="ce163"/>
          <table:table-cell table:style-name="ce45"/>
          <table:table-cell table:style-name="ce126" office:value-type="float" office:value="0.040456" calcext:value-type="float">
            <text:p>0.040456</text:p>
          </table:table-cell>
          <table:table-cell table:style-name="ce128" office:value-type="float" office:value="0.056685" calcext:value-type="float">
            <text:p>0.056685</text:p>
          </table:table-cell>
          <table:table-cell table:style-name="ce128" office:value-type="float" office:value="0.001139" calcext:value-type="float">
            <text:p>0.001139</text:p>
          </table:table-cell>
          <table:table-cell table:style-name="ce45" table:number-columns-repeated="3"/>
          <table:table-cell table:style-name="ce126"/>
          <table:table-cell table:style-name="ce128" table:number-columns-repeated="2"/>
        </table:table-row>
        <table:table-row table:style-name="ro1">
          <table:covered-table-cell table:style-name="ce117"/>
          <table:table-cell office:value-type="string" calcext:value-type="string">
            <text:p>Initial (10)</text:p>
          </table:table-cell>
          <table:table-cell table:style-name="ce122" table:number-columns-repeated="2"/>
          <table:table-cell table:style-name="ce45"/>
          <table:table-cell table:style-name="ce126" office:value-type="float" office:value="0.041702" calcext:value-type="float">
            <text:p>0.041702</text:p>
          </table:table-cell>
          <table:table-cell table:style-name="ce128" office:value-type="float" office:value="0.08144" calcext:value-type="float">
            <text:p>0.081440</text:p>
          </table:table-cell>
          <table:table-cell table:style-name="ce128" office:value-type="float" office:value="0.002145" calcext:value-type="float">
            <text:p>0.002145</text:p>
          </table:table-cell>
          <table:table-cell table:style-name="ce45" table:number-columns-repeated="3"/>
          <table:table-cell table:style-name="ce126"/>
          <table:table-cell table:style-name="ce128" table:number-columns-repeated="2"/>
        </table:table-row>
        <table:table-row table:style-name="ro1">
          <table:covered-table-cell/>
          <table:table-cell office:value-type="string" calcext:value-type="string">
            <text:p>Final (10)</text:p>
          </table:table-cell>
          <table:table-cell table:style-name="ce122"/>
          <table:table-cell table:style-name="ce45" table:number-columns-repeated="2"/>
          <table:table-cell table:style-name="ce126" office:value-type="float" office:value="0.041478" calcext:value-type="float">
            <text:p>0.041478</text:p>
          </table:table-cell>
          <table:table-cell table:style-name="ce128" office:value-type="float" office:value="0.085593" calcext:value-type="float">
            <text:p>0.085593</text:p>
          </table:table-cell>
          <table:table-cell table:style-name="ce128" office:value-type="float" office:value="0.001447" calcext:value-type="float">
            <text:p>0.001447</text:p>
          </table:table-cell>
          <table:table-cell table:style-name="ce45" table:number-columns-repeated="3"/>
          <table:table-cell table:style-name="ce126"/>
          <table:table-cell table:style-name="ce128" table:number-columns-repeated="2"/>
        </table:table-row>
        <table:table-row table:style-name="ro1">
          <table:table-cell table:style-name="ce117" office:value-type="string" calcext:value-type="string" table:number-columns-spanned="1" table:number-rows-spanned="4">
            <text:p>AVG</text:p>
          </table:table-cell>
          <table:table-cell office:value-type="string" calcext:value-type="string">
            <text:p>Initial (1)</text:p>
          </table:table-cell>
          <table:table-cell table:style-name="ce102"/>
          <table:table-cell table:style-name="ce105" table:number-columns-repeated="2"/>
          <table:table-cell table:style-name="ce103" table:formula="of:=AVERAGE([.F5];[.F9];[.F13])" office:value-type="float" office:value="0.041076" calcext:value-type="float">
            <text:p>0.041076</text:p>
          </table:table-cell>
          <table:table-cell table:style-name="ce103" table:formula="of:=AVERAGE([.G5];[.G9];[.G13])" office:value-type="float" office:value="0.081672" calcext:value-type="float">
            <text:p>0.081672</text:p>
          </table:table-cell>
          <table:table-cell table:style-name="ce103" table:formula="of:=AVERAGE([.H5];[.H9];[.H13])" office:value-type="float" office:value="0.00194233333333333" calcext:value-type="float">
            <text:p>0.001942</text:p>
          </table:table-cell>
          <table:table-cell table:style-name="ce105" table:number-columns-repeated="3"/>
          <table:table-cell table:style-name="ce103" table:number-columns-repeated="3"/>
        </table:table-row>
        <table:table-row table:style-name="ro1">
          <table:covered-table-cell/>
          <table:table-cell table:style-name="ce115" office:value-type="string" calcext:value-type="string">
            <text:p>Final (1)</text:p>
          </table:table-cell>
          <table:table-cell table:style-name="ce102"/>
          <table:table-cell table:style-name="ce105" table:number-columns-repeated="2"/>
          <table:table-cell table:style-name="ce103" table:formula="of:=AVERAGE([.F6];[.F10];[.F14])" office:value-type="float" office:value="0.0400913333333333" calcext:value-type="float">
            <text:p>0.040091</text:p>
          </table:table-cell>
          <table:table-cell table:style-name="ce103" table:formula="of:=AVERAGE([.G6];[.G10];[.G14])" office:value-type="float" office:value="0.0572806666666667" calcext:value-type="float">
            <text:p>0.057281</text:p>
          </table:table-cell>
          <table:table-cell table:style-name="ce103" table:formula="of:=AVERAGE([.H6];[.H10];[.H14])" office:value-type="float" office:value="0.00104433333333333" calcext:value-type="float">
            <text:p>0.001044</text:p>
          </table:table-cell>
          <table:table-cell table:style-name="ce105" table:number-columns-repeated="3"/>
          <table:table-cell table:style-name="ce103" table:number-columns-repeated="3"/>
        </table:table-row>
        <table:table-row table:style-name="ro1">
          <table:covered-table-cell table:style-name="ce118"/>
          <table:table-cell office:value-type="string" calcext:value-type="string">
            <text:p>Initial (10)</text:p>
          </table:table-cell>
          <table:table-cell table:style-name="ce103"/>
          <table:table-cell table:style-name="ce102"/>
          <table:table-cell table:style-name="ce103"/>
          <table:table-cell table:style-name="ce103" table:formula="of:=AVERAGE([.F7];[.F11];[.F15])" office:value-type="float" office:value="0.0412753333333333" calcext:value-type="float">
            <text:p>0.041275</text:p>
          </table:table-cell>
          <table:table-cell table:style-name="ce103" table:formula="of:=AVERAGE([.G7];[.G11];[.G15])" office:value-type="float" office:value="0.0793763333333333" calcext:value-type="float">
            <text:p>0.079376</text:p>
          </table:table-cell>
          <table:table-cell table:style-name="ce103" table:formula="of:=AVERAGE([.H7];[.H11];[.H15])" office:value-type="float" office:value="0.00213" calcext:value-type="float">
            <text:p>0.002130</text:p>
          </table:table-cell>
          <table:table-cell table:style-name="ce102" table:number-columns-repeated="3"/>
          <table:table-cell table:style-name="ce104" table:number-columns-repeated="3"/>
        </table:table-row>
        <table:table-row table:style-name="ro1">
          <table:covered-table-cell table:style-name="Default"/>
          <table:table-cell office:value-type="string" calcext:value-type="string">
            <text:p>Final (10)</text:p>
          </table:table-cell>
          <table:table-cell table:style-name="ce104" table:number-columns-repeated="3"/>
          <table:table-cell table:style-name="ce106" table:formula="of:=AVERAGE([.F8];[.F12];[.F16])" office:value-type="float" office:value="0.0407717" calcext:value-type="float">
            <text:p>0.040772</text:p>
          </table:table-cell>
          <table:table-cell table:style-name="ce106" table:formula="of:=AVERAGE([.G8];[.G12];[.G16])" office:value-type="float" office:value="0.085554" calcext:value-type="float">
            <text:p>0.085554</text:p>
          </table:table-cell>
          <table:table-cell table:style-name="ce106" table:formula="of:=AVERAGE([.H8];[.H12];[.H16])" office:value-type="float" office:value="0.00134133333333333" calcext:value-type="float">
            <text:p>0.001341</text:p>
          </table:table-cell>
          <table:table-cell table:style-name="ce104" table:number-columns-repeated="6"/>
        </table:table-row>
        <table:table-row table:style-name="ro1">
          <table:table-cell table:style-name="Default" table:number-columns-repeated="5"/>
          <table:table-cell/>
          <table:table-cell table:style-name="Default"/>
          <table:table-cell table:number-columns-repeated="7"/>
        </table:table-row>
        <table:table-row table:style-name="ro1">
          <table:table-cell table:style-name="Default" office:value-type="string" calcext:value-type="string">
            <text:p>Regularization =0</text:p>
          </table:table-cell>
          <table:table-cell table:style-name="Default"/>
          <table:table-cell table:style-name="Default" office:value-type="string" calcext:value-type="string">
            <text:p>Dataset: POLLUTION</text:p>
          </table:table-cell>
          <table:table-cell table:style-name="Default" table:number-columns-repeated="2"/>
          <table:table-cell/>
          <table:table-cell table:style-name="Default"/>
          <table:table-cell table:number-columns-repeated="7"/>
        </table:table-row>
        <table:table-row table:style-name="ro1">
          <table:table-cell table:style-name="ce114"/>
          <table:table-cell table:style-name="ce56" office:value-type="string" calcext:value-type="string" table:number-columns-spanned="4" table:number-rows-spanned="1">
            <text:p>Epochs 1</text:p>
          </table:table-cell>
          <table:covered-table-cell table:number-columns-repeated="3" table:style-name="ce114"/>
          <table:table-cell table:style-name="ce56" office:value-type="string" calcext:value-type="string" table:number-columns-spanned="4" table:number-rows-spanned="1">
            <text:p>Epochs 5</text:p>
          </table:table-cell>
          <table:covered-table-cell table:number-columns-repeated="3" table:style-name="ce114"/>
          <table:table-cell table:style-name="ce98" office:value-type="string" calcext:value-type="string" table:number-columns-spanned="4" table:number-rows-spanned="1">
            <text:p>Epochs 10</text:p>
          </table:table-cell>
          <table:covered-table-cell table:number-columns-repeated="3" table:style-name="ce99"/>
          <table:table-cell/>
        </table:table-row>
        <table:table-row table:style-name="ro1">
          <table:table-cell/>
          <table:table-cell office:value-type="float" office:value="0.00001" calcext:value-type="float">
            <text:p>1E-05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" calcext:value-type="float">
            <text:p>0.01</text:p>
          </table:table-cell>
          <table:table-cell table:style-name="ce111" office:value-type="float" office:value="0.00001" calcext:value-type="float">
            <text:p>1E-05</text:p>
          </table:table-cell>
          <table:table-cell office:value-type="float" office:value="0.0001" calcext:value-type="float">
            <text:p>0.0001</text:p>
          </table:table-cell>
          <table:table-cell table:style-name="ce111" office:value-type="float" office:value="0.001" calcext:value-type="float">
            <text:p>0.001</text:p>
          </table:table-cell>
          <table:table-cell table:style-name="ce111" office:value-type="float" office:value="0.01" calcext:value-type="float">
            <text:p>0.01</text:p>
          </table:table-cell>
          <table:table-cell table:style-name="ce111" office:value-type="float" office:value="0.00001" calcext:value-type="float">
            <text:p>1E-05</text:p>
          </table:table-cell>
          <table:table-cell table:style-name="ce111" office:value-type="float" office:value="0.0001" calcext:value-type="float">
            <text:p>0.0001</text:p>
          </table:table-cell>
          <table:table-cell table:style-name="ce61" office:value-type="float" office:value="0.001" calcext:value-type="float">
            <text:p>0.001</text:p>
          </table:table-cell>
          <table:table-cell table:style-name="ce111" office:value-type="float" office:value="0.01" calcext:value-type="float">
            <text:p>0.01</text:p>
          </table:table-cell>
          <table:table-cell/>
        </table:table-row>
        <table:table-row table:style-name="ro1">
          <table:table-cell office:value-type="string" calcext:value-type="string">
            <text:p>Trial1</text:p>
          </table:table-cell>
          <table:table-cell office:value-type="float" office:value="0.028858" calcext:value-type="float">
            <text:p>0.028858</text:p>
          </table:table-cell>
          <table:table-cell office:value-type="float" office:value="0.02885" calcext:value-type="float">
            <text:p>0.02885</text:p>
          </table:table-cell>
          <table:table-cell office:value-type="float" office:value="0.028772" calcext:value-type="float">
            <text:p>0.028772</text:p>
          </table:table-cell>
          <table:table-cell office:value-type="float" office:value="0.028594" calcext:value-type="float">
            <text:p>0.028594</text:p>
          </table:table-cell>
          <table:table-cell table:style-name="ce150" office:value-type="float" office:value="0.02859" calcext:value-type="float">
            <text:p>0.02859</text:p>
          </table:table-cell>
          <table:table-cell table:style-name="ce150" office:value-type="float" office:value="0.02885" calcext:value-type="float">
            <text:p>0.02885</text:p>
          </table:table-cell>
          <table:table-cell table:style-name="ce150" office:value-type="float" office:value="0.02881" calcext:value-type="float">
            <text:p>0.02881</text:p>
          </table:table-cell>
          <table:table-cell table:style-name="ce150" office:value-type="float" office:value="0.02855" calcext:value-type="float">
            <text:p>0.02855</text:p>
          </table:table-cell>
          <table:table-cell table:style-name="ce111" office:value-type="float" office:value="0.02885" calcext:value-type="float">
            <text:p>0.02885</text:p>
          </table:table-cell>
          <table:table-cell table:style-name="ce111" office:value-type="float" office:value="0.02877" calcext:value-type="float">
            <text:p>0.02877</text:p>
          </table:table-cell>
          <table:table-cell table:style-name="ce61" office:value-type="float" office:value="0.02853" calcext:value-type="float">
            <text:p>0.02853</text:p>
          </table:table-cell>
          <table:table-cell table:style-name="ce111" office:value-type="float" office:value="0.03183" calcext:value-type="float">
            <text:p>0.03183</text:p>
          </table:table-cell>
          <table:table-cell/>
        </table:table-row>
        <table:table-row table:style-name="ro1">
          <table:table-cell office:value-type="string" calcext:value-type="string">
            <text:p>Trial2</text:p>
          </table:table-cell>
          <table:table-cell office:value-type="float" office:value="0.028936" calcext:value-type="float">
            <text:p>0.028936</text:p>
          </table:table-cell>
          <table:table-cell office:value-type="float" office:value="0.028929" calcext:value-type="float">
            <text:p>0.028929</text:p>
          </table:table-cell>
          <table:table-cell office:value-type="float" office:value="0.028866" calcext:value-type="float">
            <text:p>0.028866</text:p>
          </table:table-cell>
          <table:table-cell office:value-type="float" office:value="0.02892" calcext:value-type="float">
            <text:p>0.02892</text:p>
          </table:table-cell>
          <table:table-cell table:style-name="ce150" office:value-type="float" office:value="0.028798" calcext:value-type="float">
            <text:p>0.028798</text:p>
          </table:table-cell>
          <table:table-cell table:style-name="ce150" office:value-type="float" office:value="0.0289" calcext:value-type="float">
            <text:p>0.0289</text:p>
          </table:table-cell>
          <table:table-cell table:style-name="ce150" office:value-type="float" office:value="0.02872" calcext:value-type="float">
            <text:p>0.02872</text:p>
          </table:table-cell>
          <table:table-cell table:style-name="ce150" office:value-type="float" office:value="0.03147" calcext:value-type="float">
            <text:p>0.03147</text:p>
          </table:table-cell>
          <table:table-cell table:style-name="ce111" office:value-type="float" office:value="0.028929" calcext:value-type="float">
            <text:p>0.028929</text:p>
          </table:table-cell>
          <table:table-cell table:style-name="ce111" office:value-type="float" office:value="0.028867" calcext:value-type="float">
            <text:p>0.028867</text:p>
          </table:table-cell>
          <table:table-cell table:style-name="ce61" office:value-type="float" office:value="0.02883" calcext:value-type="float">
            <text:p>0.02883</text:p>
          </table:table-cell>
          <table:table-cell table:style-name="ce111" office:value-type="float" office:value="0.032384" calcext:value-type="float">
            <text:p>0.032384</text:p>
          </table:table-cell>
          <table:table-cell/>
        </table:table-row>
        <table:table-row table:style-name="ro1">
          <table:table-cell office:value-type="string" calcext:value-type="string">
            <text:p>Trial3</text:p>
          </table:table-cell>
          <table:table-cell office:value-type="float" office:value="0.028334" calcext:value-type="float">
            <text:p>0.028334</text:p>
          </table:table-cell>
          <table:table-cell office:value-type="float" office:value="0.028327" calcext:value-type="float">
            <text:p>0.028327</text:p>
          </table:table-cell>
          <table:table-cell office:value-type="float" office:value="0.028259" calcext:value-type="float">
            <text:p>0.028259</text:p>
          </table:table-cell>
          <table:table-cell office:value-type="float" office:value="0.028266" calcext:value-type="float">
            <text:p>0.028266</text:p>
          </table:table-cell>
          <table:table-cell table:style-name="ce150" office:value-type="float" office:value="0.028331" calcext:value-type="float">
            <text:p>0.028331</text:p>
          </table:table-cell>
          <table:table-cell table:style-name="ce150" office:value-type="float" office:value="0.028295" calcext:value-type="float">
            <text:p>0.028295</text:p>
          </table:table-cell>
          <table:table-cell table:style-name="ce150" office:value-type="float" office:value="0.028101" calcext:value-type="float">
            <text:p>0.028101</text:p>
          </table:table-cell>
          <table:table-cell table:style-name="ce150"/>
          <table:table-cell table:style-name="ce111" office:value-type="float" office:value="0.028327" calcext:value-type="float">
            <text:p>0.028327</text:p>
          </table:table-cell>
          <table:table-cell table:style-name="ce111" office:value-type="float" office:value="0.028259" calcext:value-type="float">
            <text:p>0.028259</text:p>
          </table:table-cell>
          <table:table-cell table:style-name="ce61" office:value-type="float" office:value="0.028175" calcext:value-type="float">
            <text:p>0.028175</text:p>
          </table:table-cell>
          <table:table-cell table:style-name="ce111" office:value-type="float" office:value="0.031614" calcext:value-type="float">
            <text:p>0.031614</text:p>
          </table:table-cell>
          <table:table-cell/>
        </table:table-row>
        <table:table-row table:style-name="ro1">
          <table:table-cell/>
          <table:table-cell table:formula="of:=AVERAGE([.B25:.B27])" office:value-type="float" office:value="0.0287093333333333" calcext:value-type="float">
            <text:p>0.028709333333333</text:p>
          </table:table-cell>
          <table:table-cell table:formula="of:=AVERAGE([.C25:.C27])" office:value-type="float" office:value="0.028702" calcext:value-type="float">
            <text:p>0.028702</text:p>
          </table:table-cell>
          <table:table-cell table:formula="of:=AVERAGE([.D25:.D27])" office:value-type="float" office:value="0.0286323333333333" calcext:value-type="float">
            <text:p>0.028632333333333</text:p>
          </table:table-cell>
          <table:table-cell table:formula="of:=AVERAGE([.E25:.E27])" office:value-type="float" office:value="0.0285933333333333" calcext:value-type="float">
            <text:p>0.028593333333333</text:p>
          </table:table-cell>
          <table:table-cell table:style-name="ce111" table:formula="of:=AVERAGE([.F25:.F27])" office:value-type="float" office:value="0.028573" calcext:value-type="float">
            <text:p>0.028573</text:p>
          </table:table-cell>
          <table:table-cell table:formula="of:=AVERAGE([.G25:.G27])" office:value-type="float" office:value="0.0286816666666667" calcext:value-type="float">
            <text:p>0.028681666666667</text:p>
          </table:table-cell>
          <table:table-cell table:style-name="ce111" table:formula="of:=AVERAGE([.H25:.H27])" office:value-type="float" office:value="0.0285436666666667" calcext:value-type="float">
            <text:p>0.028543666666667</text:p>
          </table:table-cell>
          <table:table-cell table:style-name="ce111" table:formula="of:=AVERAGE([.I25:.I27])" office:value-type="float" office:value="0.03001" calcext:value-type="float">
            <text:p>0.03001</text:p>
          </table:table-cell>
          <table:table-cell table:style-name="ce111" table:formula="of:=AVERAGE([.J25:.J27])" office:value-type="float" office:value="0.028702" calcext:value-type="float">
            <text:p>0.028702</text:p>
          </table:table-cell>
          <table:table-cell table:style-name="ce111" table:formula="of:=AVERAGE([.K25:.K27])" office:value-type="float" office:value="0.028632" calcext:value-type="float">
            <text:p>0.028632</text:p>
          </table:table-cell>
          <table:table-cell table:style-name="ce61" table:formula="of:=AVERAGE([.L25:.L27])" office:value-type="float" office:value="0.0285116666666667" calcext:value-type="float">
            <text:p>0.028511666666667</text:p>
          </table:table-cell>
          <table:table-cell table:style-name="ce111" table:formula="of:=AVERAGE([.M25:.M27])" office:value-type="float" office:value="0.0319426666666667" calcext:value-type="float">
            <text:p>0.031942666666667</text:p>
          </table:table-cell>
          <table:table-cell/>
        </table:table-row>
        <table:table-row table:style-name="ro1" table:number-rows-repeated="3">
          <table:table-cell table:style-name="Default" table:number-columns-repeated="5"/>
          <table:table-cell/>
          <table:table-cell table:style-name="Default"/>
          <table:table-cell table:number-columns-repeated="7"/>
        </table:table-row>
        <table:table-row table:style-name="ro1">
          <table:table-cell table:style-name="Default" office:value-type="string" calcext:value-type="string">
            <text:p>Regularization =0</text:p>
          </table:table-cell>
          <table:table-cell table:style-name="Default"/>
          <table:table-cell table:style-name="Default" office:value-type="string" calcext:value-type="string">
            <text:p>Dataset: hr</text:p>
          </table:table-cell>
          <table:table-cell table:style-name="Default" table:number-columns-repeated="2"/>
          <table:table-cell/>
          <table:table-cell table:style-name="Default"/>
          <table:table-cell table:number-columns-repeated="7"/>
        </table:table-row>
        <table:table-row table:style-name="ro1">
          <table:table-cell table:style-name="ce114"/>
          <table:table-cell table:style-name="ce56" office:value-type="string" calcext:value-type="string" table:number-columns-spanned="4" table:number-rows-spanned="1">
            <text:p>Epochs 1</text:p>
          </table:table-cell>
          <table:covered-table-cell table:number-columns-repeated="3" table:style-name="ce114"/>
          <table:table-cell table:style-name="ce56" office:value-type="string" calcext:value-type="string" table:number-columns-spanned="4" table:number-rows-spanned="1">
            <text:p>Epochs 5</text:p>
          </table:table-cell>
          <table:covered-table-cell table:number-columns-repeated="3" table:style-name="ce114"/>
          <table:table-cell table:style-name="ce98" office:value-type="string" calcext:value-type="string" table:number-columns-spanned="4" table:number-rows-spanned="1">
            <text:p>Epochs 10</text:p>
          </table:table-cell>
          <table:covered-table-cell table:number-columns-repeated="3" table:style-name="ce79"/>
          <table:table-cell/>
        </table:table-row>
        <table:table-row table:style-name="ro1">
          <table:table-cell/>
          <table:table-cell office:value-type="float" office:value="0.00001" calcext:value-type="float">
            <text:p>1E-05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" calcext:value-type="float">
            <text:p>0.01</text:p>
          </table:table-cell>
          <table:table-cell table:style-name="ce111" office:value-type="float" office:value="0.00001" calcext:value-type="float">
            <text:p>1E-05</text:p>
          </table:table-cell>
          <table:table-cell office:value-type="float" office:value="0.0001" calcext:value-type="float">
            <text:p>0.0001</text:p>
          </table:table-cell>
          <table:table-cell table:style-name="ce111" office:value-type="float" office:value="0.001" calcext:value-type="float">
            <text:p>0.001</text:p>
          </table:table-cell>
          <table:table-cell table:style-name="ce111" office:value-type="float" office:value="0.01" calcext:value-type="float">
            <text:p>0.01</text:p>
          </table:table-cell>
          <table:table-cell table:style-name="ce74" office:value-type="float" office:value="0.00001" calcext:value-type="float">
            <text:p>1E-05</text:p>
          </table:table-cell>
          <table:table-cell table:style-name="ce61" office:value-type="float" office:value="0.0001" calcext:value-type="float">
            <text:p>0.0001</text:p>
          </table:table-cell>
          <table:table-cell table:style-name="ce74" office:value-type="float" office:value="0.001" calcext:value-type="float">
            <text:p>0.001</text:p>
          </table:table-cell>
          <table:table-cell table:style-name="ce61" office:value-type="float" office:value="0.01" calcext:value-type="float">
            <text:p>0.01</text:p>
          </table:table-cell>
          <table:table-cell/>
        </table:table-row>
        <table:table-row table:style-name="ro1">
          <table:table-cell office:value-type="string" calcext:value-type="string">
            <text:p>Trial1</text:p>
          </table:table-cell>
          <table:table-cell office:value-type="float" office:value="0.100747" calcext:value-type="float">
            <text:p>0.100747</text:p>
          </table:table-cell>
          <table:table-cell office:value-type="float" office:value="0.100675" calcext:value-type="float">
            <text:p>0.100675</text:p>
          </table:table-cell>
          <table:table-cell office:value-type="float" office:value="0.099959" calcext:value-type="float">
            <text:p>0.099959</text:p>
          </table:table-cell>
          <table:table-cell office:value-type="float" office:value="0.093216" calcext:value-type="float">
            <text:p>0.093216</text:p>
          </table:table-cell>
          <table:table-cell table:style-name="ce150" office:value-type="float" office:value="0.100755" calcext:value-type="float">
            <text:p>0.100755</text:p>
          </table:table-cell>
          <table:table-cell table:style-name="ce150" office:value-type="float" office:value="0.100356" calcext:value-type="float">
            <text:p>0.100356</text:p>
          </table:table-cell>
          <table:table-cell table:style-name="ce150" office:value-type="float" office:value="0.096899" calcext:value-type="float">
            <text:p>0.096899</text:p>
          </table:table-cell>
          <table:table-cell table:style-name="ce150" office:value-type="float" office:value="0.076947" calcext:value-type="float">
            <text:p>0.076947</text:p>
          </table:table-cell>
          <table:table-cell table:style-name="ce74" office:value-type="float" office:value="0.100765" calcext:value-type="float">
            <text:p>0.100765</text:p>
          </table:table-cell>
          <table:table-cell table:style-name="ce61" office:value-type="float" office:value="0.099961" calcext:value-type="float">
            <text:p>0.099961</text:p>
          </table:table-cell>
          <table:table-cell table:style-name="ce74" office:value-type="float" office:value="0.093334" calcext:value-type="float">
            <text:p>0.093334</text:p>
          </table:table-cell>
          <table:table-cell table:style-name="ce61" office:value-type="float" office:value="0.076409" calcext:value-type="float">
            <text:p>0.076409</text:p>
          </table:table-cell>
          <table:table-cell/>
        </table:table-row>
        <table:table-row table:style-name="ro1">
          <table:table-cell office:value-type="string" calcext:value-type="string">
            <text:p>Trial2</text:p>
          </table:table-cell>
          <table:table-cell office:value-type="float" office:value="0.103938" calcext:value-type="float">
            <text:p>0.103938</text:p>
          </table:table-cell>
          <table:table-cell office:value-type="float" office:value="0.103862" calcext:value-type="float">
            <text:p>0.103862</text:p>
          </table:table-cell>
          <table:table-cell office:value-type="float" office:value="0.10311" calcext:value-type="float">
            <text:p>0.10311</text:p>
          </table:table-cell>
          <table:table-cell office:value-type="float" office:value="0.096008" calcext:value-type="float">
            <text:p>0.096008</text:p>
          </table:table-cell>
          <table:table-cell table:style-name="ce150" office:value-type="float" office:value="0.103904" calcext:value-type="float">
            <text:p>0.103904</text:p>
          </table:table-cell>
          <table:table-cell table:style-name="ce150" office:value-type="float" office:value="0.103527" calcext:value-type="float">
            <text:p>0.103527</text:p>
          </table:table-cell>
          <table:table-cell table:style-name="ce150" office:value-type="float" office:value="0.099884" calcext:value-type="float">
            <text:p>0.099884</text:p>
          </table:table-cell>
          <table:table-cell table:style-name="ce150" office:value-type="float" office:value="0.07809" calcext:value-type="float">
            <text:p>0.07809</text:p>
          </table:table-cell>
          <table:table-cell table:style-name="ce74" office:value-type="float" office:value="0.103946" calcext:value-type="float">
            <text:p>0.103946</text:p>
          </table:table-cell>
          <table:table-cell table:style-name="ce61" office:value-type="float" office:value="0.10311" calcext:value-type="float">
            <text:p>0.10311</text:p>
          </table:table-cell>
          <table:table-cell table:style-name="ce74" office:value-type="float" office:value="0.096118" calcext:value-type="float">
            <text:p>0.096118</text:p>
          </table:table-cell>
          <table:table-cell table:style-name="ce61" office:value-type="float" office:value="0.077116" calcext:value-type="float">
            <text:p>0.077116</text:p>
          </table:table-cell>
          <table:table-cell/>
        </table:table-row>
        <table:table-row table:style-name="ro1">
          <table:table-cell office:value-type="string" calcext:value-type="string">
            <text:p>Trial3</text:p>
          </table:table-cell>
          <table:table-cell office:value-type="float" office:value="0.099591" calcext:value-type="float">
            <text:p>0.099591</text:p>
          </table:table-cell>
          <table:table-cell office:value-type="string" calcext:value-type="string">
            <text:p>0.0995^9</text:p>
          </table:table-cell>
          <table:table-cell office:value-type="float" office:value="0.098799" calcext:value-type="float">
            <text:p>0.098799</text:p>
          </table:table-cell>
          <table:table-cell office:value-type="float" office:value="0.092116" calcext:value-type="float">
            <text:p>0.092116</text:p>
          </table:table-cell>
          <table:table-cell table:style-name="ce150" office:value-type="float" office:value="0.099559" calcext:value-type="float">
            <text:p>0.099559</text:p>
          </table:table-cell>
          <table:table-cell table:style-name="ce150" office:value-type="float" office:value="0.099198" calcext:value-type="float">
            <text:p>0.099198</text:p>
          </table:table-cell>
          <table:table-cell table:style-name="ce150" office:value-type="float" office:value="0.095734" calcext:value-type="float">
            <text:p>0.095734</text:p>
          </table:table-cell>
          <table:table-cell table:style-name="ce150" office:value-type="float" office:value="0.07608" calcext:value-type="float">
            <text:p>0.07608</text:p>
          </table:table-cell>
          <table:table-cell table:style-name="ce74" office:value-type="float" office:value="0.099519" calcext:value-type="float">
            <text:p>0.099519</text:p>
          </table:table-cell>
          <table:table-cell table:style-name="ce61" office:value-type="float" office:value="0.098801" calcext:value-type="float">
            <text:p>0.098801</text:p>
          </table:table-cell>
          <table:table-cell table:style-name="ce74" office:value-type="float" office:value="0.092218" calcext:value-type="float">
            <text:p>0.092218</text:p>
          </table:table-cell>
          <table:table-cell table:style-name="ce61" office:value-type="float" office:value="0.076676" calcext:value-type="float">
            <text:p>0.076676</text:p>
          </table:table-cell>
          <table:table-cell/>
        </table:table-row>
        <table:table-row table:style-name="ro1">
          <table:table-cell/>
          <table:table-cell table:formula="of:=AVERAGE([.B35:.B37])" office:value-type="float" office:value="0.101425333333333" calcext:value-type="float">
            <text:p>0.101425333333333</text:p>
          </table:table-cell>
          <table:table-cell table:formula="of:=AVERAGE([.C35:.C37])" office:value-type="float" office:value="0.1022685" calcext:value-type="float">
            <text:p>0.1022685</text:p>
          </table:table-cell>
          <table:table-cell table:formula="of:=AVERAGE([.D35:.D37])" office:value-type="float" office:value="0.100622666666667" calcext:value-type="float">
            <text:p>0.100622666666667</text:p>
          </table:table-cell>
          <table:table-cell table:formula="of:=AVERAGE([.E35:.E37])" office:value-type="float" office:value="0.09378" calcext:value-type="float">
            <text:p>0.09378</text:p>
          </table:table-cell>
          <table:table-cell table:style-name="ce111" table:formula="of:=AVERAGE([.F35:.F37])" office:value-type="float" office:value="0.101406" calcext:value-type="float">
            <text:p>0.101406</text:p>
          </table:table-cell>
          <table:table-cell table:formula="of:=AVERAGE([.G35:.G37])" office:value-type="float" office:value="0.101027" calcext:value-type="float">
            <text:p>0.101027</text:p>
          </table:table-cell>
          <table:table-cell table:style-name="ce111" table:formula="of:=AVERAGE([.H35:.H37])" office:value-type="float" office:value="0.0975056666666667" calcext:value-type="float">
            <text:p>0.097505666666667</text:p>
          </table:table-cell>
          <table:table-cell table:style-name="ce111" table:formula="of:=AVERAGE([.I35:.I37])" office:value-type="float" office:value="0.077039" calcext:value-type="float">
            <text:p>0.077039</text:p>
          </table:table-cell>
          <table:table-cell table:style-name="ce111" table:formula="of:=AVERAGE([.J35:.J37])" office:value-type="float" office:value="0.10141" calcext:value-type="float">
            <text:p>0.10141</text:p>
          </table:table-cell>
          <table:table-cell table:style-name="ce61" table:formula="of:=AVERAGE([.K35:.K37])" office:value-type="float" office:value="0.100624" calcext:value-type="float">
            <text:p>0.100624</text:p>
          </table:table-cell>
          <table:table-cell table:style-name="ce111" table:formula="of:=AVERAGE([.L35:.L37])" office:value-type="float" office:value="0.09389" calcext:value-type="float">
            <text:p>0.09389</text:p>
          </table:table-cell>
          <table:table-cell table:style-name="ce61" table:formula="of:=AVERAGE([.M35:.M37])" office:value-type="float" office:value="0.0767336666666667" calcext:value-type="float">
            <text:p>0.076733666666667</text:p>
          </table:table-cell>
          <table:table-cell/>
        </table:table-row>
        <table:table-row table:style-name="ro1" table:number-rows-repeated="2">
          <table:table-cell table:style-name="Default" table:number-columns-repeated="5"/>
          <table:table-cell/>
          <table:table-cell table:style-name="Default"/>
          <table:table-cell table:number-columns-repeated="7"/>
        </table:table-row>
        <table:table-row table:style-name="ro1">
          <table:table-cell table:style-name="Default" office:value-type="string" calcext:value-type="string">
            <text:p>Regularization =0</text:p>
          </table:table-cell>
          <table:table-cell table:style-name="Default"/>
          <table:table-cell table:style-name="Default" office:value-type="string" calcext:value-type="string">
            <text:p>Dataset: battery</text:p>
          </table:table-cell>
          <table:table-cell table:style-name="Default" table:number-columns-repeated="2"/>
          <table:table-cell/>
          <table:table-cell table:style-name="Default"/>
          <table:table-cell table:number-columns-repeated="7"/>
        </table:table-row>
        <table:table-row table:style-name="ro1">
          <table:table-cell table:style-name="ce114"/>
          <table:table-cell table:style-name="ce56" office:value-type="string" calcext:value-type="string" table:number-columns-spanned="4" table:number-rows-spanned="1">
            <text:p>Epochs 1</text:p>
          </table:table-cell>
          <table:covered-table-cell table:number-columns-repeated="3" table:style-name="ce114"/>
          <table:table-cell table:style-name="ce56" office:value-type="string" calcext:value-type="string" table:number-columns-spanned="4" table:number-rows-spanned="1">
            <text:p>Epochs 5</text:p>
          </table:table-cell>
          <table:covered-table-cell table:number-columns-repeated="3" table:style-name="ce114"/>
          <table:table-cell table:style-name="ce98" office:value-type="string" calcext:value-type="string" table:number-columns-spanned="4" table:number-rows-spanned="1">
            <text:p>Epochs 10</text:p>
          </table:table-cell>
          <table:covered-table-cell table:number-columns-repeated="3" table:style-name="ce79"/>
          <table:table-cell/>
        </table:table-row>
        <table:table-row table:style-name="ro1">
          <table:table-cell/>
          <table:table-cell office:value-type="float" office:value="0.00001" calcext:value-type="float">
            <text:p>1E-05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" calcext:value-type="float">
            <text:p>0.01</text:p>
          </table:table-cell>
          <table:table-cell table:style-name="ce111" office:value-type="float" office:value="0.00001" calcext:value-type="float">
            <text:p>1E-05</text:p>
          </table:table-cell>
          <table:table-cell office:value-type="float" office:value="0.0001" calcext:value-type="float">
            <text:p>0.0001</text:p>
          </table:table-cell>
          <table:table-cell table:style-name="ce111" office:value-type="float" office:value="0.001" calcext:value-type="float">
            <text:p>0.001</text:p>
          </table:table-cell>
          <table:table-cell table:style-name="ce111" office:value-type="float" office:value="0.01" calcext:value-type="float">
            <text:p>0.01</text:p>
          </table:table-cell>
          <table:table-cell table:style-name="ce74" office:value-type="float" office:value="0.00001" calcext:value-type="float">
            <text:p>1E-05</text:p>
          </table:table-cell>
          <table:table-cell table:style-name="ce74" office:value-type="float" office:value="0.0001" calcext:value-type="float">
            <text:p>0.0001</text:p>
          </table:table-cell>
          <table:table-cell table:style-name="ce61" office:value-type="float" office:value="0.001" calcext:value-type="float">
            <text:p>0.001</text:p>
          </table:table-cell>
          <table:table-cell table:style-name="ce74" office:value-type="float" office:value="0.01" calcext:value-type="float">
            <text:p>0.01</text:p>
          </table:table-cell>
          <table:table-cell/>
        </table:table-row>
        <table:table-row table:style-name="ro1">
          <table:table-cell office:value-type="string" calcext:value-type="string">
            <text:p>Trial1</text:p>
          </table:table-cell>
          <table:table-cell office:value-type="float" office:value="0.002317" calcext:value-type="float">
            <text:p>0.002317</text:p>
          </table:table-cell>
          <table:table-cell office:value-type="float" office:value="0.002244" calcext:value-type="float">
            <text:p>0.002244</text:p>
          </table:table-cell>
          <table:table-cell office:value-type="float" office:value="0.001754" calcext:value-type="float">
            <text:p>0.001754</text:p>
          </table:table-cell>
          <table:table-cell office:value-type="float" office:value="0.009196" calcext:value-type="float">
            <text:p>0.009196</text:p>
          </table:table-cell>
          <table:table-cell table:style-name="ce150" office:value-type="float" office:value="0.002284" calcext:value-type="float">
            <text:p>0.002284</text:p>
          </table:table-cell>
          <table:table-cell table:style-name="ce150" office:value-type="float" office:value="0.00196" calcext:value-type="float">
            <text:p>0.00196</text:p>
          </table:table-cell>
          <table:table-cell table:style-name="ce150" office:value-type="float" office:value="0.001509" calcext:value-type="float">
            <text:p>0.001509</text:p>
          </table:table-cell>
          <table:table-cell table:style-name="ce150" office:value-type="float" office:value="0.009343" calcext:value-type="float">
            <text:p>0.009343</text:p>
          </table:table-cell>
          <table:table-cell table:style-name="ce74" office:value-type="float" office:value="0.002244" calcext:value-type="float">
            <text:p>0.002244</text:p>
          </table:table-cell>
          <table:table-cell table:style-name="ce74" office:value-type="float" office:value="0.001709" calcext:value-type="float">
            <text:p>0.001709</text:p>
          </table:table-cell>
          <table:table-cell table:style-name="ce61" office:value-type="float" office:value="0.001477" calcext:value-type="float">
            <text:p>0.001477</text:p>
          </table:table-cell>
          <table:table-cell table:style-name="ce74" office:value-type="float" office:value="0.003581" calcext:value-type="float">
            <text:p>0.003581</text:p>
          </table:table-cell>
          <table:table-cell/>
        </table:table-row>
        <table:table-row table:style-name="ro1">
          <table:table-cell office:value-type="string" calcext:value-type="string">
            <text:p>Trial2</text:p>
          </table:table-cell>
          <table:table-cell office:value-type="float" office:value="0.002516" calcext:value-type="float">
            <text:p>0.002516</text:p>
          </table:table-cell>
          <table:table-cell office:value-type="float" office:value="0.002437" calcext:value-type="float">
            <text:p>0.002437</text:p>
          </table:table-cell>
          <table:table-cell office:value-type="float" office:value="0.002052" calcext:value-type="float">
            <text:p>0.002052</text:p>
          </table:table-cell>
          <table:table-cell office:value-type="float" office:value="0.00946" calcext:value-type="float">
            <text:p>0.00946</text:p>
          </table:table-cell>
          <table:table-cell table:style-name="ce150" office:value-type="float" office:value="0.002481" calcext:value-type="float">
            <text:p>0.002481</text:p>
          </table:table-cell>
          <table:table-cell table:style-name="ce150" office:value-type="float" office:value="0.002153" calcext:value-type="float">
            <text:p>0.002153</text:p>
          </table:table-cell>
          <table:table-cell table:style-name="ce150" office:value-type="float" office:value="0.001491" calcext:value-type="float">
            <text:p>0.001491</text:p>
          </table:table-cell>
          <table:table-cell table:style-name="ce150" office:value-type="float" office:value="0.009479" calcext:value-type="float">
            <text:p>0.009479</text:p>
          </table:table-cell>
          <table:table-cell table:style-name="ce74" office:value-type="float" office:value="0.002438" calcext:value-type="float">
            <text:p>0.002438</text:p>
          </table:table-cell>
          <table:table-cell table:style-name="ce74" office:value-type="float" office:value="0.001905" calcext:value-type="float">
            <text:p>0.001905</text:p>
          </table:table-cell>
          <table:table-cell table:style-name="ce61" office:value-type="float" office:value="0.001362" calcext:value-type="float">
            <text:p>0.001362</text:p>
          </table:table-cell>
          <table:table-cell table:style-name="ce115" office:value-type="float" office:value="0.004035" calcext:value-type="float">
            <text:p>0.004035</text:p>
          </table:table-cell>
          <table:table-cell/>
        </table:table-row>
        <table:table-row table:style-name="ro1">
          <table:table-cell office:value-type="string" calcext:value-type="string">
            <text:p>Trial3</text:p>
          </table:table-cell>
          <table:table-cell office:value-type="float" office:value="0.002288" calcext:value-type="float">
            <text:p>0.002288</text:p>
          </table:table-cell>
          <table:table-cell office:value-type="float" office:value="0.002189" calcext:value-type="float">
            <text:p>0.002189</text:p>
          </table:table-cell>
          <table:table-cell office:value-type="float" office:value="0.001626" calcext:value-type="float">
            <text:p>0.001626</text:p>
          </table:table-cell>
          <table:table-cell office:value-type="float" office:value="0.012382" calcext:value-type="float">
            <text:p>0.012382</text:p>
          </table:table-cell>
          <table:table-cell table:style-name="ce150" office:value-type="float" office:value="0.002243" calcext:value-type="float">
            <text:p>0.002243</text:p>
          </table:table-cell>
          <table:table-cell table:style-name="ce150" office:value-type="float" office:value="0.001817" calcext:value-type="float">
            <text:p>0.001817</text:p>
          </table:table-cell>
          <table:table-cell table:style-name="ce150" office:value-type="float" office:value="0.001476" calcext:value-type="float">
            <text:p>0.001476</text:p>
          </table:table-cell>
          <table:table-cell table:style-name="ce150" office:value-type="float" office:value="0.012519" calcext:value-type="float">
            <text:p>0.012519</text:p>
          </table:table-cell>
          <table:table-cell table:style-name="ce74" office:value-type="float" office:value="0.002189" calcext:value-type="float">
            <text:p>0.002189</text:p>
          </table:table-cell>
          <table:table-cell table:style-name="ce74" office:value-type="float" office:value="0.001509" calcext:value-type="float">
            <text:p>0.001509</text:p>
          </table:table-cell>
          <table:table-cell table:style-name="ce61" office:value-type="float" office:value="0.001566" calcext:value-type="float">
            <text:p>0.001566</text:p>
          </table:table-cell>
          <table:table-cell table:style-name="ce74" office:value-type="float" office:value="0.0039221" calcext:value-type="float">
            <text:p>0.0039221</text:p>
          </table:table-cell>
          <table:table-cell/>
        </table:table-row>
        <table:table-row table:style-name="ro1">
          <table:table-cell/>
          <table:table-cell table:formula="of:=AVERAGE([.B44:.B46])" office:value-type="float" office:value="0.00237366666666667" calcext:value-type="float">
            <text:p>0.002373666666667</text:p>
          </table:table-cell>
          <table:table-cell table:formula="of:=AVERAGE([.C44:.C46])" office:value-type="float" office:value="0.00229" calcext:value-type="float">
            <text:p>0.00229</text:p>
          </table:table-cell>
          <table:table-cell table:formula="of:=AVERAGE([.D44:.D46])" office:value-type="float" office:value="0.00181066666666667" calcext:value-type="float">
            <text:p>0.001810666666667</text:p>
          </table:table-cell>
          <table:table-cell table:formula="of:=AVERAGE([.E44:.E46])" office:value-type="float" office:value="0.010346" calcext:value-type="float">
            <text:p>0.010346</text:p>
          </table:table-cell>
          <table:table-cell table:style-name="ce111" table:formula="of:=AVERAGE([.F44:.F46])" office:value-type="float" office:value="0.002336" calcext:value-type="float">
            <text:p>0.002336</text:p>
          </table:table-cell>
          <table:table-cell table:formula="of:=AVERAGE([.G44:.G46])" office:value-type="float" office:value="0.00197666666666667" calcext:value-type="float">
            <text:p>0.001976666666667</text:p>
          </table:table-cell>
          <table:table-cell table:style-name="ce111" table:formula="of:=AVERAGE([.H44:.H46])" office:value-type="float" office:value="0.001492" calcext:value-type="float">
            <text:p>0.001492</text:p>
          </table:table-cell>
          <table:table-cell table:style-name="ce111" table:formula="of:=AVERAGE([.I44:.I46])" office:value-type="float" office:value="0.010447" calcext:value-type="float">
            <text:p>0.010447</text:p>
          </table:table-cell>
          <table:table-cell table:style-name="ce111" table:formula="of:=AVERAGE([.J44:.J46])" office:value-type="float" office:value="0.00229033333333333" calcext:value-type="float">
            <text:p>0.002290333333333</text:p>
          </table:table-cell>
          <table:table-cell table:style-name="ce111" table:formula="of:=AVERAGE([.K44:.K46])" office:value-type="float" office:value="0.00170766666666667" calcext:value-type="float">
            <text:p>0.001707666666667</text:p>
          </table:table-cell>
          <table:table-cell table:style-name="ce61" table:formula="of:=AVERAGE([.L44:.L46])" office:value-type="float" office:value="0.00146833333333333" calcext:value-type="float">
            <text:p>0.001468333333333</text:p>
          </table:table-cell>
          <table:table-cell table:style-name="ce111" table:formula="of:=AVERAGE([.M44:.M46])" office:value-type="float" office:value="0.00384603333333333" calcext:value-type="float">
            <text:p>0.003846033333333</text:p>
          </table:table-cell>
          <table:table-cell/>
        </table:table-row>
      </table:table>
      <table:table table:name="FCN-Last" table:style-name="ta1">
        <table:table-column table:style-name="co1" table:number-columns-repeated="4" table:default-cell-style-name="ce111"/>
        <table:table-column table:style-name="co1" table:number-columns-repeated="5" table:default-cell-style-name="Default"/>
        <table:table-column table:style-name="co1" table:number-columns-repeated="2" table:default-cell-style-name="ce111"/>
        <table:table-column table:style-name="co1" table:default-cell-style-name="ce74"/>
        <table:table-column table:style-name="co1" table:default-cell-style-name="ce111"/>
        <table:table-column table:style-name="co1" table:default-cell-style-name="Default"/>
        <table:table-row table:style-name="ro1">
          <table:table-cell table:style-name="ce56" office:value-type="string" calcext:value-type="string" table:number-columns-spanned="2" table:number-rows-spanned="1">
            <text:p>Evaluation</text:p>
          </table:table-cell>
          <table:covered-table-cell table:style-name="Default"/>
          <table:table-cell table:style-name="ce115" office:value-type="string" calcext:value-type="string">
            <text:p>WORT</text:p>
          </table:table-cell>
          <table:table-cell office:value-type="string" calcext:value-type="string">
            <text:p>WORT</text:p>
          </table:table-cell>
          <table:table-cell table:style-name="ce111" office:value-type="string" calcext:value-type="string">
            <text:p>WORT</text:p>
          </table:table-cell>
          <table:table-cell table:number-columns-repeated="3" table:style-name="ce111" office:value-type="string" calcext:value-type="string">
            <text:p>WRT</text:p>
          </table:table-cell>
          <table:table-cell table:style-name="ce111" office:value-type="string" calcext:value-type="string">
            <text:p>50-50</text:p>
          </table:table-cell>
          <table:table-cell table:number-columns-repeated="2" office:value-type="string" calcext:value-type="string">
            <text:p>50-50</text:p>
          </table:table-cell>
          <table:table-cell table:style-name="ce111" office:value-type="string" calcext:value-type="string">
            <text:p>STD-WRT</text:p>
          </table:table-cell>
          <table:table-cell office:value-type="string" calcext:value-type="string">
            <text:p>STD-WRT</text:p>
          </table:table-cell>
          <table:table-cell table:style-name="ce111" office:value-type="string" calcext:value-type="string">
            <text:p>STD-WRT</text:p>
          </table:table-cell>
        </table:table-row>
        <table:table-row table:style-name="ro1">
          <table:table-cell table:style-name="ce117" office:value-type="string" calcext:value-type="string" table:number-columns-spanned="2" table:number-rows-spanned="1">
            <text:p>Dataset</text:p>
          </table:table-cell>
          <table:covered-table-cell table:style-name="Default"/>
          <table:table-cell office:value-type="string" calcext:value-type="string">
            <text:p>Pollution</text:p>
          </table:table-cell>
          <table:table-cell office:value-type="string" calcext:value-type="string">
            <text:p>HR</text:p>
          </table:table-cell>
          <table:table-cell table:style-name="ce111" office:value-type="string" calcext:value-type="string">
            <text:p>BATTERY</text:p>
          </table:table-cell>
          <table:table-cell table:style-name="ce125" office:value-type="string" calcext:value-type="string">
            <text:p>Pollution</text:p>
          </table:table-cell>
          <table:table-cell table:style-name="ce111" office:value-type="string" calcext:value-type="string">
            <text:p>HR</text:p>
          </table:table-cell>
          <table:table-cell table:style-name="ce111" office:value-type="string" calcext:value-type="string">
            <text:p>BATTERY</text:p>
          </table:table-cell>
          <table:table-cell table:style-name="ce111" office:value-type="string" calcext:value-type="string">
            <text:p>Pollution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BATTERY</text:p>
          </table:table-cell>
          <table:table-cell table:style-name="ce125" office:value-type="string" calcext:value-type="string">
            <text:p>Pollution</text:p>
          </table:table-cell>
          <table:table-cell office:value-type="string" calcext:value-type="string">
            <text:p>HR</text:p>
          </table:table-cell>
          <table:table-cell table:style-name="ce111" office:value-type="string" calcext:value-type="string">
            <text:p>BATTERY</text:p>
          </table:table-cell>
        </table:table-row>
        <table:table-row table:style-name="ro1">
          <table:table-cell table:style-name="ce117" office:value-type="string" calcext:value-type="string" table:number-columns-spanned="1" table:number-rows-spanned="2">
            <text:p>TRIAL 1</text:p>
          </table:table-cell>
          <table:table-cell office:value-type="string" calcext:value-type="string">
            <text:p>MAE</text:p>
          </table:table-cell>
          <table:table-cell table:style-name="ce173"/>
          <table:table-cell table:style-name="ce45" table:number-columns-repeated="2"/>
          <table:table-cell table:style-name="ce126"/>
          <table:table-cell table:style-name="ce128" table:number-columns-repeated="2"/>
          <table:table-cell table:style-name="ce45"/>
          <table:table-cell table:style-name="ce172"/>
          <table:table-cell table:style-name="ce45"/>
          <table:table-cell table:style-name="ce126"/>
          <table:table-cell table:style-name="ce128" table:number-columns-repeated="2"/>
        </table:table-row>
        <table:table-row table:style-name="ro1">
          <table:covered-table-cell/>
          <table:table-cell office:value-type="string" calcext:value-type="string">
            <text:p>RMSE</text:p>
          </table:table-cell>
          <table:table-cell table:style-name="ce122"/>
          <table:table-cell table:style-name="ce45" table:number-columns-repeated="2"/>
          <table:table-cell table:style-name="ce126"/>
          <table:table-cell table:style-name="ce128" table:number-columns-repeated="2"/>
          <table:table-cell table:style-name="ce45" table:number-columns-repeated="3"/>
          <table:table-cell table:style-name="ce126"/>
          <table:table-cell table:style-name="ce128" table:number-columns-repeated="2"/>
        </table:table-row>
        <table:table-row table:style-name="ro1">
          <table:table-cell table:style-name="ce117" office:value-type="string" calcext:value-type="string" table:number-columns-spanned="1" table:number-rows-spanned="2">
            <text:p>TRIAL 2</text:p>
          </table:table-cell>
          <table:table-cell office:value-type="string" calcext:value-type="string">
            <text:p>MAE</text:p>
          </table:table-cell>
          <table:table-cell table:style-name="ce122"/>
          <table:table-cell table:style-name="ce45" table:number-columns-repeated="2"/>
          <table:table-cell table:style-name="ce126"/>
          <table:table-cell table:style-name="ce128" table:number-columns-repeated="2"/>
          <table:table-cell table:style-name="ce45"/>
          <table:table-cell table:style-name="ce172"/>
          <table:table-cell table:style-name="ce45"/>
          <table:table-cell table:style-name="ce126"/>
          <table:table-cell table:style-name="ce128" table:number-columns-repeated="2"/>
        </table:table-row>
        <table:table-row table:style-name="ro1">
          <table:covered-table-cell/>
          <table:table-cell office:value-type="string" calcext:value-type="string">
            <text:p>RMSE</text:p>
          </table:table-cell>
          <table:table-cell table:style-name="ce122"/>
          <table:table-cell table:style-name="ce163"/>
          <table:table-cell table:style-name="ce45"/>
          <table:table-cell table:style-name="ce126"/>
          <table:table-cell table:style-name="ce128" table:number-columns-repeated="2"/>
          <table:table-cell table:style-name="ce45" table:number-columns-repeated="3"/>
          <table:table-cell table:style-name="ce126"/>
          <table:table-cell table:style-name="ce128" table:number-columns-repeated="2"/>
        </table:table-row>
        <table:table-row table:style-name="ro1">
          <table:table-cell table:style-name="ce117" office:value-type="string" calcext:value-type="string" table:number-columns-spanned="1" table:number-rows-spanned="2">
            <text:p>TRIAL 3</text:p>
          </table:table-cell>
          <table:table-cell office:value-type="string" calcext:value-type="string">
            <text:p>MAE</text:p>
          </table:table-cell>
          <table:table-cell table:style-name="ce122" table:number-columns-repeated="2"/>
          <table:table-cell table:style-name="ce45"/>
          <table:table-cell table:style-name="ce126"/>
          <table:table-cell table:style-name="ce128" table:number-columns-repeated="2"/>
          <table:table-cell table:style-name="ce45" table:number-columns-repeated="3"/>
          <table:table-cell table:style-name="ce126"/>
          <table:table-cell table:style-name="ce128" table:number-columns-repeated="2"/>
        </table:table-row>
        <table:table-row table:style-name="ro1">
          <table:covered-table-cell/>
          <table:table-cell office:value-type="string" calcext:value-type="string">
            <text:p>RMSE</text:p>
          </table:table-cell>
          <table:table-cell table:style-name="ce122"/>
          <table:table-cell table:style-name="ce45" table:number-columns-repeated="2"/>
          <table:table-cell table:style-name="ce126"/>
          <table:table-cell table:style-name="ce128" table:number-columns-repeated="2"/>
          <table:table-cell table:style-name="ce45" table:number-columns-repeated="3"/>
          <table:table-cell table:style-name="ce126"/>
          <table:table-cell table:style-name="ce128" table:number-columns-repeated="2"/>
        </table:table-row>
        <table:table-row table:style-name="ro1">
          <table:table-cell table:style-name="ce118" office:value-type="string" calcext:value-type="string" table:number-columns-spanned="1" table:number-rows-spanned="2">
            <text:p>AVG</text:p>
          </table:table-cell>
          <table:table-cell table:style-name="ce10" office:value-type="string" calcext:value-type="string">
            <text:p>MAE</text:p>
          </table:table-cell>
          <table:table-cell table:style-name="ce129"/>
          <table:table-cell table:style-name="ce10"/>
          <table:table-cell table:style-name="ce129"/>
          <table:table-cell table:style-name="ce10" table:number-columns-repeated="6"/>
          <table:table-cell table:style-name="Default" table:number-columns-repeated="2"/>
          <table:table-cell/>
        </table:table-row>
        <table:table-row table:style-name="ro1">
          <table:covered-table-cell table:style-name="Default"/>
          <table:table-cell table:style-name="Default" table:number-columns-repeated="3"/>
          <table:table-cell table:number-columns-repeated="5"/>
          <table:table-cell table:style-name="Default" table:number-columns-repeated="4"/>
          <table:table-cell/>
        </table:table-row>
        <table:table-row table:style-name="ro1">
          <table:table-cell table:style-name="Default" table:number-columns-repeated="4"/>
          <table:table-cell table:number-columns-repeated="5"/>
          <table:table-cell table:style-name="Default" table:number-columns-repeated="4"/>
          <table:table-cell/>
        </table:table-row>
        <table:table-row table:style-name="ro1">
          <table:table-cell table:style-name="Default" office:value-type="string" calcext:value-type="string">
            <text:p>Regularization =0</text:p>
          </table:table-cell>
          <table:table-cell table:style-name="Default"/>
          <table:table-cell table:style-name="Default" office:value-type="string" calcext:value-type="string">
            <text:p>Dataset: POLLUTION</text:p>
          </table:table-cell>
          <table:table-cell table:style-name="Default"/>
          <table:table-cell table:number-columns-repeated="5"/>
          <table:table-cell table:style-name="Default" table:number-columns-repeated="4"/>
          <table:table-cell/>
        </table:table-row>
        <table:table-row table:style-name="ro1">
          <table:table-cell table:style-name="ce114"/>
          <table:table-cell table:style-name="ce56" office:value-type="string" calcext:value-type="string" table:number-columns-spanned="4" table:number-rows-spanned="1">
            <text:p>Epochs 1</text:p>
          </table:table-cell>
          <table:covered-table-cell table:number-columns-repeated="3" table:style-name="ce114"/>
          <table:table-cell table:style-name="ce56" office:value-type="string" calcext:value-type="string" table:number-columns-spanned="4" table:number-rows-spanned="1">
            <text:p>Epochs 5</text:p>
          </table:table-cell>
          <table:covered-table-cell table:number-columns-repeated="3" table:style-name="ce114"/>
          <table:table-cell table:style-name="ce98" office:value-type="string" calcext:value-type="string" table:number-columns-spanned="4" table:number-rows-spanned="1">
            <text:p>Epochs 10</text:p>
          </table:table-cell>
          <table:covered-table-cell table:number-columns-repeated="3" table:style-name="ce99"/>
          <table:table-cell/>
        </table:table-row>
        <table:table-row table:style-name="ro1">
          <table:table-cell/>
          <table:table-cell office:value-type="float" office:value="0.00001" calcext:value-type="float">
            <text:p>1E-05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1" calcext:value-type="float">
            <text:p>0.001</text:p>
          </table:table-cell>
          <table:table-cell table:style-name="ce111" office:value-type="float" office:value="0.01" calcext:value-type="float">
            <text:p>0.01</text:p>
          </table:table-cell>
          <table:table-cell table:style-name="ce111" office:value-type="float" office:value="0.00001" calcext:value-type="float">
            <text:p>1E-05</text:p>
          </table:table-cell>
          <table:table-cell table:style-name="ce111" office:value-type="float" office:value="0.0001" calcext:value-type="float">
            <text:p>0.0001</text:p>
          </table:table-cell>
          <table:table-cell table:style-name="ce111" office:value-type="float" office:value="0.001" calcext:value-type="float">
            <text:p>0.001</text:p>
          </table:table-cell>
          <table:table-cell table:style-name="ce111" office:value-type="float" office:value="0.01" calcext:value-type="float">
            <text:p>0.01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" calcext:value-type="float">
            <text:p>0.01</text:p>
          </table:table-cell>
          <table:table-cell/>
        </table:table-row>
        <table:table-row table:style-name="ro1">
          <table:table-cell office:value-type="string" calcext:value-type="string">
            <text:p>Trial1</text:p>
          </table:table-cell>
          <table:table-cell office:value-type="float" office:value="0.105042" calcext:value-type="float">
            <text:p>0.105042</text:p>
          </table:table-cell>
          <table:table-cell office:value-type="float" office:value="0.104251" calcext:value-type="float">
            <text:p>0.104251</text:p>
          </table:table-cell>
          <table:table-cell office:value-type="float" office:value="0.096301" calcext:value-type="float">
            <text:p>0.096301</text:p>
          </table:table-cell>
          <table:table-cell table:style-name="ce61" office:value-type="float" office:value="0.063" calcext:value-type="float">
            <text:p>0.063</text:p>
          </table:table-cell>
          <table:table-cell table:style-name="ce150" office:value-type="float" office:value="0.124807" calcext:value-type="float">
            <text:p>0.124807</text:p>
          </table:table-cell>
          <table:table-cell table:style-name="ce150" office:value-type="float" office:value="0.119501" calcext:value-type="float">
            <text:p>0.119501</text:p>
          </table:table-cell>
          <table:table-cell table:style-name="ce150" office:value-type="float" office:value="0.078558" calcext:value-type="float">
            <text:p>0.078558</text:p>
          </table:table-cell>
          <table:table-cell table:style-name="ce150" office:value-type="float" office:value="0.065702" calcext:value-type="float">
            <text:p>0.065702</text:p>
          </table:table-cell>
          <table:table-cell office:value-type="float" office:value="0.124223" calcext:value-type="float">
            <text:p>0.124223</text:p>
          </table:table-cell>
          <table:table-cell office:value-type="float" office:value="0.113553" calcext:value-type="float">
            <text:p>0.113553</text:p>
          </table:table-cell>
          <table:table-cell office:value-type="float" office:value="0.069794" calcext:value-type="float">
            <text:p>0.069794</text:p>
          </table:table-cell>
          <table:table-cell office:value-type="float" office:value="0.075624" calcext:value-type="float">
            <text:p>0.075624</text:p>
          </table:table-cell>
          <table:table-cell/>
        </table:table-row>
        <table:table-row table:style-name="ro1">
          <table:table-cell office:value-type="string" calcext:value-type="string">
            <text:p>Trial2</text:p>
          </table:table-cell>
          <table:table-cell office:value-type="float" office:value="0.049118" calcext:value-type="float">
            <text:p>0.049118</text:p>
          </table:table-cell>
          <table:table-cell office:value-type="float" office:value="0.049095" calcext:value-type="float">
            <text:p>0.049095</text:p>
          </table:table-cell>
          <table:table-cell office:value-type="float" office:value="0.048947" calcext:value-type="float">
            <text:p>0.048947</text:p>
          </table:table-cell>
          <table:table-cell table:style-name="ce61" office:value-type="float" office:value="0.065022" calcext:value-type="float">
            <text:p>0.065022</text:p>
          </table:table-cell>
          <table:table-cell table:style-name="ce150" office:value-type="float" office:value="0.049816" calcext:value-type="float">
            <text:p>0.049816</text:p>
          </table:table-cell>
          <table:table-cell table:style-name="ce150" office:value-type="float" office:value="0.049771" calcext:value-type="float">
            <text:p>0.049771</text:p>
          </table:table-cell>
          <table:table-cell table:style-name="ce150" office:value-type="float" office:value="0.052731" calcext:value-type="float">
            <text:p>0.052731</text:p>
          </table:table-cell>
          <table:table-cell table:style-name="ce150" office:value-type="float" office:value="0.073099" calcext:value-type="float">
            <text:p>0.073099</text:p>
          </table:table-cell>
          <table:table-cell office:value-type="float" office:value="0.049808" calcext:value-type="float">
            <text:p>0.049808</text:p>
          </table:table-cell>
          <table:table-cell office:value-type="float" office:value="0.049773" calcext:value-type="float">
            <text:p>0.049773</text:p>
          </table:table-cell>
          <table:table-cell office:value-type="float" office:value="0.060371" calcext:value-type="float">
            <text:p>0.060371</text:p>
          </table:table-cell>
          <table:table-cell office:value-type="float" office:value="0.068249" calcext:value-type="float">
            <text:p>0.068249</text:p>
          </table:table-cell>
          <table:table-cell/>
        </table:table-row>
        <table:table-row table:style-name="ro1">
          <table:table-cell office:value-type="string" calcext:value-type="string">
            <text:p>Trial3</text:p>
          </table:table-cell>
          <table:table-cell office:value-type="float" office:value="0.061861" calcext:value-type="float">
            <text:p>0.061861</text:p>
          </table:table-cell>
          <table:table-cell office:value-type="float" office:value="0.061743" calcext:value-type="float">
            <text:p>0.061743</text:p>
          </table:table-cell>
          <table:table-cell office:value-type="float" office:value="0.060818" calcext:value-type="float">
            <text:p>0.060818</text:p>
          </table:table-cell>
          <table:table-cell table:style-name="ce61" office:value-type="float" office:value="0.066257" calcext:value-type="float">
            <text:p>0.066257</text:p>
          </table:table-cell>
          <table:table-cell table:style-name="ce150" office:value-type="float" office:value="0.066339" calcext:value-type="float">
            <text:p>0.066339</text:p>
          </table:table-cell>
          <table:table-cell table:style-name="ce150" office:value-type="float" office:value="0.065588" calcext:value-type="float">
            <text:p>0.065588</text:p>
          </table:table-cell>
          <table:table-cell table:style-name="ce150" office:value-type="float" office:value="0.065171" calcext:value-type="float">
            <text:p>0.065171</text:p>
          </table:table-cell>
          <table:table-cell table:style-name="ce150" office:value-type="float" office:value="0.06588" calcext:value-type="float">
            <text:p>0.06588</text:p>
          </table:table-cell>
          <table:table-cell office:value-type="float" office:value="0.066246" calcext:value-type="float">
            <text:p>0.066246</text:p>
          </table:table-cell>
          <table:table-cell office:value-type="float" office:value="0.065033" calcext:value-type="float">
            <text:p>0.065033</text:p>
          </table:table-cell>
          <table:table-cell office:value-type="float" office:value="0.065845" calcext:value-type="float">
            <text:p>0.065845</text:p>
          </table:table-cell>
          <table:table-cell office:value-type="float" office:value="0.063776" calcext:value-type="float">
            <text:p>0.063776</text:p>
          </table:table-cell>
          <table:table-cell/>
        </table:table-row>
        <table:table-row table:style-name="ro1">
          <table:table-cell/>
          <table:table-cell table:formula="of:=AVERAGE([.B15:.B17])" office:value-type="float" office:value="0.072007" calcext:value-type="float">
            <text:p>0.072007</text:p>
          </table:table-cell>
          <table:table-cell table:formula="of:=AVERAGE([.C15:.C17])" office:value-type="float" office:value="0.0716963333333333" calcext:value-type="float">
            <text:p>0.071696333333333</text:p>
          </table:table-cell>
          <table:table-cell table:formula="of:=AVERAGE([.D15:.D17])" office:value-type="float" office:value="0.0686886666666667" calcext:value-type="float">
            <text:p>0.068688666666667</text:p>
          </table:table-cell>
          <table:table-cell table:style-name="ce61" table:formula="of:=AVERAGE([.E15:.E17])" office:value-type="float" office:value="0.0647596666666667" calcext:value-type="float">
            <text:p>0.064759666666667</text:p>
          </table:table-cell>
          <table:table-cell table:style-name="ce111" table:formula="of:=AVERAGE([.F15:.F17])" office:value-type="float" office:value="0.0803206666666667" calcext:value-type="float">
            <text:p>0.080320666666667</text:p>
          </table:table-cell>
          <table:table-cell table:style-name="ce111" table:formula="of:=AVERAGE([.G15:.G17])" office:value-type="float" office:value="0.0782866666666667" calcext:value-type="float">
            <text:p>0.078286666666667</text:p>
          </table:table-cell>
          <table:table-cell table:style-name="ce111" table:formula="of:=AVERAGE([.H15:.H17])" office:value-type="float" office:value="0.0654866666666667" calcext:value-type="float">
            <text:p>0.065486666666667</text:p>
          </table:table-cell>
          <table:table-cell table:style-name="ce111" table:formula="of:=AVERAGE([.I15:.I17])" office:value-type="float" office:value="0.068227" calcext:value-type="float">
            <text:p>0.068227</text:p>
          </table:table-cell>
          <table:table-cell table:formula="of:=AVERAGE([.J15:.J17])" office:value-type="float" office:value="0.0800923333333333" calcext:value-type="float">
            <text:p>0.080092333333333</text:p>
          </table:table-cell>
          <table:table-cell table:formula="of:=AVERAGE([.K15:.K17])" office:value-type="float" office:value="0.0761196666666667" calcext:value-type="float">
            <text:p>0.076119666666667</text:p>
          </table:table-cell>
          <table:table-cell table:style-name="ce111" table:formula="of:=AVERAGE([.L15:.L17])" office:value-type="float" office:value="0.0653366666666667" calcext:value-type="float">
            <text:p>0.065336666666667</text:p>
          </table:table-cell>
          <table:table-cell table:formula="of:=AVERAGE([.M15:.M17])" office:value-type="float" office:value="0.0692163333333333" calcext:value-type="float">
            <text:p>0.069216333333333</text:p>
          </table:table-cell>
          <table:table-cell/>
        </table:table-row>
        <table:table-row table:style-name="ro1" table:number-rows-repeated="2">
          <table:table-cell table:style-name="Default" table:number-columns-repeated="4"/>
          <table:table-cell table:number-columns-repeated="5"/>
          <table:table-cell table:style-name="Default" table:number-columns-repeated="4"/>
          <table:table-cell/>
        </table:table-row>
        <table:table-row table:style-name="ro1">
          <table:table-cell table:style-name="Default" office:value-type="string" calcext:value-type="string">
            <text:p>Regularization =0</text:p>
          </table:table-cell>
          <table:table-cell table:style-name="Default"/>
          <table:table-cell table:style-name="Default" office:value-type="string" calcext:value-type="string">
            <text:p>Dataset:Battery</text:p>
          </table:table-cell>
          <table:table-cell table:style-name="Default"/>
          <table:table-cell table:number-columns-repeated="5"/>
          <table:table-cell table:style-name="Default" table:number-columns-repeated="4"/>
          <table:table-cell/>
        </table:table-row>
        <table:table-row table:style-name="ro1">
          <table:table-cell table:style-name="ce114"/>
          <table:table-cell table:style-name="ce56" office:value-type="string" calcext:value-type="string" table:number-columns-spanned="4" table:number-rows-spanned="1">
            <text:p>Epochs 1</text:p>
          </table:table-cell>
          <table:covered-table-cell table:number-columns-repeated="3" table:style-name="ce114"/>
          <table:table-cell table:style-name="ce56" office:value-type="string" calcext:value-type="string" table:number-columns-spanned="4" table:number-rows-spanned="1">
            <text:p>Epochs 5</text:p>
          </table:table-cell>
          <table:covered-table-cell table:number-columns-repeated="3" table:style-name="ce114"/>
          <table:table-cell table:style-name="ce98" office:value-type="string" calcext:value-type="string" table:number-columns-spanned="4" table:number-rows-spanned="1">
            <text:p>Epochs 10</text:p>
          </table:table-cell>
          <table:covered-table-cell table:number-columns-repeated="3" table:style-name="ce99"/>
          <table:table-cell/>
        </table:table-row>
        <table:table-row table:style-name="ro1">
          <table:table-cell/>
          <table:table-cell office:value-type="float" office:value="0.00001" calcext:value-type="float">
            <text:p>1E-05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1" calcext:value-type="float">
            <text:p>0.001</text:p>
          </table:table-cell>
          <table:table-cell table:style-name="ce111" office:value-type="float" office:value="0.01" calcext:value-type="float">
            <text:p>0.01</text:p>
          </table:table-cell>
          <table:table-cell table:style-name="ce111" office:value-type="float" office:value="0.00001" calcext:value-type="float">
            <text:p>1E-05</text:p>
          </table:table-cell>
          <table:table-cell table:style-name="ce111" office:value-type="float" office:value="0.0001" calcext:value-type="float">
            <text:p>0.0001</text:p>
          </table:table-cell>
          <table:table-cell table:style-name="ce111" office:value-type="float" office:value="0.001" calcext:value-type="float">
            <text:p>0.001</text:p>
          </table:table-cell>
          <table:table-cell table:style-name="ce111" office:value-type="float" office:value="0.01" calcext:value-type="float">
            <text:p>0.01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" calcext:value-type="float">
            <text:p>0.01</text:p>
          </table:table-cell>
          <table:table-cell/>
        </table:table-row>
        <table:table-row table:style-name="ro1">
          <table:table-cell office:value-type="string" calcext:value-type="string">
            <text:p>Trial1</text:p>
          </table:table-cell>
          <table:table-cell table:number-columns-repeated="3"/>
          <table:table-cell table:style-name="ce61"/>
          <table:table-cell table:style-name="ce150" table:number-columns-repeated="4"/>
          <table:table-cell table:number-columns-repeated="5"/>
        </table:table-row>
        <table:table-row table:style-name="ro1">
          <table:table-cell office:value-type="string" calcext:value-type="string">
            <text:p>Trial2</text:p>
          </table:table-cell>
          <table:table-cell table:number-columns-repeated="3"/>
          <table:table-cell table:style-name="ce61"/>
          <table:table-cell table:style-name="ce150" table:number-columns-repeated="4"/>
          <table:table-cell table:number-columns-repeated="5"/>
        </table:table-row>
        <table:table-row table:style-name="ro1">
          <table:table-cell office:value-type="string" calcext:value-type="string">
            <text:p>Trial3</text:p>
          </table:table-cell>
          <table:table-cell table:number-columns-repeated="3"/>
          <table:table-cell table:style-name="ce61"/>
          <table:table-cell table:style-name="ce150" table:number-columns-repeated="4"/>
          <table:table-cell table:number-columns-repeated="5"/>
        </table:table-row>
        <table:table-row table:style-name="ro1">
          <table:table-cell table:number-columns-repeated="4"/>
          <table:table-cell table:style-name="ce61"/>
          <table:table-cell table:style-name="ce111" table:number-columns-repeated="4"/>
          <table:table-cell table:number-columns-repeated="2"/>
          <table:table-cell table:style-name="ce111"/>
          <table:table-cell table:number-columns-repeated="2"/>
        </table:table-row>
        <table:table-row table:style-name="ro1" table:number-rows-repeated="2">
          <table:table-cell table:style-name="Default" table:number-columns-repeated="4"/>
          <table:table-cell table:number-columns-repeated="5"/>
          <table:table-cell table:style-name="Default" table:number-columns-repeated="4"/>
          <table:table-cell/>
        </table:table-row>
        <table:table-row table:style-name="ro1">
          <table:table-cell table:style-name="Default" office:value-type="string" calcext:value-type="string">
            <text:p>Regularization =0</text:p>
          </table:table-cell>
          <table:table-cell table:style-name="Default"/>
          <table:table-cell table:style-name="Default" office:value-type="string" calcext:value-type="string">
            <text:p>Dataset: HR</text:p>
          </table:table-cell>
          <table:table-cell table:style-name="Default"/>
          <table:table-cell table:number-columns-repeated="5"/>
          <table:table-cell table:style-name="Default" table:number-columns-repeated="4"/>
          <table:table-cell/>
        </table:table-row>
        <table:table-row table:style-name="ro1">
          <table:table-cell table:style-name="ce114"/>
          <table:table-cell table:style-name="ce56" office:value-type="string" calcext:value-type="string" table:number-columns-spanned="4" table:number-rows-spanned="1">
            <text:p>Epochs 1</text:p>
          </table:table-cell>
          <table:covered-table-cell table:number-columns-repeated="3" table:style-name="ce114"/>
          <table:table-cell table:style-name="ce56" office:value-type="string" calcext:value-type="string" table:number-columns-spanned="4" table:number-rows-spanned="1">
            <text:p>Epochs 5</text:p>
          </table:table-cell>
          <table:covered-table-cell table:number-columns-repeated="3" table:style-name="ce114"/>
          <table:table-cell table:style-name="ce98" office:value-type="string" calcext:value-type="string" table:number-columns-spanned="4" table:number-rows-spanned="1">
            <text:p>Epochs 10</text:p>
          </table:table-cell>
          <table:covered-table-cell table:number-columns-repeated="3" table:style-name="ce99"/>
          <table:table-cell/>
        </table:table-row>
        <table:table-row table:style-name="ro1">
          <table:table-cell/>
          <table:table-cell office:value-type="float" office:value="0.00001" calcext:value-type="float">
            <text:p>1E-05</text:p>
          </table:table-cell>
          <table:table-cell table:style-name="ce61" office:value-type="float" office:value="0.0001" calcext:value-type="float">
            <text:p>0.0001</text:p>
          </table:table-cell>
          <table:table-cell office:value-type="float" office:value="0.001" calcext:value-type="float">
            <text:p>0.001</text:p>
          </table:table-cell>
          <table:table-cell table:style-name="ce111" office:value-type="float" office:value="0.01" calcext:value-type="float">
            <text:p>0.01</text:p>
          </table:table-cell>
          <table:table-cell table:style-name="ce111" office:value-type="float" office:value="0.00001" calcext:value-type="float">
            <text:p>1E-05</text:p>
          </table:table-cell>
          <table:table-cell table:style-name="ce111" office:value-type="float" office:value="0.0001" calcext:value-type="float">
            <text:p>0.0001</text:p>
          </table:table-cell>
          <table:table-cell table:style-name="ce111" office:value-type="float" office:value="0.001" calcext:value-type="float">
            <text:p>0.001</text:p>
          </table:table-cell>
          <table:table-cell table:style-name="ce111" office:value-type="float" office:value="0.01" calcext:value-type="float">
            <text:p>0.01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" calcext:value-type="float">
            <text:p>0.01</text:p>
          </table:table-cell>
          <table:table-cell/>
        </table:table-row>
        <table:table-row table:style-name="ro1">
          <table:table-cell office:value-type="string" calcext:value-type="string">
            <text:p>Trial1</text:p>
          </table:table-cell>
          <table:table-cell office:value-type="float" office:value="0.1961" calcext:value-type="float">
            <text:p>0.1961</text:p>
          </table:table-cell>
          <table:table-cell table:style-name="ce61" office:value-type="string" calcext:value-type="string">
            <text:p>0,196131</text:p>
          </table:table-cell>
          <table:table-cell office:value-type="float" office:value="0.195939" calcext:value-type="float">
            <text:p>0.195939</text:p>
          </table:table-cell>
          <table:table-cell table:style-name="ce74" office:value-type="float" office:value="0.194087" calcext:value-type="float">
            <text:p>0.194087</text:p>
          </table:table-cell>
          <table:table-cell table:style-name="ce150" office:value-type="float" office:value="0.214985" calcext:value-type="float">
            <text:p>0.214985</text:p>
          </table:table-cell>
          <table:table-cell table:style-name="ce150" office:value-type="float" office:value="0.214904" calcext:value-type="float">
            <text:p>0.214904</text:p>
          </table:table-cell>
          <table:table-cell table:style-name="ce150" office:value-type="float" office:value="0.21441" calcext:value-type="float">
            <text:p>0.21441</text:p>
          </table:table-cell>
          <table:table-cell table:style-name="ce150" office:value-type="float" office:value="0.207796" calcext:value-type="float">
            <text:p>0.207796</text:p>
          </table:table-cell>
          <table:table-cell office:value-type="float" office:value="0.214976" calcext:value-type="float">
            <text:p>0.214976</text:p>
          </table:table-cell>
          <table:table-cell office:value-type="float" office:value="0.214814" calcext:value-type="float">
            <text:p>0.214814</text:p>
          </table:table-cell>
          <table:table-cell office:value-type="float" office:value="0.21326" calcext:value-type="float">
            <text:p>0.21326</text:p>
          </table:table-cell>
          <table:table-cell office:value-type="float" office:value="0.204227" calcext:value-type="float">
            <text:p>0.204227</text:p>
          </table:table-cell>
          <table:table-cell/>
        </table:table-row>
        <table:table-row table:style-name="ro1">
          <table:table-cell office:value-type="string" calcext:value-type="string">
            <text:p>Trial2</text:p>
          </table:table-cell>
          <table:table-cell office:value-type="float" office:value="0.179189" calcext:value-type="float">
            <text:p>0.179189</text:p>
          </table:table-cell>
          <table:table-cell table:style-name="ce61" office:value-type="float" office:value="0.170156" calcext:value-type="float">
            <text:p>0.170156</text:p>
          </table:table-cell>
          <table:table-cell office:value-type="float" office:value="0.178828" calcext:value-type="float">
            <text:p>0.178828</text:p>
          </table:table-cell>
          <table:table-cell table:style-name="ce74" office:value-type="float" office:value="0.175626" calcext:value-type="float">
            <text:p>0.175626</text:p>
          </table:table-cell>
          <table:table-cell table:style-name="ce150" office:value-type="float" office:value="0.190218" calcext:value-type="float">
            <text:p>0.190218</text:p>
          </table:table-cell>
          <table:table-cell table:style-name="ce150" office:value-type="float" office:value="0.190067" calcext:value-type="float">
            <text:p>0.190067</text:p>
          </table:table-cell>
          <table:table-cell table:style-name="ce150" office:value-type="float" office:value="0.188569" calcext:value-type="float">
            <text:p>0.188569</text:p>
          </table:table-cell>
          <table:table-cell table:style-name="ce150" office:value-type="float" office:value="0.175409" calcext:value-type="float">
            <text:p>0.175409</text:p>
          </table:table-cell>
          <table:table-cell office:value-type="float" office:value="0.190201" calcext:value-type="float">
            <text:p>0.190201</text:p>
          </table:table-cell>
          <table:table-cell office:value-type="float" office:value="0.189899" calcext:value-type="float">
            <text:p>0.189899</text:p>
          </table:table-cell>
          <table:table-cell office:value-type="float" office:value="0.186938" calcext:value-type="float">
            <text:p>0.186938</text:p>
          </table:table-cell>
          <table:table-cell office:value-type="float" office:value="0.16534" calcext:value-type="float">
            <text:p>0.16534</text:p>
          </table:table-cell>
          <table:table-cell/>
        </table:table-row>
        <table:table-row table:style-name="ro1">
          <table:table-cell office:value-type="string" calcext:value-type="string">
            <text:p>Trial3</text:p>
          </table:table-cell>
          <table:table-cell office:value-type="float" office:value="0.181258" calcext:value-type="float">
            <text:p>0.181258</text:p>
          </table:table-cell>
          <table:table-cell table:style-name="ce61" office:value-type="float" office:value="0.181217" calcext:value-type="float">
            <text:p>0.181217</text:p>
          </table:table-cell>
          <table:table-cell office:value-type="float" office:value="0.180812" calcext:value-type="float">
            <text:p>0.180812</text:p>
          </table:table-cell>
          <table:table-cell table:style-name="ce74" office:value-type="float" office:value="0.176907" calcext:value-type="float">
            <text:p>0.176907</text:p>
          </table:table-cell>
          <table:table-cell table:style-name="ce150" office:value-type="float" office:value="0.211216" calcext:value-type="float">
            <text:p>0.211216</text:p>
          </table:table-cell>
          <table:table-cell table:style-name="ce150" office:value-type="float" office:value="0.211011" calcext:value-type="float">
            <text:p>0.211011</text:p>
          </table:table-cell>
          <table:table-cell table:style-name="ce150" office:value-type="float" office:value="0.209006" calcext:value-type="float">
            <text:p>0.209006</text:p>
          </table:table-cell>
          <table:table-cell table:style-name="ce150" office:value-type="float" office:value="0.193235" calcext:value-type="float">
            <text:p>0.193235</text:p>
          </table:table-cell>
          <table:table-cell office:value-type="float" office:value="0.211193" calcext:value-type="float">
            <text:p>0.211193</text:p>
          </table:table-cell>
          <table:table-cell office:value-type="float" office:value="0.210784" calcext:value-type="float">
            <text:p>0.210784</text:p>
          </table:table-cell>
          <table:table-cell office:value-type="float" office:value="0.206881" calcext:value-type="float">
            <text:p>0.206881</text:p>
          </table:table-cell>
          <table:table-cell office:value-type="float" office:value="0.184063" calcext:value-type="float">
            <text:p>0.184063</text:p>
          </table:table-cell>
          <table:table-cell/>
        </table:table-row>
        <table:table-row table:style-name="ro1">
          <table:table-cell/>
          <table:table-cell table:formula="of:=AVERAGE([.B33:.B35])" office:value-type="float" office:value="0.185515666666667" calcext:value-type="float">
            <text:p>0.185515666666667</text:p>
          </table:table-cell>
          <table:table-cell table:style-name="ce61" table:formula="of:=AVERAGE([.C33:.C35])" office:value-type="float" office:value="0.1756865" calcext:value-type="float">
            <text:p>0.1756865</text:p>
          </table:table-cell>
          <table:table-cell table:formula="of:=AVERAGE([.D33:.D35])" office:value-type="float" office:value="0.185193" calcext:value-type="float">
            <text:p>0.185193</text:p>
          </table:table-cell>
          <table:table-cell table:style-name="ce111" table:formula="of:=AVERAGE([.E33:.E35])" office:value-type="float" office:value="0.182206666666667" calcext:value-type="float">
            <text:p>0.182206666666667</text:p>
          </table:table-cell>
          <table:table-cell table:style-name="ce111" table:formula="of:=AVERAGE([.F33:.F35])" office:value-type="float" office:value="0.205473" calcext:value-type="float">
            <text:p>0.205473</text:p>
          </table:table-cell>
          <table:table-cell table:style-name="ce111" table:formula="of:=AVERAGE([.G33:.G35])" office:value-type="float" office:value="0.205327333333333" calcext:value-type="float">
            <text:p>0.205327333333333</text:p>
          </table:table-cell>
          <table:table-cell table:style-name="ce111" table:formula="of:=AVERAGE([.H33:.H35])" office:value-type="float" office:value="0.203995" calcext:value-type="float">
            <text:p>0.203995</text:p>
          </table:table-cell>
          <table:table-cell table:style-name="ce111" table:formula="of:=AVERAGE([.I33:.I35])" office:value-type="float" office:value="0.192146666666667" calcext:value-type="float">
            <text:p>0.192146666666667</text:p>
          </table:table-cell>
          <table:table-cell table:formula="of:=AVERAGE([.J33:.J35])" office:value-type="float" office:value="0.205456666666667" calcext:value-type="float">
            <text:p>0.205456666666667</text:p>
          </table:table-cell>
          <table:table-cell table:formula="of:=AVERAGE([.K33:.K35])" office:value-type="float" office:value="0.205165666666667" calcext:value-type="float">
            <text:p>0.205165666666667</text:p>
          </table:table-cell>
          <table:table-cell table:style-name="ce111" table:formula="of:=AVERAGE([.L33:.L35])" office:value-type="float" office:value="0.202359666666667" calcext:value-type="float">
            <text:p>0.202359666666667</text:p>
          </table:table-cell>
          <table:table-cell table:formula="of:=AVERAGE([.M33:.M35])" office:value-type="float" office:value="0.184543333333333" calcext:value-type="float">
            <text:p>0.184543333333333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Mono" svg:font-family="'Liberation Mono', 'Courier New', 'DejaVu Sans Mono', 'Lucida Sans Typewriter'" style:font-family-generic="modern" style:font-pitch="fixed"/>
    <style:font-face style:name="Lucida Console" svg:font-family="'Lucida Console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4" loext:min-decimal-places="14" number:min-integer-digits="1"/>
    </number:number-style>
    <number:number-style style:name="N122">
      <number:number number:decimal-places="1" loext:min-decimal-places="1" number:min-integer-digits="1"/>
    </number:number-style>
    <number:number-style style:name="N123">
      <number:number number:decimal-places="3" loext:min-decimal-places="3" number:min-integer-digits="1"/>
    </number:number-style>
    <number:number-style style:name="N124">
      <number:number number:decimal-places="4" loext:min-decimal-places="4" number:min-integer-digits="1"/>
    </number:number-style>
    <number:number-style style:name="N125">
      <number:number number:decimal-places="15" loext:min-decimal-places="15" number:min-integer-digits="1"/>
    </number:number-style>
    <number:number-style style:name="N126">
      <number:number number:decimal-places="13" loext:min-decimal-places="13" number:min-integer-digits="1"/>
    </number:number-style>
    <number:number-style style:name="N127">
      <number:number number:decimal-places="12" loext:min-decimal-places="12" number:min-integer-digits="1"/>
    </number:number-style>
    <number:number-style style:name="N128">
      <number:number number:decimal-places="11" loext:min-decimal-places="11" number:min-integer-digits="1"/>
    </number:number-style>
    <number:number-style style:name="N129">
      <number:number number:decimal-places="10" loext:min-decimal-places="10" number:min-integer-digits="1"/>
    </number:number-style>
    <number:number-style style:name="N130">
      <number:number number:decimal-places="9" loext:min-decimal-places="9" number:min-integer-digits="1"/>
    </number:number-style>
    <number:number-style style:name="N131">
      <number:number number:decimal-places="8" loext:min-decimal-places="8" number:min-integer-digits="1"/>
    </number:number-style>
    <number:number-style style:name="N132">
      <number:number number:decimal-places="7" loext:min-decimal-places="7" number:min-integer-digits="1"/>
    </number:number-style>
    <number:number-style style:name="N133">
      <number:number number:decimal-places="5" loext:min-decimal-places="5" number:min-integer-digits="1"/>
    </number:number-style>
    <number:number-style style:name="N134">
      <number:number number:decimal-places="6" loext:min-decimal-places="6" number:min-integer-digits="1"/>
    </number:number-style>
    <number:number-style style:name="N135">
      <number:number number:decimal-places="16" loext:min-decimal-places="16" number:min-integer-digits="1"/>
    </number:number-style>
    <number:number-style style:name="N136">
      <number:number number:decimal-places="17" loext:min-decimal-places="17" number:min-integer-digits="1"/>
    </number:number-style>
    <number:number-style style:name="N137">
      <number:number number:decimal-places="18" loext:min-decimal-places="18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2">00/00/0000</text:date>, <text:time style:data-style-name="N2" text:time-value="10:35:05.88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8-11T15:28:45.673000000</meta:creation-date>
    <dc:date>2020-10-02T16:07:50.608000000</dc:date>
    <meta:editing-duration>P2DT6H27M59S</meta:editing-duration>
    <meta:editing-cycles>68</meta:editing-cycles>
    <meta:generator>LibreOffice/6.4.3.2$Windows_X86_64 LibreOffice_project/747b5d0ebf89f41c860ec2a39efd7cb15b54f2d8</meta:generator>
    <meta:document-statistic meta:table-count="10" meta:cell-count="1840" meta:object-count="0"/>
  </office:meta>
</office:document-meta>
</file>